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07cm"/>
    </style:style>
    <style:style style:name="co2" style:family="table-column">
      <style:table-column-properties fo:break-before="auto" style:column-width="11.001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Escola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Telefone</text:p>
          </table:table-cell>
          <table:table-cell office:value-type="string" calcext:value-type="string">
            <text:p>RPA</text:p>
          </table:table-cell>
        </table:table-row>
        <table:table-row table:style-name="ro1">
          <table:table-cell office:value-type="string" calcext:value-type="string">
            <text:p>ALMIRANTE SOARES DUTRA</text:p>
          </table:table-cell>
          <table:table-cell office:value-type="string" calcext:value-type="string">
            <text:p>CAMUTANGA 180 50090380</text:p>
          </table:table-cell>
          <table:table-cell office:value-type="string" calcext:value-type="string">
            <text:p>CABANGA</text:p>
          </table:table-cell>
          <table:table-cell office:value-type="float" office:value="8133553880" calcext:value-type="float">
            <text:p>81335538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 ROSA FALCAO DE CARVALHO</text:p>
          </table:table-cell>
          <table:table-cell office:value-type="string" calcext:value-type="string">
            <text:p>JOAO LYRA S/N 50050550</text:p>
          </table:table-cell>
          <table:table-cell office:value-type="string" calcext:value-type="string">
            <text:p>SANTO AMARO</text:p>
          </table:table-cell>
          <table:table-cell office:value-type="float" office:value="8133556546" calcext:value-type="float">
            <text:p>8133556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LSA ESCOLA MUNICIPAL</text:p>
          </table:table-cell>
          <table:table-cell office:value-type="string" calcext:value-type="string">
            <text:p>GENERAL ABREU E LIMA S/N 50040210</text:p>
          </table:table-cell>
          <table:table-cell office:value-type="string" calcext:value-type="string">
            <text:p>SANTO AMARO</text:p>
          </table:table-cell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 - BLOCO A DEGEP</text:p>
          </table:table-cell>
          <table:table-cell office:value-type="string" calcext:value-type="string">
            <text:p>FREI MATIAS TEVIS S/N 50050470</text:p>
          </table:table-cell>
          <table:table-cell office:value-type="string" calcext:value-type="string">
            <text:p>ILHA DO LEITE</text:p>
          </table:table-cell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 - BLOCO A DEGRE</text:p>
          </table:table-cell>
          <table:table-cell office:value-type="string" calcext:value-type="string">
            <text:p>FREI MATIAS TEVIS S/N 50050470</text:p>
          </table:table-cell>
          <table:table-cell office:value-type="string" calcext:value-type="string">
            <text:p>ILHA DO LEITE</text:p>
          </table:table-cell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 - BLOCO B DEGRE</text:p>
          </table:table-cell>
          <table:table-cell office:value-type="string" calcext:value-type="string">
            <text:p>FREI MATIAS TEVIS S/N 50050470</text:p>
          </table:table-cell>
          <table:table-cell office:value-type="string" calcext:value-type="string">
            <text:p>ILHA DO LEITE</text:p>
          </table:table-cell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DADAO HERBERT DE SOUZA</text:p>
          </table:table-cell>
          <table:table-cell office:value-type="string" calcext:value-type="string">
            <text:p>ARNOBIO MARQUES 310 CAMPUS UPE 50100130</text:p>
          </table:table-cell>
          <table:table-cell office:value-type="string" calcext:value-type="string">
            <text:p>SANTO AMARO</text:p>
          </table:table-cell>
          <table:table-cell office:value-type="float" office:value="8133554080" calcext:value-type="float">
            <text:p>81335540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ELHINHO PENSANTE</text:p>
          </table:table-cell>
          <table:table-cell office:value-type="string" calcext:value-type="string">
            <text:p>FATIMA TEIXEIRA S/N 50110400</text:p>
          </table:table-cell>
          <table:table-cell office:value-type="string" calcext:value-type="string">
            <text:p>SANTO AMARO</text:p>
          </table:table-cell>
          <table:table-cell office:value-type="float" office:value="8133554340" calcext:value-type="float">
            <text:p>81335543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RECHE ESCOLA DEPUTADO ALCIDES TEIXEIRA</text:p>
          </table:table-cell>
          <table:table-cell office:value-type="string" calcext:value-type="string">
            <text:p>1193 50040200</text:p>
          </table:table-cell>
          <table:table-cell office:value-type="string" calcext:value-type="string">
            <text:p>SANTO AMARO</text:p>
          </table:table-cell>
          <table:table-cell office:value-type="float" office:value="8133553422" calcext:value-type="float">
            <text:p>81335534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 COQUE</text:p>
          </table:table-cell>
          <table:table-cell office:value-type="string" calcext:value-type="string">
            <text:p>MIRANDOPOLIS 35 COQUE 50080320</text:p>
          </table:table-cell>
          <table:table-cell office:value-type="string" calcext:value-type="string">
            <text:p>ILHA JOANA BEZERRA</text:p>
          </table:table-cell>
          <table:table-cell office:value-type="float" office:value="8133553636" calcext:value-type="float">
            <text:p>8133553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 PILAR</text:p>
          </table:table-cell>
          <table:table-cell office:value-type="string" calcext:value-type="string">
            <text:p>RUA DO OCIDENTE S/N 50030420</text:p>
          </table:table-cell>
          <table:table-cell office:value-type="string" calcext:value-type="string">
            <text:p>RECIFE</text:p>
          </table:table-cell>
          <table:table-cell office:value-type="float" office:value="8133554082" calcext:value-type="float">
            <text:p>81335540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 COELHOS</text:p>
          </table:table-cell>
          <table:table-cell office:value-type="string" calcext:value-type="string">
            <text:p>DOS COELHOS 591 BOA VISTA 50070555</text:p>
          </table:table-cell>
          <table:table-cell office:value-type="string" calcext:value-type="string">
            <text:p>COELHOS</text:p>
          </table:table-cell>
          <table:table-cell office:value-type="float" office:value="8133553486" calcext:value-type="float">
            <text:p>81335534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UTOR ALBERICO DORNELAS CAMARA</text:p>
          </table:table-cell>
          <table:table-cell office:value-type="string" calcext:value-type="string">
            <text:p>CAIS DO APOLO 925 50030903</text:p>
          </table:table-cell>
          <table:table-cell office:value-type="string" calcext:value-type="string">
            <text:p>RECIFE</text:p>
          </table:table-cell>
          <table:table-cell office:value-type="float" office:value="8133559216" calcext:value-type="float">
            <text:p>8133559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I TADEU GLASER</text:p>
          </table:table-cell>
          <table:table-cell office:value-type="string" calcext:value-type="string">
            <text:p>AGAMENON MAGALHAES 600 50110110</text:p>
          </table:table-cell>
          <table:table-cell office:value-type="string" calcext:value-type="string">
            <text:p>SANTO AMARO</text:p>
          </table:table-cell>
          <table:table-cell office:value-type="float" office:value="8133553576" calcext:value-type="float">
            <text:p>8133553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 EMIDIO DANTAS BARRETO</text:p>
          </table:table-cell>
          <table:table-cell office:value-type="string" calcext:value-type="string">
            <text:p>DA SAUDADE 303 50100200</text:p>
          </table:table-cell>
          <table:table-cell office:value-type="string" calcext:value-type="string">
            <text:p>SANTO AMARO</text:p>
          </table:table-cell>
          <table:table-cell office:value-type="float" office:value="8133554061" calcext:value-type="float">
            <text:p>8133554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TADORES DO BEM</text:p>
          </table:table-cell>
          <table:table-cell office:value-type="string" calcext:value-type="string">
            <text:p>CORONEL VIRGILIO DE MEDEIROS 269 50110400</text:p>
          </table:table-cell>
          <table:table-cell office:value-type="string" calcext:value-type="string">
            <text:p>SANTO AMARO</text:p>
          </table:table-cell>
          <table:table-cell office:value-type="float" office:value="8133556318" calcext:value-type="float">
            <text:p>81335563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EZINHA DO COQUE</text:p>
          </table:table-cell>
          <table:table-cell office:value-type="string" calcext:value-type="string">
            <text:p>GUAPIRAMA S/N 50080730</text:p>
          </table:table-cell>
          <table:table-cell office:value-type="string" calcext:value-type="string">
            <text:p>ILHA JOANA BEZERRA</text:p>
          </table:table-cell>
          <table:table-cell office:value-type="float" office:value="8132322290" calcext:value-type="float">
            <text:p>81323222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SSA SENHORA DO PILAR</text:p>
          </table:table-cell>
          <table:table-cell office:value-type="string" calcext:value-type="string">
            <text:p>ALFREDO LISBOA S/N 50030260</text:p>
          </table:table-cell>
          <table:table-cell office:value-type="string" calcext:value-type="string">
            <text:p>RECIFE</text:p>
          </table:table-cell>
          <table:table-cell office:value-type="float" office:value="8133554528" calcext:value-type="float">
            <text:p>81335545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OVO MANGUE</text:p>
          </table:table-cell>
          <table:table-cell office:value-type="string" calcext:value-type="string">
            <text:p>AVENIDA CENTRAL 511 50080705</text:p>
          </table:table-cell>
          <table:table-cell office:value-type="string" calcext:value-type="string">
            <text:p>ILHA JOANA BEZERRA</text:p>
          </table:table-cell>
          <table:table-cell office:value-type="float" office:value="8133554536" calcext:value-type="float">
            <text:p>81335545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AO DA VIDA</text:p>
          </table:table-cell>
          <table:table-cell office:value-type="string" calcext:value-type="string">
            <text:p>08 50080340</text:p>
          </table:table-cell>
          <table:table-cell office:value-type="string" calcext:value-type="string">
            <text:p>ILHA JOANA BEZERRA</text:p>
          </table:table-cell>
          <table:table-cell office:value-type="float" office:value="8188119382" calcext:value-type="float">
            <text:p>8188119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R - SECRETARIA DE EDUCACAO</text:p>
          </table:table-cell>
          <table:table-cell office:value-type="string" calcext:value-type="string">
            <text:p>DO APOLO 925 4? ANDAR 50050470</text:p>
          </table:table-cell>
          <table:table-cell office:value-type="string" calcext:value-type="string">
            <text:p>RECIFE</text:p>
          </table:table-cell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DRO AUGUSTO</text:p>
          </table:table-cell>
          <table:table-cell office:value-type="string" calcext:value-type="string">
            <text:p>BARAO DE SAO BORJA 279 50070310</text:p>
          </table:table-cell>
          <table:table-cell office:value-type="string" calcext:value-type="string">
            <text:p>BOA VISTA</text:p>
          </table:table-cell>
          <table:table-cell office:value-type="float" office:value="8133554170" calcext:value-type="float">
            <text:p>81335541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O DIGITAL DO RECIFE</text:p>
          </table:table-cell>
          <table:table-cell office:value-type="string" calcext:value-type="string">
            <text:p>50 50030140</text:p>
          </table:table-cell>
          <table:table-cell office:value-type="string" calcext:value-type="string">
            <text:p>RECIFE</text:p>
          </table:table-cell>
          <table:table-cell office:value-type="float" office:value="8133556338" calcext:value-type="float">
            <text:p>81335563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ROFESSOR FRANCISCO DO AMARAL LOPES</text:p>
          </table:table-cell>
          <table:table-cell office:value-type="string" calcext:value-type="string">
            <text:p>AGAMENON MAGALHAES S/N 50100010</text:p>
          </table:table-cell>
          <table:table-cell office:value-type="string" calcext:value-type="string">
            <text:p>SANTO AMARO</text:p>
          </table:table-cell>
          <table:table-cell office:value-type="float" office:value="8185518327" calcext:value-type="float">
            <text:p>81855183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ROFESSOR JOSE DA COSTA PORTO</text:p>
          </table:table-cell>
          <table:table-cell office:value-type="string" calcext:value-type="string">
            <text:p>CABO EUTROPIO 660 50090590</text:p>
          </table:table-cell>
          <table:table-cell office:value-type="string" calcext:value-type="string">
            <text:p>ILHA JOANA BEZERRA</text:p>
          </table:table-cell>
          <table:table-cell office:value-type="float" office:value="81997172716" calcext:value-type="float">
            <text:p>819971727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ROFESSOR JOSUE DE CASTRO</text:p>
          </table:table-cell>
          <table:table-cell office:value-type="string" calcext:value-type="string">
            <text:p>MARTIN LUTHER KING 368 COQUE 50080090</text:p>
          </table:table-cell>
          <table:table-cell office:value-type="string" calcext:value-type="string">
            <text:p>ILHA JOANA BEZERRA</text:p>
          </table:table-cell>
          <table:table-cell office:value-type="float" office:value="8133553642" calcext:value-type="float">
            <text:p>81335536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ROG MANUEL BANDEIRA DE FORMACAO DE LEITORES</text:p>
          </table:table-cell>
          <table:table-cell office:value-type="string" calcext:value-type="string">
            <text:p>FREI MATIAS TEVES S/N 50070450</text:p>
          </table:table-cell>
          <table:table-cell office:value-type="string" calcext:value-type="string">
            <text:p>COELHOS</text:p>
          </table:table-cell>
          <table:table-cell office:value-type="float" office:value="8133555934" calcext:value-type="float">
            <text:p>81335559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ITOR JOAO ALFREDO</text:p>
          </table:table-cell>
          <table:table-cell office:value-type="string" calcext:value-type="string">
            <text:p>SENADOR JOSE HENRIQUE 160 50070460</text:p>
          </table:table-cell>
          <table:table-cell office:value-type="string" calcext:value-type="string">
            <text:p>ILHA DO LEITE</text:p>
          </table:table-cell>
          <table:table-cell office:value-type="float" office:value="8133553804" calcext:value-type="float">
            <text:p>8133553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O AMARO</text:p>
          </table:table-cell>
          <table:table-cell office:value-type="string" calcext:value-type="string">
            <text:p>NORTE 570 50100000</text:p>
          </table:table-cell>
          <table:table-cell office:value-type="string" calcext:value-type="string">
            <text:p>SANTO AMARO</text:p>
          </table:table-cell>
          <table:table-cell office:value-type="float" office:value="8133553696" calcext:value-type="float">
            <text:p>8133553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O DOMINGOS SAVIO</text:p>
          </table:table-cell>
          <table:table-cell office:value-type="string" calcext:value-type="string">
            <text:p>DOS CASADOS 164 50110520</text:p>
          </table:table-cell>
          <table:table-cell office:value-type="string" calcext:value-type="string">
            <text:p>SANTO AMARO</text:p>
          </table:table-cell>
          <table:table-cell office:value-type="float" office:value="8133554862" calcext:value-type="float">
            <text:p>81335548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ECRETARIA EXECUTIVA DE TECNOLOGIA CETEC</text:p>
          </table:table-cell>
          <table:table-cell office:value-type="string" calcext:value-type="string">
            <text:p>OLIVEIRA LIMA 824</text:p>
          </table:table-cell>
          <table:table-cell office:value-type="string" calcext:value-type="string">
            <text:p>BOA VISTA</text:p>
          </table:table-cell>
          <table:table-cell office:value-type="float" office:value="8133555450" calcext:value-type="float">
            <text:p>8133555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DE DA SABEDORIA</text:p>
          </table:table-cell>
          <table:table-cell office:value-type="string" calcext:value-type="string">
            <text:p>ARTEMIS 30 50110470</text:p>
          </table:table-cell>
          <table:table-cell office:value-type="string" calcext:value-type="string">
            <text:p>SANTO AMARO</text:p>
          </table:table-cell>
          <table:table-cell office:value-type="float" office:value="8133553442" calcext:value-type="float">
            <text:p>8133553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GIO LORETO</text:p>
          </table:table-cell>
          <table:table-cell office:value-type="string" calcext:value-type="string">
            <text:p>RUA DO MUNIZ S/N 50020068</text:p>
          </table:table-cell>
          <table:table-cell office:value-type="string" calcext:value-type="string">
            <text:p>SAO JOSE</text:p>
          </table:table-cell>
          <table:table-cell office:value-type="float" office:value="8133553228" calcext:value-type="float">
            <text:p>8133553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TIO DO CEU</text:p>
          </table:table-cell>
          <table:table-cell office:value-type="string" calcext:value-type="string">
            <text:p>ANCHIETA 85 50110150</text:p>
          </table:table-cell>
          <table:table-cell office:value-type="string" calcext:value-type="string">
            <text:p>SANTO AMARO</text:p>
          </table:table-cell>
          <table:table-cell office:value-type="float" office:value="8133554553" calcext:value-type="float">
            <text:p>81335545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OLDADO JOSE ANTONIO DO NASCIMENTO BOA VISTA</text:p>
          </table:table-cell>
          <table:table-cell office:value-type="string" calcext:value-type="string">
            <text:p>BENFICA 86 50070090</text:p>
          </table:table-cell>
          <table:table-cell office:value-type="string" calcext:value-type="string">
            <text:p>BOA VISTA</text:p>
          </table:table-cell>
          <table:table-cell office:value-type="float" office:value="8199946677" calcext:value-type="float">
            <text:p>81999466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EC JORNALISTA CRISTIANO DONATO</text:p>
          </table:table-cell>
          <table:table-cell office:value-type="string" calcext:value-type="string">
            <text:p>DA IMPERATRIZ TEREZA CRISTINA 182 50060120</text:p>
          </table:table-cell>
          <table:table-cell office:value-type="string" calcext:value-type="string">
            <text:p>BOA VISTA</text:p>
          </table:table-cell>
          <table:table-cell office:value-type="float" office:value="8133553972" calcext:value-type="float">
            <text:p>8133553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EC NOBREGA</text:p>
          </table:table-cell>
          <table:table-cell office:value-type="string" calcext:value-type="string">
            <text:p>OLIVEIRA LIMA 824 50050390</text:p>
          </table:table-cell>
          <table:table-cell office:value-type="string" calcext:value-type="string">
            <text:p>BOA VISTA</text:p>
          </table:table-cell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EC SANTO AMARO</text:p>
          </table:table-cell>
          <table:table-cell office:value-type="string" calcext:value-type="string">
            <text:p>DA SAUDADE 303 50100200</text:p>
          </table:table-cell>
          <table:table-cell office:value-type="string" calcext:value-type="string">
            <text:p>SANTO AMARO</text:p>
          </table:table-cell>
          <table:table-cell office:value-type="float" office:value="8133553800" calcext:value-type="float">
            <text:p>8133553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VO ARTUR</text:p>
          </table:table-cell>
          <table:table-cell office:value-type="string" calcext:value-type="string">
            <text:p>BEIRA RIO S/N 50060670</text:p>
          </table:table-cell>
          <table:table-cell office:value-type="string" calcext:value-type="string">
            <text:p>COELHOS</text:p>
          </table:table-cell>
          <table:table-cell office:value-type="float" office:value="8133554372" calcext:value-type="float">
            <text:p>8133554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DA ROMEU</text:p>
          </table:table-cell>
          <table:table-cell office:value-type="string" calcext:value-type="string">
            <text:p>CORREGO DO DEODATO 685 52211250</text:p>
          </table:table-cell>
          <table:table-cell office:value-type="string" calcext:value-type="string">
            <text:p>AGUA FRIA</text:p>
          </table:table-cell>
          <table:table-cell office:value-type="float" office:value="8133553490" calcext:value-type="float">
            <text:p>81335534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TO DO MARACANA</text:p>
          </table:table-cell>
          <table:table-cell office:value-type="string" calcext:value-type="string">
            <text:p>VILA FLOR 356 52150141</text:p>
          </table:table-cell>
          <table:table-cell office:value-type="string" calcext:value-type="string">
            <text:p>DOIS UNIDOS</text:p>
          </table:table-cell>
          <table:table-cell office:value-type="float" office:value="8133554887" calcext:value-type="float">
            <text:p>81335548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TO DO PASCOAL</text:p>
          </table:table-cell>
          <table:table-cell office:value-type="string" calcext:value-type="string">
            <text:p>LADEIRA DE PEDRA 1265 52111430</text:p>
          </table:table-cell>
          <table:table-cell office:value-type="string" calcext:value-type="string">
            <text:p>AGUA FRIA</text:p>
          </table:table-cell>
          <table:table-cell office:value-type="float" office:value="8133554221" calcext:value-type="float">
            <text:p>81335542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TO SANTA TEREZINHA</text:p>
          </table:table-cell>
          <table:table-cell office:value-type="string" calcext:value-type="string">
            <text:p>ANIBAL BENEVOLO SN 52131000</text:p>
          </table:table-cell>
          <table:table-cell office:value-type="string" calcext:value-type="string">
            <text:p>BEBERIBE</text:p>
          </table:table-cell>
          <table:table-cell office:value-type="float" office:value="8133553856" calcext:value-type="float">
            <text:p>813355385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ME AS CRIANCAS</text:p>
          </table:table-cell>
          <table:table-cell office:value-type="string" calcext:value-type="string">
            <text:p>ARLINDO CISNEIROS 23 52111175</text:p>
          </table:table-cell>
          <table:table-cell office:value-type="string" calcext:value-type="string">
            <text:p>BOMBA DO HEMETERIO</text:p>
          </table:table-cell>
          <table:table-cell office:value-type="float" office:value="8133553208" calcext:value-type="float">
            <text:p>81335532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A MAURICIA WANDERLEY</text:p>
          </table:table-cell>
          <table:table-cell office:value-type="string" calcext:value-type="string">
            <text:p>JOAO UZEDA LUNA 813 52111310</text:p>
          </table:table-cell>
          <table:table-cell office:value-type="string" calcext:value-type="string">
            <text:p>AGUA FRIA</text:p>
          </table:table-cell>
          <table:table-cell office:value-type="float" office:value="8133554890" calcext:value-type="float">
            <text:p>81335548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ITA PAES BARRETO</text:p>
          </table:table-cell>
          <table:table-cell office:value-type="string" calcext:value-type="string">
            <text:p>GERONCIO FALCAO 198 52221010</text:p>
          </table:table-cell>
          <table:table-cell office:value-type="string" calcext:value-type="string">
            <text:p>FUNDAO</text:p>
          </table:table-cell>
          <table:table-cell office:value-type="float" office:value="8134984125" calcext:value-type="float">
            <text:p>8134984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TONIO HERACLIO DO REGO</text:p>
          </table:table-cell>
          <table:table-cell office:value-type="string" calcext:value-type="string">
            <text:p>MANOEL SILVA 134 52120140</text:p>
          </table:table-cell>
          <table:table-cell office:value-type="string" calcext:value-type="string">
            <text:p>AGUA FRIA</text:p>
          </table:table-cell>
          <table:table-cell office:value-type="float" office:value="8133554228" calcext:value-type="float">
            <text:p>81335542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TONIO LUIZ</text:p>
          </table:table-cell>
          <table:table-cell office:value-type="string" calcext:value-type="string">
            <text:p>SAO JOAO BATISTA 134 52121080</text:p>
          </table:table-cell>
          <table:table-cell office:value-type="string" calcext:value-type="string">
            <text:p>AGUA FRIA</text:p>
          </table:table-cell>
          <table:table-cell office:value-type="float" office:value="8133553792" calcext:value-type="float">
            <text:p>81335537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TONIO LUIZ - ANEXO I</text:p>
          </table:table-cell>
          <table:table-cell office:value-type="string" calcext:value-type="string">
            <text:p>DAS MOCAS 1470 52121070</text:p>
          </table:table-cell>
          <table:table-cell office:value-type="string" calcext:value-type="string">
            <text:p>AGUA FRIA</text:p>
          </table:table-cell>
          <table:table-cell office:value-type="float" office:value="8133553792" calcext:value-type="float">
            <text:p>813355379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NTONIO TIBURCIO</text:p>
          </table:table-cell>
          <table:table-cell office:value-type="string" calcext:value-type="string">
            <text:p>TAMBOARA 356 52211005</text:p>
          </table:table-cell>
          <table:table-cell office:value-type="string" calcext:value-type="string">
            <text:p>ALTO SANTA TEREZINHA</text:p>
          </table:table-cell>
          <table:table-cell office:value-type="float" office:value="8133556873" calcext:value-type="float">
            <text:p>81335568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JUEIRO</text:p>
          </table:table-cell>
          <table:table-cell office:value-type="string" calcext:value-type="string">
            <text:p>ALICE TIBIRICA 453 52221310</text:p>
          </table:table-cell>
          <table:table-cell office:value-type="string" calcext:value-type="string">
            <text:p>CAJUEIRO</text:p>
          </table:table-cell>
          <table:table-cell office:value-type="float" office:value="8133556266" calcext:value-type="float">
            <text:p>81335562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MPINA DO BARRETO</text:p>
          </table:table-cell>
          <table:table-cell office:value-type="string" calcext:value-type="string">
            <text:p>VIRGILIO DE MELO FRANCO 28 52221280</text:p>
          </table:table-cell>
          <table:table-cell office:value-type="string" calcext:value-type="string">
            <text:p>CAJUEIRO</text:p>
          </table:table-cell>
          <table:table-cell office:value-type="float" office:value="8133554212" calcext:value-type="float">
            <text:p>813355421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ENTRO EDUCACIONAL COMUNITARIO REDENCAO</text:p>
          </table:table-cell>
          <table:table-cell office:value-type="string" calcext:value-type="string">
            <text:p>25 52121270</text:p>
          </table:table-cell>
          <table:table-cell office:value-type="string" calcext:value-type="string">
            <text:p>CAMPINA DO BARRETO</text:p>
          </table:table-cell>
          <table:table-cell office:value-type="float" office:value="8173322834" calcext:value-type="float">
            <text:p>817332283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ENTRO EDUCACIONAL MAGNO DELAMADRI</text:p>
          </table:table-cell>
          <table:table-cell office:value-type="string" calcext:value-type="string">
            <text:p>361 52131532</text:p>
          </table:table-cell>
          <table:table-cell office:value-type="string" calcext:value-type="string">
            <text:p>LINHA DO TIRO</text:p>
          </table:table-cell>
          <table:table-cell office:value-type="float" office:value="8132994996" calcext:value-type="float">
            <text:p>813299499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ENTRO EDUCACIONAL MIRIAM IMELDA</text:p>
          </table:table-cell>
          <table:table-cell office:value-type="string" calcext:value-type="string">
            <text:p>79 A 52150060</text:p>
          </table:table-cell>
          <table:table-cell office:value-type="string" calcext:value-type="string">
            <text:p>DOIS UNIDOS</text:p>
          </table:table-cell>
          <table:table-cell table:style-name="ce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ENTRO EDUCACIONAL MUNDO INFANTIL DO CHIE</text:p>
          </table:table-cell>
          <table:table-cell office:value-type="string" calcext:value-type="string">
            <text:p>126 52031475</text:p>
          </table:table-cell>
          <table:table-cell office:value-type="string" calcext:value-type="string">
            <text:p>CAMPO GRANDE</text:p>
          </table:table-cell>
          <table:table-cell office:value-type="float" office:value="8183500758" calcext:value-type="float">
            <text:p>8183500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POSITOR CAPIBA</text:p>
          </table:table-cell>
          <table:table-cell office:value-type="string" calcext:value-type="string">
            <text:p>PROFESSOR OTHON PARAISO 375 52030252</text:p>
          </table:table-cell>
          <table:table-cell office:value-type="string" calcext:value-type="string">
            <text:p>TORREAO</text:p>
          </table:table-cell>
          <table:table-cell office:value-type="float" office:value="8133553768" calcext:value-type="float">
            <text:p>813355376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MPOSITOR LEVINO FERREIRA</text:p>
          </table:table-cell>
          <table:table-cell office:value-type="string" calcext:value-type="string">
            <text:p>CORREGO JOSE GRANDE 1441 TERMINAL 52080040</text:p>
          </table:table-cell>
          <table:table-cell office:value-type="string" calcext:value-type="string">
            <text:p>ALTO JOSE BONIFACIO</text:p>
          </table:table-cell>
          <table:table-cell office:value-type="float" office:value="8133554922" calcext:value-type="float">
            <text:p>81335549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ECHE CAMPINA DO BARRET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PEIXINHOS</text:p>
          </table:table-cell>
          <table:table-cell table:style-name="ce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ECHE CORREGO DO DEODATO</text:p>
          </table:table-cell>
          <table:table-cell office:value-type="string" calcext:value-type="string">
            <text:p>S/N 52211150</text:p>
          </table:table-cell>
          <table:table-cell office:value-type="string" calcext:value-type="string">
            <text:p>AGUA FRIA</text:p>
          </table:table-cell>
          <table:table-cell table:style-name="ce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RECHE ESCOLA CORDEL INFANTIL - CECI</text:p>
          </table:table-cell>
          <table:table-cell office:value-type="string" calcext:value-type="string">
            <text:p>200 52121350</text:p>
          </table:table-cell>
          <table:table-cell office:value-type="string" calcext:value-type="string">
            <text:p>CAMPINA DO BARRETO</text:p>
          </table:table-cell>
          <table:table-cell office:value-type="float" office:value="8199893568" calcext:value-type="float">
            <text:p>819989356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RECHE ESCOLA MUNICIPAL JOAO AMAZONAS</text:p>
          </table:table-cell>
          <table:table-cell office:value-type="string" calcext:value-type="string">
            <text:p>DA BELA VISTA 284 52140340</text:p>
          </table:table-cell>
          <table:table-cell office:value-type="string" calcext:value-type="string">
            <text:p>DOIS UNIDOS</text:p>
          </table:table-cell>
          <table:table-cell office:value-type="float" office:value="8133554513" calcext:value-type="float">
            <text:p>813355451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E AGUA FRIA</text:p>
          </table:table-cell>
          <table:table-cell office:value-type="string" calcext:value-type="string">
            <text:p>DOS CRAVEIROS 500 52121370</text:p>
          </table:table-cell>
          <table:table-cell office:value-type="string" calcext:value-type="string">
            <text:p>CAMPINA DO BARRETO</text:p>
          </table:table-cell>
          <table:table-cell office:value-type="float" office:value="8133554488" calcext:value-type="float">
            <text:p>813355448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E AGUA FRIA - ANEXO</text:p>
          </table:table-cell>
          <table:table-cell office:value-type="string" calcext:value-type="string">
            <text:p>OLIMPIO TORRES S/N 52121050</text:p>
          </table:table-cell>
          <table:table-cell office:value-type="string" calcext:value-type="string">
            <text:p>CAMPINA DO BARRETO</text:p>
          </table:table-cell>
          <table:table-cell office:value-type="float" office:value="8133554489" calcext:value-type="float">
            <text:p>81335544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 BEBERIBE</text:p>
          </table:table-cell>
          <table:table-cell office:value-type="string" calcext:value-type="string">
            <text:p>MELANIO DE BARROS CORREIA 25 52131542</text:p>
          </table:table-cell>
          <table:table-cell office:value-type="string" calcext:value-type="string">
            <text:p>BEBERIBE</text:p>
          </table:table-cell>
          <table:table-cell office:value-type="float" office:value="8133553652" calcext:value-type="float">
            <text:p>81335536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US E AMOR</text:p>
          </table:table-cell>
          <table:table-cell office:value-type="string" calcext:value-type="string">
            <text:p>LADEIRA DE PEDRA 395 52111430</text:p>
          </table:table-cell>
          <table:table-cell office:value-type="string" calcext:value-type="string">
            <text:p>AGUA FRIA</text:p>
          </table:table-cell>
          <table:table-cell office:value-type="float" office:value="8133554216" calcext:value-type="float">
            <text:p>81335542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US E AMOR - ANEXO I</text:p>
          </table:table-cell>
          <table:table-cell office:value-type="string" calcext:value-type="string">
            <text:p>MANOEL LOPES SN 52111511</text:p>
          </table:table-cell>
          <table:table-cell office:value-type="string" calcext:value-type="string">
            <text:p>AGUA FRIA</text:p>
          </table:table-cell>
          <table:table-cell office:value-type="float" office:value="8133554216" calcext:value-type="float">
            <text:p>813355421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NGENHEIRO EDINALDO MIRANDA DE OLIVEIRA</text:p>
          </table:table-cell>
          <table:table-cell office:value-type="string" calcext:value-type="string">
            <text:p>INACIO GALVAO DOS SANTOS 304 52041210</text:p>
          </table:table-cell>
          <table:table-cell office:value-type="string" calcext:value-type="string">
            <text:p>ENCRUZILHADA</text:p>
          </table:table-cell>
          <table:table-cell office:value-type="float" office:value="8133553977" calcext:value-type="float">
            <text:p>813355397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SCOLA COMUNITARIA MARIA ESTEVAO</text:p>
          </table:table-cell>
          <table:table-cell office:value-type="string" calcext:value-type="string">
            <text:p>241 52140460</text:p>
          </table:table-cell>
          <table:table-cell office:value-type="string" calcext:value-type="string">
            <text:p>DOIS UNIDOS</text:p>
          </table:table-cell>
          <table:table-cell office:value-type="float" office:value="8185953115" calcext:value-type="float">
            <text:p>818595311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IRMA TEREZINHA BATISTA - ANEXO I</text:p>
          </table:table-cell>
          <table:table-cell office:value-type="string" calcext:value-type="string">
            <text:p>DOS CRAVEIROS 273 52121370</text:p>
          </table:table-cell>
          <table:table-cell office:value-type="string" calcext:value-type="string">
            <text:p>CAMPINA DO BARRETO</text:p>
          </table:table-cell>
          <table:table-cell office:value-type="float" office:value="8133554954" calcext:value-type="float">
            <text:p>813355495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IRMA TEREZINHA BATISTA PROJ NOVO VIVER</text:p>
          </table:table-cell>
          <table:table-cell office:value-type="string" calcext:value-type="string">
            <text:p>IGUATU S/N 52121030</text:p>
          </table:table-cell>
          <table:table-cell office:value-type="string" calcext:value-type="string">
            <text:p>CAMPINA DO BARRETO</text:p>
          </table:table-cell>
          <table:table-cell office:value-type="float" office:value="8133553588" calcext:value-type="float">
            <text:p>813355358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OSEFINA MARINHO</text:p>
          </table:table-cell>
          <table:table-cell office:value-type="string" calcext:value-type="string">
            <text:p>CORREGO JOSE GRANDE 1316 52080040</text:p>
          </table:table-cell>
          <table:table-cell office:value-type="string" calcext:value-type="string">
            <text:p>ALTO JOSE DO PINHO</text:p>
          </table:table-cell>
          <table:table-cell office:value-type="float" office:value="8133554962" calcext:value-type="float">
            <text:p>81335549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JANE BANDEIRA</text:p>
          </table:table-cell>
          <table:table-cell office:value-type="string" calcext:value-type="string">
            <text:p>SEVERINO CARNEIRO 135 ALTPASCOAL 52211260</text:p>
          </table:table-cell>
          <table:table-cell office:value-type="string" calcext:value-type="string">
            <text:p>AGUA FRIA</text:p>
          </table:table-cell>
          <table:table-cell office:value-type="float" office:value="8133556486" calcext:value-type="float">
            <text:p>81335564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UIZ LUA GONZAGA</text:p>
          </table:table-cell>
          <table:table-cell office:value-type="string" calcext:value-type="string">
            <text:p>AURILANDIA 54 52111622</text:p>
          </table:table-cell>
          <table:table-cell office:value-type="string" calcext:value-type="string">
            <text:p>BOMBA DO HEMETERIO</text:p>
          </table:table-cell>
          <table:table-cell office:value-type="float" office:value="8133553860" calcext:value-type="float">
            <text:p>813355386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NOEL ANTONIO DE FREITAS</text:p>
          </table:table-cell>
          <table:table-cell office:value-type="string" calcext:value-type="string">
            <text:p>SAO JERONIMO 147 52191390</text:p>
          </table:table-cell>
          <table:table-cell office:value-type="string" calcext:value-type="string">
            <text:p>ALTO SANTA TEREZINHA</text:p>
          </table:table-cell>
          <table:table-cell office:value-type="float" office:value="8192645224" calcext:value-type="float">
            <text:p>81926452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IO MELO</text:p>
          </table:table-cell>
          <table:table-cell office:value-type="string" calcext:value-type="string">
            <text:p>OLIVEIRA FONSECA 318 52040250</text:p>
          </table:table-cell>
          <table:table-cell office:value-type="string" calcext:value-type="string">
            <text:p>CAMPO GRANDE</text:p>
          </table:table-cell>
          <table:table-cell office:value-type="float" office:value="8133553713" calcext:value-type="float">
            <text:p>81335537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SENHOR VIANA</text:p>
          </table:table-cell>
          <table:table-cell office:value-type="string" calcext:value-type="string">
            <text:p>TAGUATINGA S/N 52130260</text:p>
          </table:table-cell>
          <table:table-cell office:value-type="string" calcext:value-type="string">
            <text:p>BEBERIBE</text:p>
          </table:table-cell>
          <table:table-cell office:value-type="float" office:value="8133554136" calcext:value-type="float">
            <text:p>8133554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TEIRO LOBATO</text:p>
          </table:table-cell>
          <table:table-cell office:value-type="string" calcext:value-type="string">
            <text:p>JARDIM BRASILIA S/N LADO IMPAR 52040365</text:p>
          </table:table-cell>
          <table:table-cell office:value-type="string" calcext:value-type="string">
            <text:p>PEIXINHOS</text:p>
          </table:table-cell>
          <table:table-cell office:value-type="float" office:value="8133553991" calcext:value-type="float">
            <text:p>81335539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SCEDOURO DE PEIXINHOS</text:p>
          </table:table-cell>
          <table:table-cell office:value-type="string" calcext:value-type="string">
            <text:p>JARDIM BRASILIA 275 52040365</text:p>
          </table:table-cell>
          <table:table-cell office:value-type="string" calcext:value-type="string">
            <text:p>PEIXINHOS</text:p>
          </table:table-cell>
          <table:table-cell table:style-name="ce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VA AURORA</text:p>
          </table:table-cell>
          <table:table-cell office:value-type="string" calcext:value-type="string">
            <text:p>ANTONIO MEIRA 169 52111620</text:p>
          </table:table-cell>
          <table:table-cell office:value-type="string" calcext:value-type="string">
            <text:p>AGUA FRIA</text:p>
          </table:table-cell>
          <table:table-cell office:value-type="float" office:value="8133554534" calcext:value-type="float">
            <text:p>81335545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VO HORIZONTE</text:p>
          </table:table-cell>
          <table:table-cell office:value-type="string" calcext:value-type="string">
            <text:p>ANIBAL BENEVOLO 1045 52130220</text:p>
          </table:table-cell>
          <table:table-cell office:value-type="string" calcext:value-type="string">
            <text:p>AGUA FRIA</text:p>
          </table:table-cell>
          <table:table-cell office:value-type="float" office:value="8133553422" calcext:value-type="float">
            <text:p>813355342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LINDINA MONTEIRO DE OLIVEIRA FRANCA</text:p>
          </table:table-cell>
          <table:table-cell office:value-type="string" calcext:value-type="string">
            <text:p>BELA VISTA 115 52140340</text:p>
          </table:table-cell>
          <table:table-cell office:value-type="string" calcext:value-type="string">
            <text:p>DOIS UNIDOS</text:p>
          </table:table-cell>
          <table:table-cell office:value-type="float" office:value="8132327900" calcext:value-type="float">
            <text:p>8132327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TOR PAULO LEIVAS MACALAO</text:p>
          </table:table-cell>
          <table:table-cell office:value-type="string" calcext:value-type="string">
            <text:p>ALTEROSA 27 52131410</text:p>
          </table:table-cell>
          <table:table-cell office:value-type="string" calcext:value-type="string">
            <text:p>LINHA DO TIRO</text:p>
          </table:table-cell>
          <table:table-cell office:value-type="float" office:value="8133553418" calcext:value-type="float">
            <text:p>81335534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ULO VI</text:p>
          </table:table-cell>
          <table:table-cell office:value-type="string" calcext:value-type="string">
            <text:p>GUAIRA 200 52131210</text:p>
          </table:table-cell>
          <table:table-cell office:value-type="string" calcext:value-type="string">
            <text:p>LINHA DO TIRO</text:p>
          </table:table-cell>
          <table:table-cell office:value-type="float" office:value="8133553965" calcext:value-type="float">
            <text:p>81335539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ETA JONATAS BRAGA</text:p>
          </table:table-cell>
          <table:table-cell office:value-type="string" calcext:value-type="string">
            <text:p>SAO CAETANO 545 52031070</text:p>
          </table:table-cell>
          <table:table-cell office:value-type="string" calcext:value-type="string">
            <text:p>CAMPO GRANDE</text:p>
          </table:table-cell>
          <table:table-cell office:value-type="float" office:value="8133553581" calcext:value-type="float">
            <text:p>81335535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ETA SOLANO TRINDADE</text:p>
          </table:table-cell>
          <table:table-cell office:value-type="string" calcext:value-type="string">
            <text:p>MANOEL SILVA 134 52120520</text:p>
          </table:table-cell>
          <table:table-cell office:value-type="string" calcext:value-type="string">
            <text:p>AGUA FRIA</text:p>
          </table:table-cell>
          <table:table-cell office:value-type="float" office:value="8133554186" calcext:value-type="float">
            <text:p>81335541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ROF JANDIRA BOTELHO PEREIRA DA COSTA</text:p>
          </table:table-cell>
          <table:table-cell office:value-type="string" calcext:value-type="string">
            <text:p>FARIAS NEVES SN 52040320</text:p>
          </table:table-cell>
          <table:table-cell office:value-type="string" calcext:value-type="string">
            <text:p>CAMPO GRANDE</text:p>
          </table:table-cell>
          <table:table-cell office:value-type="float" office:value="8192533406" calcext:value-type="float">
            <text:p>81925334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ESSOR RICARDO GAMA</text:p>
          </table:table-cell>
          <table:table-cell office:value-type="string" calcext:value-type="string">
            <text:p>GUAIRA 160 52131210</text:p>
          </table:table-cell>
          <table:table-cell office:value-type="string" calcext:value-type="string">
            <text:p>LINHA DO TIRO</text:p>
          </table:table-cell>
          <table:table-cell office:value-type="float" office:value="8133553690" calcext:value-type="float">
            <text:p>81335536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ESSORA HELIA MARIA PEREIRA</text:p>
          </table:table-cell>
          <table:table-cell office:value-type="string" calcext:value-type="string">
            <text:p>ALICE GOMES 37 52031212</text:p>
          </table:table-cell>
          <table:table-cell office:value-type="string" calcext:value-type="string">
            <text:p>CAMPO GRANDE</text:p>
          </table:table-cell>
          <table:table-cell office:value-type="float" office:value="8133553414" calcext:value-type="float">
            <text:p>81335534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A CECILIA</text:p>
          </table:table-cell>
          <table:table-cell office:value-type="string" calcext:value-type="string">
            <text:p>ALICE GOMES 49 52031212</text:p>
          </table:table-cell>
          <table:table-cell office:value-type="string" calcext:value-type="string">
            <text:p>CAMPO GRANDE</text:p>
          </table:table-cell>
          <table:table-cell office:value-type="float" office:value="8133553841" calcext:value-type="float">
            <text:p>81335538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O JOAO BATISTA</text:p>
          </table:table-cell>
          <table:table-cell office:value-type="string" calcext:value-type="string">
            <text:p>ANIBAL BENEVOLO 1800 FUNDAO 52130220</text:p>
          </table:table-cell>
          <table:table-cell office:value-type="string" calcext:value-type="string">
            <text:p>LINHA DO TIRO</text:p>
          </table:table-cell>
          <table:table-cell office:value-type="float" office:value="8132327808" calcext:value-type="float">
            <text:p>81323278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VICO SOCIAL DE BELEM</text:p>
          </table:table-cell>
          <table:table-cell office:value-type="string" calcext:value-type="string">
            <text:p>RODOLFO DE HOLANDA 248 52041260</text:p>
          </table:table-cell>
          <table:table-cell office:value-type="string" calcext:value-type="string">
            <text:p>ENCRUZILHADA</text:p>
          </table:table-cell>
          <table:table-cell office:value-type="float" office:value="8191620752" calcext:value-type="float">
            <text:p>81916207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A EMILIA</text:p>
          </table:table-cell>
          <table:table-cell office:value-type="string" calcext:value-type="string">
            <text:p>PEDRO BATISTA S/N 52150150</text:p>
          </table:table-cell>
          <table:table-cell office:value-type="string" calcext:value-type="string">
            <text:p>DOIS UNIDOS</text:p>
          </table:table-cell>
          <table:table-cell office:value-type="float" office:value="8133556466" calcext:value-type="float">
            <text:p>813355646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UNIDOS VENCEREMOS</text:p>
          </table:table-cell>
          <table:table-cell office:value-type="string" calcext:value-type="string">
            <text:p>CORREGO JOSE GRANDE 126A 52080040</text:p>
          </table:table-cell>
          <table:table-cell office:value-type="string" calcext:value-type="string">
            <text:p>ALTO SANTA TEREZINHA</text:p>
          </table:table-cell>
          <table:table-cell office:value-type="float" office:value="8192667624" calcext:value-type="float">
            <text:p>819266762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UTEC ITINERANTE DE INFORMATICA MOVEL 2</text:p>
          </table:table-cell>
          <table:table-cell office:value-type="string" calcext:value-type="string">
            <text:p>GUAIRA 160 52131210</text:p>
          </table:table-cell>
          <table:table-cell office:value-type="string" calcext:value-type="string">
            <text:p>LINHA DO TIRO</text:p>
          </table:table-cell>
          <table:table-cell office:value-type="float" office:value="8133553023" calcext:value-type="float">
            <text:p>8133553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TEC MOVEL 1</text:p>
          </table:table-cell>
          <table:table-cell office:value-type="string" calcext:value-type="string">
            <text:p>MELANIO DE BARROS 54 51030230</text:p>
          </table:table-cell>
          <table:table-cell office:value-type="string" calcext:value-type="string">
            <text:p>BEBERIBE</text:p>
          </table:table-cell>
          <table:table-cell office:value-type="float" office:value="8191479705" calcext:value-type="float">
            <text:p>81914797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LA IMPERIAL</text:p>
          </table:table-cell>
          <table:table-cell office:value-type="string" calcext:value-type="string">
            <text:p>PEDRO DE MELO PEDROSA 10 52120350</text:p>
          </table:table-cell>
          <table:table-cell office:value-type="string" calcext:value-type="string">
            <text:p>ARRUDA</text:p>
          </table:table-cell>
          <table:table-cell office:value-type="float" office:value="8133554999" calcext:value-type="float">
            <text:p>8133554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LDEMAR DE SOUZA CABRAL</text:p>
          </table:table-cell>
          <table:table-cell office:value-type="string" calcext:value-type="string">
            <text:p>ANTONIO MEIRA 73 52111620</text:p>
          </table:table-cell>
          <table:table-cell office:value-type="string" calcext:value-type="string">
            <text:p>AGUA FRIA</text:p>
          </table:table-cell>
          <table:table-cell office:value-type="float" office:value="8133556849" calcext:value-type="float">
            <text:p>81335568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ACARIAS DO REGO MACIEL</text:p>
          </table:table-cell>
          <table:table-cell office:value-type="string" calcext:value-type="string">
            <text:p>ANIBAL BENEVOLO 1536 A 52131000</text:p>
          </table:table-cell>
          <table:table-cell office:value-type="string" calcext:value-type="string">
            <text:p>LINHA DO TIRO</text:p>
          </table:table-cell>
          <table:table-cell office:value-type="float" office:value="8133556925" calcext:value-type="float">
            <text:p>813355692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LTO DA GUABIRABA</text:p>
          </table:table-cell>
          <table:table-cell office:value-type="string" calcext:value-type="string">
            <text:p>PRESIDENTE COSTA E SILVA S/N 52291230</text:p>
          </table:table-cell>
          <table:table-cell office:value-type="string" calcext:value-type="string">
            <text:p>BREJO DA GUABIRABA</text:p>
          </table:table-cell>
          <table:table-cell office:value-type="float" office:value="8133554036" calcext:value-type="float">
            <text:p>813355403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LTO DO REFUGIO - IVAN NEVES - ANEXO I</text:p>
          </table:table-cell>
          <table:table-cell office:value-type="string" calcext:value-type="string">
            <text:p>ALTO DO REFUGIO 255 52191100</text:p>
          </table:table-cell>
          <table:table-cell office:value-type="string" calcext:value-type="string">
            <text:p>BREJO DE BEBERIBE</text:p>
          </table:table-cell>
          <table:table-cell office:value-type="float" office:value="8133556823" calcext:value-type="float">
            <text:p>813355682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LTO DO REFUGIO IVAN NEVES</text:p>
          </table:table-cell>
          <table:table-cell office:value-type="string" calcext:value-type="string">
            <text:p>ALTO DO REFUGIO 250 52191000</text:p>
          </table:table-cell>
          <table:table-cell office:value-type="string" calcext:value-type="string">
            <text:p>BREJO DE BEBERIBE</text:p>
          </table:table-cell>
          <table:table-cell office:value-type="float" office:value="8133554468" calcext:value-type="float">
            <text:p>813355446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LTO JARDIM PROGRESSO</text:p>
          </table:table-cell>
          <table:table-cell office:value-type="string" calcext:value-type="string">
            <text:p>ALTO JARDIM PROGRESSO 300 52190510</text:p>
          </table:table-cell>
          <table:table-cell office:value-type="string" calcext:value-type="string">
            <text:p>NOVA DESCOBERTA</text:p>
          </table:table-cell>
          <table:table-cell office:value-type="float" office:value="8133553430" calcext:value-type="float">
            <text:p>813355343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LTO JARDIM PROGRESSO - ANEXO I</text:p>
          </table:table-cell>
          <table:table-cell office:value-type="string" calcext:value-type="string">
            <text:p>SOBRAL PINTO 300 52190115</text:p>
          </table:table-cell>
          <table:table-cell office:value-type="string" calcext:value-type="string">
            <text:p>NOVA DESCOBERTA</text:p>
          </table:table-cell>
          <table:table-cell office:value-type="float" office:value="8133554430" calcext:value-type="float">
            <text:p>813355443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RQUITETO ALEXANDRE MUNIZ DE OLIVEIRA</text:p>
          </table:table-cell>
          <table:table-cell office:value-type="string" calcext:value-type="string">
            <text:p>ALTO DO VENANCIO 120 52291023</text:p>
          </table:table-cell>
          <table:table-cell office:value-type="string" calcext:value-type="string">
            <text:p>CORREGO DO JENIPAPO</text:p>
          </table:table-cell>
          <table:table-cell office:value-type="float" office:value="8133553579" calcext:value-type="float">
            <text:p>8133553579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SSOCIACAO CONSTRUINDO A CIDADANIA/PROJETO AMOR E ESPERANCA</text:p>
          </table:table-cell>
          <table:table-cell office:value-type="string" calcext:value-type="string">
            <text:p>35 52191190</text:p>
          </table:table-cell>
          <table:table-cell office:value-type="string" calcext:value-type="string">
            <text:p>BREJO DE BEBERIBE</text:p>
          </table:table-cell>
          <table:table-cell office:value-type="float" office:value="8199302643" calcext:value-type="float">
            <text:p>819930264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SSOCIACAO PAI E FILHOS DO SABER</text:p>
          </table:table-cell>
          <table:table-cell office:value-type="string" calcext:value-type="string">
            <text:p>1012 52091220</text:p>
          </table:table-cell>
          <table:table-cell office:value-type="string" calcext:value-type="string">
            <text:p>NOVA DESCOBERTA</text:p>
          </table:table-cell>
          <table:table-cell office:value-type="float" office:value="8187690702" calcext:value-type="float">
            <text:p>81876907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A ESPERANCA</text:p>
          </table:table-cell>
          <table:table-cell office:value-type="string" calcext:value-type="string">
            <text:p>PEDRA BONITA 80 52280524</text:p>
          </table:table-cell>
          <table:table-cell office:value-type="string" calcext:value-type="string">
            <text:p>VASCO DA GAMA</text:p>
          </table:table-cell>
          <table:table-cell office:value-type="float" office:value="8133556482" calcext:value-type="float">
            <text:p>813355648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OLA NA REDE</text:p>
          </table:table-cell>
          <table:table-cell office:value-type="string" calcext:value-type="string">
            <text:p>DOUTOR ARTHUR ORLANDO DE ANDRADE BEZERRA 100 52490220</text:p>
          </table:table-cell>
          <table:table-cell office:value-type="string" calcext:value-type="string">
            <text:p>GUABIRABA</text:p>
          </table:table-cell>
          <table:table-cell office:value-type="float" office:value="8191674563" calcext:value-type="float">
            <text:p>81916745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EJO DO BEBERIBE</text:p>
          </table:table-cell>
          <table:table-cell office:value-type="string" calcext:value-type="string">
            <text:p>1097 52081550</text:p>
          </table:table-cell>
          <table:table-cell office:value-type="string" calcext:value-type="string">
            <text:p>VASCO DA GAMA</text:p>
          </table:table-cell>
          <table:table-cell office:value-type="float" office:value="8133554127" calcext:value-type="float">
            <text:p>81335541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CILIA MEIRELLES</text:p>
          </table:table-cell>
          <table:table-cell office:value-type="string" calcext:value-type="string">
            <text:p>MATER LINCH 189 MADRE 52090300</text:p>
          </table:table-cell>
          <table:table-cell office:value-type="string" calcext:value-type="string">
            <text:p>MACAXEIRA</text:p>
          </table:table-cell>
          <table:table-cell office:value-type="float" office:value="8133554914" calcext:value-type="float">
            <text:p>81335549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ELESTE VIDAL</text:p>
          </table:table-cell>
          <table:table-cell office:value-type="string" calcext:value-type="string">
            <text:p>JARDIM ELDORADO S/N 52291655</text:p>
          </table:table-cell>
          <table:table-cell office:value-type="string" calcext:value-type="string">
            <text:p>BREJO DA GUABIRABA</text:p>
          </table:table-cell>
          <table:table-cell office:value-type="float" office:value="8133550212" calcext:value-type="float">
            <text:p>81335502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NTRO EDUCACIONAL CRISTO SALVA</text:p>
          </table:table-cell>
          <table:table-cell office:value-type="string" calcext:value-type="string">
            <text:p>370 52240140</text:p>
          </table:table-cell>
          <table:table-cell office:value-type="string" calcext:value-type="string">
            <text:p>MANGABEIRA</text:p>
          </table:table-cell>
          <table:table-cell office:value-type="float" office:value="8183500758" calcext:value-type="float">
            <text:p>81835007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CO SCIENCE</text:p>
          </table:table-cell>
          <table:table-cell office:value-type="string" calcext:value-type="string">
            <text:p>CATIGUA 112 52081110</text:p>
          </table:table-cell>
          <table:table-cell office:value-type="string" calcext:value-type="string">
            <text:p>VASCO DA GAMA</text:p>
          </table:table-cell>
          <table:table-cell office:value-type="float" office:value="8192281580" calcext:value-type="float">
            <text:p>819228158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MEI CREUSA ARCOVERDE DE FREITAS CAVALCANTI</text:p>
          </table:table-cell>
          <table:table-cell office:value-type="string" calcext:value-type="string">
            <text:p>CONSELHEIRO NABUCO S/N 52070010</text:p>
          </table:table-cell>
          <table:table-cell office:value-type="string" calcext:value-type="string">
            <text:p>CASA AMARELA</text:p>
          </table:table-cell>
          <table:table-cell office:value-type="float" office:value="8133553902" calcext:value-type="float">
            <text:p>813355390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ORREGO DA AREIA</text:p>
          </table:table-cell>
          <table:table-cell office:value-type="string" calcext:value-type="string">
            <text:p>CORREGO DA AREIA 5449 52091220</text:p>
          </table:table-cell>
          <table:table-cell office:value-type="string" calcext:value-type="string">
            <text:p>NOVA DESCOBERTA</text:p>
          </table:table-cell>
          <table:table-cell office:value-type="float" office:value="8192975522" calcext:value-type="float">
            <text:p>81929755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RREGO DA BICA</text:p>
          </table:table-cell>
          <table:table-cell office:value-type="string" calcext:value-type="string">
            <text:p>CORREGO DA BICA SN 52390030</text:p>
          </table:table-cell>
          <table:table-cell office:value-type="string" calcext:value-type="string">
            <text:p>PASSARINHO</text:p>
          </table:table-cell>
          <table:table-cell office:value-type="float" office:value="8133554456" calcext:value-type="float">
            <text:p>813355445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ORREGO DO EUCLIDES</text:p>
          </table:table-cell>
          <table:table-cell office:value-type="string" calcext:value-type="string">
            <text:p>CORREGO DO EUCLIDES 48 52280410</text:p>
          </table:table-cell>
          <table:table-cell office:value-type="string" calcext:value-type="string">
            <text:p>MORRO DA CONCEICAO</text:p>
          </table:table-cell>
          <table:table-cell office:value-type="float" office:value="8133553494" calcext:value-type="float">
            <text:p>813355349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RECHE ESCOLA CLUBE DE MAES DOS MORADORES DO ALTO DO REFUGIO</text:p>
          </table:table-cell>
          <table:table-cell office:value-type="string" calcext:value-type="string">
            <text:p>468 52191100</text:p>
          </table:table-cell>
          <table:table-cell office:value-type="string" calcext:value-type="string">
            <text:p>NOVA DESCOBERTA</text:p>
          </table:table-cell>
          <table:table-cell office:value-type="float" office:value="8186632044" calcext:value-type="float">
            <text:p>818663204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RECHE ESCOLA RECIFE ALTO DO MANDU</text:p>
          </table:table-cell>
          <table:table-cell office:value-type="string" calcext:value-type="string">
            <text:p>S/N 52071319</text:p>
          </table:table-cell>
          <table:table-cell office:value-type="string" calcext:value-type="string">
            <text:p>MONTEIRO</text:p>
          </table:table-cell>
          <table:table-cell office:value-type="float" office:value="8133553853" calcext:value-type="float">
            <text:p>813355385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RECHE INSTITUTO TERNURA</text:p>
          </table:table-cell>
          <table:table-cell office:value-type="string" calcext:value-type="string">
            <text:p>102 52191240</text:p>
          </table:table-cell>
          <table:table-cell office:value-type="string" calcext:value-type="string">
            <text:p>BREJO DE BEBERIBE</text:p>
          </table:table-cell>
          <table:table-cell office:value-type="float" office:value="8187311525" calcext:value-type="float">
            <text:p>818731152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RIANCA FELIZ</text:p>
          </table:table-cell>
          <table:table-cell office:value-type="string" calcext:value-type="string">
            <text:p>VISCONDE SA BANDEIRA S/N 52080365</text:p>
          </table:table-cell>
          <table:table-cell office:value-type="string" calcext:value-type="string">
            <text:p>ALTO JOSE BONIFACIO</text:p>
          </table:table-cell>
          <table:table-cell office:value-type="float" office:value="8133554826" calcext:value-type="float">
            <text:p>813355482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A GUABIRABA</text:p>
          </table:table-cell>
          <table:table-cell office:value-type="string" calcext:value-type="string">
            <text:p>CASSITERITA 395 A 52291140</text:p>
          </table:table-cell>
          <table:table-cell office:value-type="string" calcext:value-type="string">
            <text:p>BREJO DA GUABIRABA</text:p>
          </table:table-cell>
          <table:table-cell office:value-type="float" office:value="8133554200" calcext:value-type="float">
            <text:p>813355420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A GUABIRABA ANEXO II</text:p>
          </table:table-cell>
          <table:table-cell office:value-type="string" calcext:value-type="string">
            <text:p>CASSITERITA S/N 52291140</text:p>
          </table:table-cell>
          <table:table-cell office:value-type="string" calcext:value-type="string">
            <text:p>BREJO DA GUABIRABA</text:p>
          </table:table-cell>
          <table:table-cell office:value-type="float" office:value="8133554200" calcext:value-type="float">
            <text:p>8133554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 MANGABEIRA</text:p>
          </table:table-cell>
          <table:table-cell office:value-type="string" calcext:value-type="string">
            <text:p>NICEAS ARCOVERDE GUSMAO S/N 52110260</text:p>
          </table:table-cell>
          <table:table-cell office:value-type="string" calcext:value-type="string">
            <text:p>MANGABEIRA</text:p>
          </table:table-cell>
          <table:table-cell office:value-type="float" office:value="8191004334" calcext:value-type="float">
            <text:p>819100433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E ALTAS HABILIDADES E SUPERDOTACAO</text:p>
          </table:table-cell>
          <table:table-cell office:value-type="string" calcext:value-type="string">
            <text:p>CONEGO BARATA 195 52051020</text:p>
          </table:table-cell>
          <table:table-cell office:value-type="string" calcext:value-type="string">
            <text:p>TAMARINEIRA</text:p>
          </table:table-cell>
          <table:table-cell office:value-type="float" office:value="8132653516" calcext:value-type="float">
            <text:p>81326535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 CASA AMARELA</text:p>
          </table:table-cell>
          <table:table-cell office:value-type="string" calcext:value-type="string">
            <text:p>CORREGO DA AREIA 287 52191040</text:p>
          </table:table-cell>
          <table:table-cell office:value-type="string" calcext:value-type="string">
            <text:p>MACAXEIRA</text:p>
          </table:table-cell>
          <table:table-cell office:value-type="float" office:value="8192884414" calcext:value-type="float">
            <text:p>81928844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E SURDOCEGUEIRA E DEFICIENCIA MULTIPLA</text:p>
          </table:table-cell>
          <table:table-cell office:value-type="string" calcext:value-type="string">
            <text:p>CONEGO BARATA 195 52051020</text:p>
          </table:table-cell>
          <table:table-cell office:value-type="string" calcext:value-type="string">
            <text:p>TAMARINEIRA</text:p>
          </table:table-cell>
          <table:table-cell office:value-type="float" office:value="8132653516" calcext:value-type="float">
            <text:p>813265351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E TRANSTORNO GLOBAL DO DESENVOLVIMENTO</text:p>
          </table:table-cell>
          <table:table-cell office:value-type="string" calcext:value-type="string">
            <text:p>CONEGO BARATA 195 52051020</text:p>
          </table:table-cell>
          <table:table-cell office:value-type="string" calcext:value-type="string">
            <text:p>TAMARINEIRA</text:p>
          </table:table-cell>
          <table:table-cell office:value-type="float" office:value="8132653516" calcext:value-type="float">
            <text:p>81326535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OCLECIANO OLIVEIRA DE LIMA</text:p>
          </table:table-cell>
          <table:table-cell office:value-type="string" calcext:value-type="string">
            <text:p>SANHARO 568 52091220</text:p>
          </table:table-cell>
          <table:table-cell office:value-type="string" calcext:value-type="string">
            <text:p>MACAXEIRA</text:p>
          </table:table-cell>
          <table:table-cell office:value-type="float" office:value="8133554910" calcext:value-type="float">
            <text:p>81335549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EP FERNANDO SAMPAIO ANX I ANTONIO FELIX</text:p>
          </table:table-cell>
          <table:table-cell office:value-type="string" calcext:value-type="string">
            <text:p>COLINA DOS ANDES 105 52090255</text:p>
          </table:table-cell>
          <table:table-cell office:value-type="string" calcext:value-type="string">
            <text:p>NOVA DESCOBERTA</text:p>
          </table:table-cell>
          <table:table-cell office:value-type="float" office:value="8133554930" calcext:value-type="float">
            <text:p>813355493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EPUTADO FERNANDO SAMPAIO</text:p>
          </table:table-cell>
          <table:table-cell office:value-type="string" calcext:value-type="string">
            <text:p>ALTO ANTONIO FELIX 105 52090255</text:p>
          </table:table-cell>
          <table:table-cell office:value-type="string" calcext:value-type="string">
            <text:p>NOVA DESCOBERTA</text:p>
          </table:table-cell>
          <table:table-cell office:value-type="float" office:value="8133554930" calcext:value-type="float">
            <text:p>81335549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ACONO ABEL GUEIROS</text:p>
          </table:table-cell>
          <table:table-cell office:value-type="string" calcext:value-type="string">
            <text:p>NORTE MIGUEL ARRAES DE ALENCAR 7696 52090260</text:p>
          </table:table-cell>
          <table:table-cell office:value-type="string" calcext:value-type="string">
            <text:p>MACAXEIRA</text:p>
          </table:table-cell>
          <table:table-cell office:value-type="float" office:value="8133553705" calcext:value-type="float">
            <text:p>81335537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M HELDER CAMARA</text:p>
          </table:table-cell>
          <table:table-cell office:value-type="string" calcext:value-type="string">
            <text:p>MARQUES DO PARANA 320 52021050</text:p>
          </table:table-cell>
          <table:table-cell office:value-type="string" calcext:value-type="string">
            <text:p>ESPINHEIRO</text:p>
          </table:table-cell>
          <table:table-cell office:value-type="float" office:value="8133553668" calcext:value-type="float">
            <text:p>81335536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M JOSE LAMARTINE SOARES</text:p>
          </table:table-cell>
          <table:table-cell office:value-type="string" calcext:value-type="string">
            <text:p>ALTO DO EUCALIPTO S/N 52081070</text:p>
          </table:table-cell>
          <table:table-cell office:value-type="string" calcext:value-type="string">
            <text:p>VASCO DA GAMA</text:p>
          </table:table-cell>
          <table:table-cell office:value-type="float" office:value="8133556302" calcext:value-type="float">
            <text:p>813355630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OM JOSE LAMARTINE SOARES - ANEXO I CVC</text:p>
          </table:table-cell>
          <table:table-cell office:value-type="string" calcext:value-type="string">
            <text:p>ALTO DO EUCALIPTO S/N 52081070</text:p>
          </table:table-cell>
          <table:table-cell office:value-type="string" calcext:value-type="string">
            <text:p>VASCO DA GAMA</text:p>
          </table:table-cell>
          <table:table-cell office:value-type="float" office:value="8133556302" calcext:value-type="float">
            <text:p>81335563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NA CARMELITA MUNIZ DE ARAUJO</text:p>
          </table:table-cell>
          <table:table-cell office:value-type="string" calcext:value-type="string">
            <text:p>DA MUMBECA 100 52490005</text:p>
          </table:table-cell>
          <table:table-cell office:value-type="string" calcext:value-type="string">
            <text:p>GUABIRABA</text:p>
          </table:table-cell>
          <table:table-cell office:value-type="float" office:value="8134375595" calcext:value-type="float">
            <text:p>813437559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OUTOR CAETE</text:p>
          </table:table-cell>
          <table:table-cell office:value-type="string" calcext:value-type="string">
            <text:p>ALVARANS 222 52190210</text:p>
          </table:table-cell>
          <table:table-cell office:value-type="string" calcext:value-type="string">
            <text:p>NOVA DESCOBERTA</text:p>
          </table:table-cell>
          <table:table-cell office:value-type="float" office:value="8133554496" calcext:value-type="float">
            <text:p>81335544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AOMIRO CHAVES AGUIAR</text:p>
          </table:table-cell>
          <table:table-cell office:value-type="string" calcext:value-type="string">
            <text:p>SANTA ISABEL 655 52070245</text:p>
          </table:table-cell>
          <table:table-cell office:value-type="string" calcext:value-type="string">
            <text:p>CASA AMARELA</text:p>
          </table:table-cell>
          <table:table-cell office:value-type="float" office:value="8133554072" calcext:value-type="float">
            <text:p>813355407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SCOLA COMUNITARIA TOM E JERRY</text:p>
          </table:table-cell>
          <table:table-cell office:value-type="string" calcext:value-type="string">
            <text:p>82 52091220</text:p>
          </table:table-cell>
          <table:table-cell office:value-type="string" calcext:value-type="string">
            <text:p>NOVA DESCOBERTA</text:p>
          </table:table-cell>
          <table:table-cell office:value-type="float" office:value="8185703438" calcext:value-type="float">
            <text:p>818570343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SCOLA NOSSA CASA DO CHAFARIZ - ENCC</text:p>
          </table:table-cell>
          <table:table-cell office:value-type="string" calcext:value-type="string">
            <text:p>243 52280041</text:p>
          </table:table-cell>
          <table:table-cell office:value-type="string" calcext:value-type="string">
            <text:p>MORRO DA CONCEICAO</text:p>
          </table:table-cell>
          <table:table-cell office:value-type="float" office:value="8199685906" calcext:value-type="float">
            <text:p>81996859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COLA NOVO RUMO</text:p>
          </table:table-cell>
          <table:table-cell office:value-type="string" calcext:value-type="string">
            <text:p>410 52090475</text:p>
          </table:table-cell>
          <table:table-cell office:value-type="string" calcext:value-type="string">
            <text:p>MACAXEIRA</text:p>
          </table:table-cell>
          <table:table-cell table:style-name="ce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LOR DA COMUNIDADE</text:p>
          </table:table-cell>
          <table:table-cell office:value-type="string" calcext:value-type="string">
            <text:p>RUA 111 52280040</text:p>
          </table:table-cell>
          <table:table-cell office:value-type="string" calcext:value-type="string">
            <text:p>MORRO DA CONCEICAO</text:p>
          </table:table-cell>
          <table:table-cell office:value-type="float" office:value="8133554838" calcext:value-type="float">
            <text:p>813355483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LOR DO BAIRRO DA GUABIRABA</text:p>
          </table:table-cell>
          <table:table-cell office:value-type="string" calcext:value-type="string">
            <text:p>CASSITERITA S/N 52291140</text:p>
          </table:table-cell>
          <table:table-cell office:value-type="string" calcext:value-type="string">
            <text:p>BREJO DA GUABIRABA</text:p>
          </table:table-cell>
          <table:table-cell office:value-type="float" office:value="8133554842" calcext:value-type="float">
            <text:p>81335548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STORIADOR FLAVIO GUERRA</text:p>
          </table:table-cell>
          <table:table-cell office:value-type="string" calcext:value-type="string">
            <text:p>ALTO DA TELHA 320 52390040</text:p>
          </table:table-cell>
          <table:table-cell office:value-type="string" calcext:value-type="string">
            <text:p>PASSARINHO</text:p>
          </table:table-cell>
          <table:table-cell office:value-type="float" office:value="8133554504" calcext:value-type="float">
            <text:p>813355450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ISTORIADOR FLAVIO GUERRA - ANEXO I</text:p>
          </table:table-cell>
          <table:table-cell office:value-type="string" calcext:value-type="string">
            <text:p>ALTO DA TELHA 320 52390040</text:p>
          </table:table-cell>
          <table:table-cell office:value-type="string" calcext:value-type="string">
            <text:p>PASSARINHO</text:p>
          </table:table-cell>
          <table:table-cell office:value-type="float" office:value="8133554504" calcext:value-type="float">
            <text:p>81335545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RMA DULCE</text:p>
          </table:table-cell>
          <table:table-cell office:value-type="string" calcext:value-type="string">
            <text:p>ADALGISA 09 52021110</text:p>
          </table:table-cell>
          <table:table-cell office:value-type="string" calcext:value-type="string">
            <text:p>ESPINHEIRO</text:p>
          </table:table-cell>
          <table:table-cell office:value-type="float" office:value="8133554295" calcext:value-type="float">
            <text:p>813355429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ULIO VICENTE ALVES DE ARAU ANX I CERVAC</text:p>
          </table:table-cell>
          <table:table-cell office:value-type="string" calcext:value-type="string">
            <text:p>DA CONCEICAO 211 52280040</text:p>
          </table:table-cell>
          <table:table-cell office:value-type="string" calcext:value-type="string">
            <text:p>MORRO DA CONCEICAO</text:p>
          </table:table-cell>
          <table:table-cell office:value-type="float" office:value="8133556918" calcext:value-type="float">
            <text:p>813355691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ULIO VICENTE ALVES DE ARAUJO</text:p>
          </table:table-cell>
          <table:table-cell office:value-type="string" calcext:value-type="string">
            <text:p>DA CONCEICAO 468 52280255</text:p>
          </table:table-cell>
          <table:table-cell office:value-type="string" calcext:value-type="string">
            <text:p>MORRO DA CONCEICAO</text:p>
          </table:table-cell>
          <table:table-cell office:value-type="float" office:value="8133556918" calcext:value-type="float">
            <text:p>81335569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DONIO COELHO</text:p>
          </table:table-cell>
          <table:table-cell office:value-type="string" calcext:value-type="string">
            <text:p>SENADOR MILTON CAMPOS S/N 52081170</text:p>
          </table:table-cell>
          <table:table-cell office:value-type="string" calcext:value-type="string">
            <text:p>VASCO DA GAMA</text:p>
          </table:table-cell>
          <table:table-cell office:value-type="float" office:value="8133553027" calcext:value-type="float">
            <text:p>813355302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RGARIDA DE SIQUEIRA PESSOA</text:p>
          </table:table-cell>
          <table:table-cell office:value-type="string" calcext:value-type="string">
            <text:p>CORREGO JOSE GRANDE 1307 52080040</text:p>
          </table:table-cell>
          <table:table-cell office:value-type="string" calcext:value-type="string">
            <text:p>ALTO JOSE BONIFACIO</text:p>
          </table:table-cell>
          <table:table-cell office:value-type="float" office:value="8133554970" calcext:value-type="float">
            <text:p>81335549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LUCE SANTIAGO DA SILVA</text:p>
          </table:table-cell>
          <table:table-cell office:value-type="string" calcext:value-type="string">
            <text:p>CONCRIZ S/N 52170010</text:p>
          </table:table-cell>
          <table:table-cell office:value-type="string" calcext:value-type="string">
            <text:p>PASSARINHO</text:p>
          </table:table-cell>
          <table:table-cell office:value-type="float" office:value="8133554974" calcext:value-type="float">
            <text:p>813355497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RLUCE SANTIAGO DA SILVA - ANEXO I</text:p>
          </table:table-cell>
          <table:table-cell office:value-type="string" calcext:value-type="string">
            <text:p>GALO DE CAMPINA 211 52170020</text:p>
          </table:table-cell>
          <table:table-cell office:value-type="string" calcext:value-type="string">
            <text:p>PASSARINHO</text:p>
          </table:table-cell>
          <table:table-cell office:value-type="float" office:value="8133554974" calcext:value-type="float">
            <text:p>81335549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URICIO DE NASSAU</text:p>
          </table:table-cell>
          <table:table-cell office:value-type="string" calcext:value-type="string">
            <text:p>DOUTOR EURICO CHAVES 677 52071225</text:p>
          </table:table-cell>
          <table:table-cell office:value-type="string" calcext:value-type="string">
            <text:p>ALTO DO MANDU</text:p>
          </table:table-cell>
          <table:table-cell office:value-type="float" office:value="8133556322" calcext:value-type="float">
            <text:p>81335563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NINO JESUS DE CASA FORTE</text:p>
          </table:table-cell>
          <table:table-cell office:value-type="string" calcext:value-type="string">
            <text:p>SAMUEL DE FARIAS 127 52060430</text:p>
          </table:table-cell>
          <table:table-cell office:value-type="string" calcext:value-type="string">
            <text:p>SANTANA</text:p>
          </table:table-cell>
          <table:table-cell office:value-type="float" office:value="8132696094" calcext:value-type="float">
            <text:p>813269609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ERCIA MARIA BEZERRA COSTA</text:p>
          </table:table-cell>
          <table:table-cell office:value-type="string" calcext:value-type="string">
            <text:p>VEREADOR OTACILIO AZEVEDO 1030 52081550</text:p>
          </table:table-cell>
          <table:table-cell office:value-type="string" calcext:value-type="string">
            <text:p>BREJO DE BEBERIBE</text:p>
          </table:table-cell>
          <table:table-cell office:value-type="float" office:value="8132324526" calcext:value-type="float">
            <text:p>813232452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ONTE DAS OLIVEIRAS</text:p>
          </table:table-cell>
          <table:table-cell office:value-type="string" calcext:value-type="string">
            <text:p>ALTO DA BRASILEIRA 07 52091260</text:p>
          </table:table-cell>
          <table:table-cell office:value-type="string" calcext:value-type="string">
            <text:p>NOVA DESCOBERTA</text:p>
          </table:table-cell>
          <table:table-cell office:value-type="float" office:value="8133556278" calcext:value-type="float">
            <text:p>81335562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NDO ESPERANCA</text:p>
          </table:table-cell>
          <table:table-cell office:value-type="string" calcext:value-type="string">
            <text:p>ESTRADA DOS PINTOS 900 52171050</text:p>
          </table:table-cell>
          <table:table-cell office:value-type="string" calcext:value-type="string">
            <text:p>SITIO DOS PINTOS</text:p>
          </table:table-cell>
          <table:table-cell office:value-type="float" office:value="8133550067" calcext:value-type="float">
            <text:p>81335500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DIR COLACO</text:p>
          </table:table-cell>
          <table:table-cell office:value-type="string" calcext:value-type="string">
            <text:p>NORTE MIGUEL ARRAES DE ALENCAR 2173 52090260</text:p>
          </table:table-cell>
          <table:table-cell office:value-type="string" calcext:value-type="string">
            <text:p>MACAXEIRA</text:p>
          </table:table-cell>
          <table:table-cell office:value-type="float" office:value="8133553971" calcext:value-type="float">
            <text:p>81335539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SSA SENHORA DAS DORES</text:p>
          </table:table-cell>
          <table:table-cell office:value-type="string" calcext:value-type="string">
            <text:p>DOS CAETES 427 52071390</text:p>
          </table:table-cell>
          <table:table-cell office:value-type="string" calcext:value-type="string">
            <text:p>APIPUCOS</text:p>
          </table:table-cell>
          <table:table-cell office:value-type="float" office:value="8192841269" calcext:value-type="float">
            <text:p>819284126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OSSA SENHORA DE FATIMA</text:p>
          </table:table-cell>
          <table:table-cell office:value-type="string" calcext:value-type="string">
            <text:p>ALTO DO RESERVATORIO 720 BREJO GUAB 52091210</text:p>
          </table:table-cell>
          <table:table-cell office:value-type="string" calcext:value-type="string">
            <text:p>NOVA DESCOBERTA</text:p>
          </table:table-cell>
          <table:table-cell office:value-type="float" office:value="8133553257" calcext:value-type="float">
            <text:p>81335532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VA DESCOBERTA</text:p>
          </table:table-cell>
          <table:table-cell office:value-type="string" calcext:value-type="string">
            <text:p>JORNALISTA WALDETE AGRA 100 52390000</text:p>
          </table:table-cell>
          <table:table-cell office:value-type="string" calcext:value-type="string">
            <text:p>PASSARINHO</text:p>
          </table:table-cell>
          <table:table-cell office:value-type="float" office:value="8133553612" calcext:value-type="float">
            <text:p>81335536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CTAVIO DE MEIRA LINS</text:p>
          </table:table-cell>
          <table:table-cell office:value-type="string" calcext:value-type="string">
            <text:p>JOSE REBOUCAS 141 52081520</text:p>
          </table:table-cell>
          <table:table-cell office:value-type="string" calcext:value-type="string">
            <text:p>VASCO DA GAMA</text:p>
          </table:table-cell>
          <table:table-cell office:value-type="float" office:value="8133553616" calcext:value-type="float">
            <text:p>81335536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DRE ANTONIO HENRIQUE</text:p>
          </table:table-cell>
          <table:table-cell office:value-type="string" calcext:value-type="string">
            <text:p>VISCONDESSA DO LIVRAMENTO 290 52010065</text:p>
          </table:table-cell>
          <table:table-cell office:value-type="string" calcext:value-type="string">
            <text:p>DERBY</text:p>
          </table:table-cell>
          <table:table-cell office:value-type="float" office:value="8133553836" calcext:value-type="float">
            <text:p>81335538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DRE ANTONIO HENRIQUE ANEXO I</text:p>
          </table:table-cell>
          <table:table-cell office:value-type="string" calcext:value-type="string">
            <text:p>PAISSANDU 112 50070200</text:p>
          </table:table-cell>
          <table:table-cell office:value-type="string" calcext:value-type="string">
            <text:p>BOA VISTA</text:p>
          </table:table-cell>
          <table:table-cell office:value-type="float" office:value="8133553837" calcext:value-type="float">
            <text:p>81335538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DRE DONINO</text:p>
          </table:table-cell>
          <table:table-cell office:value-type="string" calcext:value-type="string">
            <text:p>442 52061420</text:p>
          </table:table-cell>
          <table:table-cell office:value-type="string" calcext:value-type="string">
            <text:p>CASA FORTE</text:p>
          </table:table-cell>
          <table:table-cell office:value-type="float" office:value="8133554138" calcext:value-type="float">
            <text:p>813355413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EDRINHO</text:p>
          </table:table-cell>
          <table:table-cell office:value-type="string" calcext:value-type="string">
            <text:p>BARAO DE BOTOVI S/N 52090080</text:p>
          </table:table-cell>
          <table:table-cell office:value-type="string" calcext:value-type="string">
            <text:p>NOVA DESCOBERTA</text:p>
          </table:table-cell>
          <table:table-cell office:value-type="float" office:value="8133556857" calcext:value-type="float">
            <text:p>813355685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EDRO ALCANTARA</text:p>
          </table:table-cell>
          <table:table-cell office:value-type="string" calcext:value-type="string">
            <text:p>TRES MORROS 43 52091190</text:p>
          </table:table-cell>
          <table:table-cell office:value-type="string" calcext:value-type="string">
            <text:p>CORREGO DO JENIPAPO</text:p>
          </table:table-cell>
          <table:table-cell office:value-type="float" office:value="8133556570" calcext:value-type="float">
            <text:p>813355657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OETA JOAQUIM CARDOSO</text:p>
          </table:table-cell>
          <table:table-cell office:value-type="string" calcext:value-type="string">
            <text:p>CORREGO DA AREIA 950 52091220</text:p>
          </table:table-cell>
          <table:table-cell office:value-type="string" calcext:value-type="string">
            <text:p>NOVA DESCOBERTA</text:p>
          </table:table-cell>
          <table:table-cell office:value-type="float" office:value="8199264825" calcext:value-type="float">
            <text:p>81992648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SBITERO JOSE BEZERRA</text:p>
          </table:table-cell>
          <table:table-cell office:value-type="string" calcext:value-type="string">
            <text:p>NORTE 7636 52090260</text:p>
          </table:table-cell>
          <table:table-cell office:value-type="string" calcext:value-type="string">
            <text:p>MACAXEIRA</text:p>
          </table:table-cell>
          <table:table-cell office:value-type="float" office:value="8133554011" calcext:value-type="float">
            <text:p>8133554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ESSOR ADERBAL GALVAO</text:p>
          </table:table-cell>
          <table:table-cell office:value-type="string" calcext:value-type="string">
            <text:p>VASCO DA GAMA 399 52081030</text:p>
          </table:table-cell>
          <table:table-cell office:value-type="string" calcext:value-type="string">
            <text:p>VASCO DA GAMA</text:p>
          </table:table-cell>
          <table:table-cell office:value-type="float" office:value="8133556980" calcext:value-type="float">
            <text:p>81335569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ESSOR ARIANO VILAR SUASSUNA</text:p>
          </table:table-cell>
          <table:table-cell office:value-type="string" calcext:value-type="string">
            <text:p>DON MANUEL DE MEDEIROS S/N 52171900</text:p>
          </table:table-cell>
          <table:table-cell office:value-type="string" calcext:value-type="string">
            <text:p>DOIS IRMAOS</text:p>
          </table:table-cell>
          <table:table-cell office:value-type="float" office:value="8133556300" calcext:value-type="float">
            <text:p>813355630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ROFESSOR JOSE SOARES DA SILVA</text:p>
          </table:table-cell>
          <table:table-cell office:value-type="string" calcext:value-type="string">
            <text:p>BARAO DE BOTOVI 5785 52090080</text:p>
          </table:table-cell>
          <table:table-cell office:value-type="string" calcext:value-type="string">
            <text:p>NOVA DESCOBERTA</text:p>
          </table:table-cell>
          <table:table-cell office:value-type="float" office:value="8133554086" calcext:value-type="float">
            <text:p>813355408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ROFESSOR MAURO MOTA</text:p>
          </table:table-cell>
          <table:table-cell office:value-type="string" calcext:value-type="string">
            <text:p>ALTO DA BRASILEIRA S/N 52091260</text:p>
          </table:table-cell>
          <table:table-cell office:value-type="string" calcext:value-type="string">
            <text:p>NOVA DESCOBERTA</text:p>
          </table:table-cell>
          <table:table-cell office:value-type="float" office:value="8133553844" calcext:value-type="float">
            <text:p>813355384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ROFESSOR MOACYR DE ALBUQUERQUE</text:p>
          </table:table-cell>
          <table:table-cell office:value-type="string" calcext:value-type="string">
            <text:p>CORREGO DA AREIA S/N 52191040</text:p>
          </table:table-cell>
          <table:table-cell office:value-type="string" calcext:value-type="string">
            <text:p>NOVA DESCOBERTA</text:p>
          </table:table-cell>
          <table:table-cell office:value-type="float" office:value="8199216018" calcext:value-type="float">
            <text:p>8199216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ESSOR NILO PEREIRA</text:p>
          </table:table-cell>
          <table:table-cell office:value-type="string" calcext:value-type="string">
            <text:p>DO ARRAIAL 4900 52070230</text:p>
          </table:table-cell>
          <table:table-cell office:value-type="string" calcext:value-type="string">
            <text:p>CASA AMARELA</text:p>
          </table:table-cell>
          <table:table-cell office:value-type="float" office:value="8192433411" calcext:value-type="float">
            <text:p>8192433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ESSOR NILO PEREIRA ANEXO APAE</text:p>
          </table:table-cell>
          <table:table-cell office:value-type="string" calcext:value-type="string">
            <text:p>DO ARRAIAL 4744 52070230</text:p>
          </table:table-cell>
          <table:table-cell office:value-type="string" calcext:value-type="string">
            <text:p>MONTEIRO</text:p>
          </table:table-cell>
          <table:table-cell office:value-type="float" office:value="8133553522" calcext:value-type="float">
            <text:p>813355352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ROFESSORA ALMERINDA UMBELINO DE BARROS</text:p>
          </table:table-cell>
          <table:table-cell office:value-type="string" calcext:value-type="string">
            <text:p>VASCO DA GAMA S/N 52081030</text:p>
          </table:table-cell>
          <table:table-cell office:value-type="string" calcext:value-type="string">
            <text:p>VASCO DA GAMA</text:p>
          </table:table-cell>
          <table:table-cell office:value-type="float" office:value="8191131316" calcext:value-type="float">
            <text:p>819113131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ENATO ACCIOLY CARNEIRO CAMPOS</text:p>
          </table:table-cell>
          <table:table-cell office:value-type="string" calcext:value-type="string">
            <text:p>SANTA ROSA 140 52190110</text:p>
          </table:table-cell>
          <table:table-cell office:value-type="string" calcext:value-type="string">
            <text:p>NOVA DESCOBERTA</text:p>
          </table:table-cell>
          <table:table-cell office:value-type="float" office:value="8133556590" calcext:value-type="float">
            <text:p>81335565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ZEMAR DE MACEDO LIMA</text:p>
          </table:table-cell>
          <table:table-cell office:value-type="string" calcext:value-type="string">
            <text:p>AVENIDA NORTE 5400 52280680</text:p>
          </table:table-cell>
          <table:table-cell office:value-type="string" calcext:value-type="string">
            <text:p>CASA AMARELA</text:p>
          </table:table-cell>
          <table:table-cell office:value-type="float" office:value="8193193662" calcext:value-type="float">
            <text:p>819319366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ANTA MARIA</text:p>
          </table:table-cell>
          <table:table-cell office:value-type="string" calcext:value-type="string">
            <text:p>ACAIACA 70 52210240</text:p>
          </table:table-cell>
          <table:table-cell office:value-type="string" calcext:value-type="string">
            <text:p>ALTO JOSE DO PINHO</text:p>
          </table:table-cell>
          <table:table-cell office:value-type="float" office:value="8133554549" calcext:value-type="float">
            <text:p>81335545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TA MARIA GORETTI</text:p>
          </table:table-cell>
          <table:table-cell office:value-type="string" calcext:value-type="string">
            <text:p>SANTA MARIA GORETTI 300 52280640</text:p>
          </table:table-cell>
          <table:table-cell office:value-type="string" calcext:value-type="string">
            <text:p>VASCO DA GAMA</text:p>
          </table:table-cell>
          <table:table-cell office:value-type="float" office:value="8133556995" calcext:value-type="float">
            <text:p>813355699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AO CRISTOVAO</text:p>
          </table:table-cell>
          <table:table-cell office:value-type="string" calcext:value-type="string">
            <text:p>CASSITERITA 395 52291140</text:p>
          </table:table-cell>
          <table:table-cell office:value-type="string" calcext:value-type="string">
            <text:p>BREJO DA GUABIRABA</text:p>
          </table:table-cell>
          <table:table-cell office:value-type="float" office:value="8133556013" calcext:value-type="float">
            <text:p>8133556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O JOAO</text:p>
          </table:table-cell>
          <table:table-cell office:value-type="string" calcext:value-type="string">
            <text:p>DO CANAL 50 52071430</text:p>
          </table:table-cell>
          <table:table-cell office:value-type="string" calcext:value-type="string">
            <text:p>MACAXEIRA</text:p>
          </table:table-cell>
          <table:table-cell office:value-type="float" office:value="8133554360" calcext:value-type="float">
            <text:p>81335543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VERINA LIRA</text:p>
          </table:table-cell>
          <table:table-cell office:value-type="string" calcext:value-type="string">
            <text:p>DA BOA VONTADE 110 52110070</text:p>
          </table:table-cell>
          <table:table-cell office:value-type="string" calcext:value-type="string">
            <text:p>TAMARINEIRA</text:p>
          </table:table-cell>
          <table:table-cell office:value-type="float" office:value="8133556958" calcext:value-type="float">
            <text:p>81335569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CIOLOGO GILBERTO FREYRE</text:p>
          </table:table-cell>
          <table:table-cell office:value-type="string" calcext:value-type="string">
            <text:p>PROFESSOR CLAUDIO SELVA 350 52171269</text:p>
          </table:table-cell>
          <table:table-cell office:value-type="string" calcext:value-type="string">
            <text:p>DOIS IRMAOS</text:p>
          </table:table-cell>
          <table:table-cell office:value-type="float" office:value="8133550072" calcext:value-type="float">
            <text:p>81335500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TEC LARGO DOM LUIS RPA 03</text:p>
          </table:table-cell>
          <table:table-cell office:value-type="string" calcext:value-type="string">
            <text:p>LARGO DOM LUIS S/N 52280210</text:p>
          </table:table-cell>
          <table:table-cell office:value-type="string" calcext:value-type="string">
            <text:p>VASCO DA GAMA</text:p>
          </table:table-cell>
          <table:table-cell office:value-type="float" office:value="8133553908" calcext:value-type="float">
            <text:p>81335539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TEC MOVEL 3</text:p>
          </table:table-cell>
          <table:table-cell office:value-type="string" calcext:value-type="string">
            <text:p>DOM MANOEL DE MEDEIROS 52171900</text:p>
          </table:table-cell>
          <table:table-cell office:value-type="string" calcext:value-type="string">
            <text:p>DOIS IRMAOS</text:p>
          </table:table-cell>
          <table:table-cell table:style-name="ce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TEC SITIO TRINDADE</text:p>
          </table:table-cell>
          <table:table-cell office:value-type="string" calcext:value-type="string">
            <text:p>ESTRADA DO ARRAIAL 3259 52051380</text:p>
          </table:table-cell>
          <table:table-cell office:value-type="string" calcext:value-type="string">
            <text:p>CASA AMARELA</text:p>
          </table:table-cell>
          <table:table-cell table:style-name="ce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RGEM PODEROSA</text:p>
          </table:table-cell>
          <table:table-cell office:value-type="string" calcext:value-type="string">
            <text:p>LEONARDO BEZERRA CAVALCANTI 116 52060035</text:p>
          </table:table-cell>
          <table:table-cell office:value-type="string" calcext:value-type="string">
            <text:p>PARNAMIRIM</text:p>
          </table:table-cell>
          <table:table-cell office:value-type="float" office:value="8133554224" calcext:value-type="float">
            <text:p>81335542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CIDES RESTELLI TEDESCO</text:p>
          </table:table-cell>
          <table:table-cell office:value-type="string" calcext:value-type="string">
            <text:p>FAUSTO CARDOSO 653 50720310</text:p>
          </table:table-cell>
          <table:table-cell office:value-type="string" calcext:value-type="string">
            <text:p>MADALENA</text:p>
          </table:table-cell>
          <table:table-cell office:value-type="float" office:value="8133011836" calcext:value-type="float">
            <text:p>81330118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RAIAL NOVO DO BOM JESUS</text:p>
          </table:table-cell>
          <table:table-cell office:value-type="string" calcext:value-type="string">
            <text:p>DO FORTE 1340 50640000</text:p>
          </table:table-cell>
          <table:table-cell office:value-type="string" calcext:value-type="string">
            <text:p>TORROES</text:p>
          </table:table-cell>
          <table:table-cell office:value-type="float" office:value="8133554123" calcext:value-type="float">
            <text:p>8133554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SOCIACAO CRISTA FEMININA</text:p>
          </table:table-cell>
          <table:table-cell office:value-type="string" calcext:value-type="string">
            <text:p>68 50710220</text:p>
          </table:table-cell>
          <table:table-cell office:value-type="string" calcext:value-type="string">
            <text:p>TORRE</text:p>
          </table:table-cell>
          <table:table-cell office:value-type="float" office:value="8133553869" calcext:value-type="float">
            <text:p>8133553869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SSOCIACAO INSTITUTO DE DESENVOLVIMENTO HUMANO MARIA LUCENA</text:p>
          </table:table-cell>
          <table:table-cell office:value-type="string" calcext:value-type="string">
            <text:p>43 50731125</text:p>
          </table:table-cell>
          <table:table-cell office:value-type="string" calcext:value-type="string">
            <text:p>CORDEIRO</text:p>
          </table:table-cell>
          <table:table-cell office:value-type="float" office:value="8198816815" calcext:value-type="float">
            <text:p>81988168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SARAO DO BARBALHO</text:p>
          </table:table-cell>
          <table:table-cell office:value-type="string" calcext:value-type="string">
            <text:p>DO BARBALHO 1595 50800290</text:p>
          </table:table-cell>
          <table:table-cell office:value-type="string" calcext:value-type="string">
            <text:p>IPUTINGA</text:p>
          </table:table-cell>
          <table:table-cell office:value-type="float" office:value="8133553864" calcext:value-type="float">
            <text:p>8133553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SINHA AZUL</text:p>
          </table:table-cell>
          <table:table-cell office:value-type="string" calcext:value-type="string">
            <text:p>SAO MATEUS S/N 50731370</text:p>
          </table:table-cell>
          <table:table-cell office:value-type="string" calcext:value-type="string">
            <text:p>IPUTINGA</text:p>
          </table:table-cell>
          <table:table-cell office:value-type="float" office:value="8133556913" calcext:value-type="float">
            <text:p>8133556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ELIA ARRAES</text:p>
          </table:table-cell>
          <table:table-cell office:value-type="string" calcext:value-type="string">
            <text:p>JOSE NOYA 131 50810360</text:p>
          </table:table-cell>
          <table:table-cell office:value-type="string" calcext:value-type="string">
            <text:p>VARZEA</text:p>
          </table:table-cell>
          <table:table-cell office:value-type="float" office:value="8133554918" calcext:value-type="float">
            <text:p>813355491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ENTRO COMUNITARIO SEMENTE DO MUNDO NOVO</text:p>
          </table:table-cell>
          <table:table-cell office:value-type="string" calcext:value-type="string">
            <text:p>179 50761150</text:p>
          </table:table-cell>
          <table:table-cell office:value-type="string" calcext:value-type="string">
            <text:p>TORROES</text:p>
          </table:table-cell>
          <table:table-cell table:style-name="ce2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ENTRO DE EDUCACAO COMUNITARIA GABRIELA FELIZ</text:p>
          </table:table-cell>
          <table:table-cell office:value-type="string" calcext:value-type="string">
            <text:p>23 50980460</text:p>
          </table:table-cell>
          <table:table-cell office:value-type="string" calcext:value-type="string">
            <text:p>CAXANGA</text:p>
          </table:table-cell>
          <table:table-cell office:value-type="float" office:value="8134534797" calcext:value-type="float">
            <text:p>813453479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ENTRO DE PROGRESSAO NOSSA SENHORA APARECIDA</text:p>
          </table:table-cell>
          <table:table-cell office:value-type="string" calcext:value-type="string">
            <text:p>160 50721330</text:p>
          </table:table-cell>
          <table:table-cell office:value-type="string" calcext:value-type="string">
            <text:p>CORDEIRO</text:p>
          </table:table-cell>
          <table:table-cell office:value-type="float" office:value="8199844397" calcext:value-type="float">
            <text:p>819984439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ENTRO DE PROGRESSAO NOSSA SENHORA APARECIDA - ANEXO I</text:p>
          </table:table-cell>
          <table:table-cell office:value-type="string" calcext:value-type="string">
            <text:p>383 50821080</text:p>
          </table:table-cell>
          <table:table-cell office:value-type="string" calcext:value-type="string">
            <text:p>CORDEIRO</text:p>
          </table:table-cell>
          <table:table-cell office:value-type="float" office:value="8199605987" calcext:value-type="float">
            <text:p>81996059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MEI DARCY RIBEIRO</text:p>
          </table:table-cell>
          <table:table-cell office:value-type="string" calcext:value-type="string">
            <text:p>ODETE MONTEIRO 450 50711440</text:p>
          </table:table-cell>
          <table:table-cell office:value-type="string" calcext:value-type="string">
            <text:p>CORDEIRO</text:p>
          </table:table-cell>
          <table:table-cell office:value-type="float" office:value="8132366048" calcext:value-type="float">
            <text:p>813236604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ECHE ESCOLA RECIFE MIGUEL ARRAES DE ALENCAR</text:p>
          </table:table-cell>
          <table:table-cell office:value-type="string" calcext:value-type="string">
            <text:p>ARISTONCIO DE OLIVEIRA 189 50690490</text:p>
          </table:table-cell>
          <table:table-cell office:value-type="string" calcext:value-type="string">
            <text:p>IPUTINGA</text:p>
          </table:table-cell>
          <table:table-cell office:value-type="float" office:value="8199755526" calcext:value-type="float">
            <text:p>81997555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ECHE LUIZA ALMEIDA- AGMAT</text:p>
          </table:table-cell>
          <table:table-cell office:value-type="string" calcext:value-type="string">
            <text:p>1069 50640040</text:p>
          </table:table-cell>
          <table:table-cell office:value-type="string" calcext:value-type="string">
            <text:p>TORROES</text:p>
          </table:table-cell>
          <table:table-cell office:value-type="float" office:value="8198514912" calcext:value-type="float">
            <text:p>819851491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ECHE MUNICIPAL CEAPE</text:p>
          </table:table-cell>
          <table:table-cell office:value-type="string" calcext:value-type="string">
            <text:p>COSTA SEPULVEDA 415 A 50730265</text:p>
          </table:table-cell>
          <table:table-cell office:value-type="string" calcext:value-type="string">
            <text:p>ENGENHO DO MEIO</text:p>
          </table:table-cell>
          <table:table-cell office:value-type="float" office:value="8133554336" calcext:value-type="float">
            <text:p>8133554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ECHE MUNICIPAL DEUS E AMOR</text:p>
          </table:table-cell>
          <table:table-cell office:value-type="string" calcext:value-type="string">
            <text:p>EPAMINONDAS CRISTOVAO DE OLIVEIRA 395 50640520</text:p>
          </table:table-cell>
          <table:table-cell office:value-type="string" calcext:value-type="string">
            <text:p>TORROES</text:p>
          </table:table-cell>
          <table:table-cell office:value-type="float" office:value="8133556274" calcext:value-type="float">
            <text:p>81335562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EUSA DE FREITAS CAVALCANTI</text:p>
          </table:table-cell>
          <table:table-cell office:value-type="string" calcext:value-type="string">
            <text:p>EPAMINONDAS CRISTOVAO DE OLIVEIRA S/N 50640520</text:p>
          </table:table-cell>
          <table:table-cell office:value-type="string" calcext:value-type="string">
            <text:p>TORROES</text:p>
          </table:table-cell>
          <table:table-cell office:value-type="float" office:value="8133553938" calcext:value-type="float">
            <text:p>8133553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 IPUTINGA</text:p>
          </table:table-cell>
          <table:table-cell office:value-type="string" calcext:value-type="string">
            <text:p>CORONEL FERNANDO FURTADO 479 IPUTINGA 50731284</text:p>
          </table:table-cell>
          <table:table-cell office:value-type="string" calcext:value-type="string">
            <text:p>IPUTINGA</text:p>
          </table:table-cell>
          <table:table-cell office:value-type="float" office:value="8133554097" calcext:value-type="float">
            <text:p>81335540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 TORRE</text:p>
          </table:table-cell>
          <table:table-cell office:value-type="string" calcext:value-type="string">
            <text:p>CANTORA CLARA NUNES S/N 50711550</text:p>
          </table:table-cell>
          <table:table-cell office:value-type="string" calcext:value-type="string">
            <text:p>TORRE</text:p>
          </table:table-cell>
          <table:table-cell office:value-type="float" office:value="8133553334" calcext:value-type="float">
            <text:p>81335533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RCY RIBEIRO</text:p>
          </table:table-cell>
          <table:table-cell office:value-type="string" calcext:value-type="string">
            <text:p>ODETE MONTEIRO 450 50711440</text:p>
          </table:table-cell>
          <table:table-cell office:value-type="string" calcext:value-type="string">
            <text:p>CORDEIRO</text:p>
          </table:table-cell>
          <table:table-cell office:value-type="float" office:value="8133554110" calcext:value-type="float">
            <text:p>8133554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NA DE OLIVEIRA</text:p>
          </table:table-cell>
          <table:table-cell office:value-type="string" calcext:value-type="string">
            <text:p>SAO MATEUS S/N 50731370</text:p>
          </table:table-cell>
          <table:table-cell office:value-type="string" calcext:value-type="string">
            <text:p>IPUTINGA</text:p>
          </table:table-cell>
          <table:table-cell office:value-type="float" office:value="8133554204" calcext:value-type="float">
            <text:p>81335542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VINO ESPIRITO SANTO</text:p>
          </table:table-cell>
          <table:table-cell office:value-type="string" calcext:value-type="string">
            <text:p>PRACA DA CAXANGA 127 50800210</text:p>
          </table:table-cell>
          <table:table-cell office:value-type="string" calcext:value-type="string">
            <text:p>VARZEA</text:p>
          </table:table-cell>
          <table:table-cell office:value-type="float" office:value="8133553885" calcext:value-type="float">
            <text:p>81335538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 DOM</text:p>
          </table:table-cell>
          <table:table-cell office:value-type="string" calcext:value-type="string">
            <text:p>CORONEL PACHECO 115 50741120</text:p>
          </table:table-cell>
          <table:table-cell office:value-type="string" calcext:value-type="string">
            <text:p>VARZEA</text:p>
          </table:table-cell>
          <table:table-cell office:value-type="float" office:value="8133554492" calcext:value-type="float">
            <text:p>81335544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S TORROES</text:p>
          </table:table-cell>
          <table:table-cell office:value-type="string" calcext:value-type="string">
            <text:p>DOUTOR ANTONIO CORREIA DE OLIVEIRA 110 50761110</text:p>
          </table:table-cell>
          <table:table-cell office:value-type="string" calcext:value-type="string">
            <text:p>TORROES</text:p>
          </table:table-cell>
          <table:table-cell office:value-type="float" office:value="8133556350" calcext:value-type="float">
            <text:p>81335563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UTOR EBENEZER GUEIROS</text:p>
          </table:table-cell>
          <table:table-cell office:value-type="string" calcext:value-type="string">
            <text:p>DOUTOR ALUIZIO BALTAR 69 50680170</text:p>
          </table:table-cell>
          <table:table-cell office:value-type="string" calcext:value-type="string">
            <text:p>IPUTINGA</text:p>
          </table:table-cell>
          <table:table-cell office:value-type="float" office:value="8133556912" calcext:value-type="float">
            <text:p>8133556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UTOR RODOLFO AURELIANO</text:p>
          </table:table-cell>
          <table:table-cell office:value-type="string" calcext:value-type="string">
            <text:p>JOSE AVELAR 211 50810220</text:p>
          </table:table-cell>
          <table:table-cell office:value-type="string" calcext:value-type="string">
            <text:p>VARZEA</text:p>
          </table:table-cell>
          <table:table-cell office:value-type="float" office:value="8133553996" calcext:value-type="float">
            <text:p>81335539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UTOR SAMUEL GONCALVES</text:p>
          </table:table-cell>
          <table:table-cell office:value-type="string" calcext:value-type="string">
            <text:p>AUSTRO COSTA 227 50630360</text:p>
          </table:table-cell>
          <table:table-cell office:value-type="string" calcext:value-type="string">
            <text:p>PRADO</text:p>
          </table:table-cell>
          <table:table-cell office:value-type="float" office:value="8133553453" calcext:value-type="float">
            <text:p>81335534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 LUTANDO QUE SE CONQUISTA</text:p>
          </table:table-cell>
          <table:table-cell office:value-type="string" calcext:value-type="string">
            <text:p>SALVADOR ALLENDER 36 50711480</text:p>
          </table:table-cell>
          <table:table-cell office:value-type="string" calcext:value-type="string">
            <text:p>CORDEIRO</text:p>
          </table:table-cell>
          <table:table-cell office:value-type="float" office:value="8133554834" calcext:value-type="float">
            <text:p>81335548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FAER PROF PAULO FREIRE</text:p>
          </table:table-cell>
          <table:table-cell office:value-type="string" calcext:value-type="string">
            <text:p>REAL DA TORRE 299 50610000</text:p>
          </table:table-cell>
          <table:table-cell office:value-type="string" calcext:value-type="string">
            <text:p>MADALENA</text:p>
          </table:table-cell>
          <table:table-cell office:value-type="float" office:value="8133555851" calcext:value-type="float">
            <text:p>813355585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ENGENHO DO MEIO</text:p>
          </table:table-cell>
          <table:table-cell office:value-type="string" calcext:value-type="string">
            <text:p>BOM PASTOR 1406 50670260</text:p>
          </table:table-cell>
          <table:table-cell office:value-type="string" calcext:value-type="string">
            <text:p>ENGENHO DO MEIO</text:p>
          </table:table-cell>
          <table:table-cell office:value-type="float" office:value="8133553450" calcext:value-type="float">
            <text:p>81335534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COLA CORACAO DA INFANCIA</text:p>
          </table:table-cell>
          <table:table-cell office:value-type="string" calcext:value-type="string">
            <text:p>438 50720165</text:p>
          </table:table-cell>
          <table:table-cell office:value-type="string" calcext:value-type="string">
            <text:p>PRADO</text:p>
          </table:table-cell>
          <table:table-cell office:value-type="float" office:value="8131260383" calcext:value-type="float">
            <text:p>81312603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PERANCA</text:p>
          </table:table-cell>
          <table:table-cell office:value-type="string" calcext:value-type="string">
            <text:p>LEILA FELIX KARAN S/N 50761200</text:p>
          </table:table-cell>
          <table:table-cell office:value-type="string" calcext:value-type="string">
            <text:p>SAN MARTIN</text:p>
          </table:table-cell>
          <table:table-cell office:value-type="float" office:value="8133556906" calcext:value-type="float">
            <text:p>81335569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RENCIA DE ALIMENTACAO</text:p>
          </table:table-cell>
          <table:table-cell office:value-type="string" calcext:value-type="string">
            <text:p>QUIPAPA 317 03905030</text:p>
          </table:table-cell>
          <table:table-cell office:value-type="string" calcext:value-type="string">
            <text:p>CAXANGA</text:p>
          </table:table-cell>
          <table:table-cell table:style-name="ce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NFIL</text:p>
          </table:table-cell>
          <table:table-cell office:value-type="string" calcext:value-type="string">
            <text:p>SEIS DE MARCO 10 50741180</text:p>
          </table:table-cell>
          <table:table-cell office:value-type="string" calcext:value-type="string">
            <text:p>VARZEA</text:p>
          </table:table-cell>
          <table:table-cell office:value-type="float" office:value="81996352796" calcext:value-type="float">
            <text:p>8199635279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INSTITUO ESPIRITA SEMEADORES DA FE CRECHE LAR DA ESPERANCA DURVAL</text:p>
          </table:table-cell>
          <table:table-cell office:value-type="string" calcext:value-type="string">
            <text:p>90 50670560</text:p>
          </table:table-cell>
          <table:table-cell office:value-type="string" calcext:value-type="string">
            <text:p>IPUTINGA</text:p>
          </table:table-cell>
          <table:table-cell office:value-type="float" office:value="8132726633" calcext:value-type="float">
            <text:p>81327266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STITUTO CRIANCA FELIZ - INCRIFE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VARZEA</text:p>
          </table:table-cell>
          <table:table-cell table:style-name="ce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STITUTO MARLENE ALMEIDA - IMA</text:p>
          </table:table-cell>
          <table:table-cell office:value-type="string" calcext:value-type="string">
            <text:p>294 50650420</text:p>
          </table:table-cell>
          <table:table-cell office:value-type="string" calcext:value-type="string">
            <text:p>TORROES</text:p>
          </table:table-cell>
          <table:table-cell table:style-name="ce2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INSTITUTO NOSSA SENHORA APARECIDA</text:p>
          </table:table-cell>
          <table:table-cell office:value-type="string" calcext:value-type="string">
            <text:p>410 50980410</text:p>
          </table:table-cell>
          <table:table-cell office:value-type="string" calcext:value-type="string">
            <text:p>VARZEA</text:p>
          </table:table-cell>
          <table:table-cell office:value-type="float" office:value="8199708986" calcext:value-type="float">
            <text:p>819970898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ADER FIGUEIREDO DE ANDRADE SILVA</text:p>
          </table:table-cell>
          <table:table-cell office:value-type="string" calcext:value-type="string">
            <text:p>MUCIO UCHOA CAVALCANTE 283 50730665</text:p>
          </table:table-cell>
          <table:table-cell office:value-type="string" calcext:value-type="string">
            <text:p>ENGENHO DO MEIO</text:p>
          </table:table-cell>
          <table:table-cell office:value-type="float" office:value="8133553676" calcext:value-type="float">
            <text:p>813355367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ADER FIGUEIREDO DE ANDRADE SILVA - ANEX</text:p>
          </table:table-cell>
          <table:table-cell office:value-type="string" calcext:value-type="string">
            <text:p>ANTONIO O CURADO 231 50730180</text:p>
          </table:table-cell>
          <table:table-cell office:value-type="string" calcext:value-type="string">
            <text:p>ENGENHO DO MEIO</text:p>
          </table:table-cell>
          <table:table-cell office:value-type="float" office:value="8133553676" calcext:value-type="float">
            <text:p>81335536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AO EUGENIO</text:p>
          </table:table-cell>
          <table:table-cell office:value-type="string" calcext:value-type="string">
            <text:p>GASPAR PEREZ 3895 50670350</text:p>
          </table:table-cell>
          <table:table-cell office:value-type="string" calcext:value-type="string">
            <text:p>IPUTINGA</text:p>
          </table:table-cell>
          <table:table-cell office:value-type="float" office:value="8133553948" calcext:value-type="float">
            <text:p>813355394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OAO EUGENIO - ANX I- LAR SEM FRONTEIRAS</text:p>
          </table:table-cell>
          <table:table-cell office:value-type="string" calcext:value-type="string">
            <text:p>ESTEVAO DE SA 204 50740270</text:p>
          </table:table-cell>
          <table:table-cell office:value-type="string" calcext:value-type="string">
            <text:p>VARZEA</text:p>
          </table:table-cell>
          <table:table-cell office:value-type="float" office:value="8133553949" calcext:value-type="float">
            <text:p>81335539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AO PESSOA GUERRA</text:p>
          </table:table-cell>
          <table:table-cell office:value-type="string" calcext:value-type="string">
            <text:p>ISAAC BURIL 107 50740495</text:p>
          </table:table-cell>
          <table:table-cell office:value-type="string" calcext:value-type="string">
            <text:p>VARZEA</text:p>
          </table:table-cell>
          <table:table-cell office:value-type="float" office:value="8133553980" calcext:value-type="float">
            <text:p>81335539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AO XXIII</text:p>
          </table:table-cell>
          <table:table-cell office:value-type="string" calcext:value-type="string">
            <text:p>DO CAIARA 350 50731360</text:p>
          </table:table-cell>
          <table:table-cell office:value-type="string" calcext:value-type="string">
            <text:p>IPUTINGA</text:p>
          </table:table-cell>
          <table:table-cell office:value-type="float" office:value="8133553876" calcext:value-type="float">
            <text:p>81335538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A LUAR</text:p>
          </table:table-cell>
          <table:table-cell office:value-type="string" calcext:value-type="string">
            <text:p>MAURICIO DE NASSAU 42 50711445</text:p>
          </table:table-cell>
          <table:table-cell office:value-type="string" calcext:value-type="string">
            <text:p>IPUTINGA</text:p>
          </table:table-cell>
          <table:table-cell office:value-type="float" office:value="8133556807" calcext:value-type="float">
            <text:p>81335568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GALHAES BASTOS</text:p>
          </table:table-cell>
          <table:table-cell office:value-type="string" calcext:value-type="string">
            <text:p>FRANCISCO LACERDA S/N 50740150</text:p>
          </table:table-cell>
          <table:table-cell office:value-type="string" calcext:value-type="string">
            <text:p>VARZEA</text:p>
          </table:table-cell>
          <table:table-cell office:value-type="float" office:value="8133556799" calcext:value-type="float">
            <text:p>81335567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IA LUZINETE DA COSTA</text:p>
          </table:table-cell>
          <table:table-cell office:value-type="string" calcext:value-type="string">
            <text:p>190 50750230</text:p>
          </table:table-cell>
          <table:table-cell office:value-type="string" calcext:value-type="string">
            <text:p>ILHA DO RETIRO</text:p>
          </table:table-cell>
          <table:table-cell office:value-type="float" office:value="8133554361" calcext:value-type="float">
            <text:p>81335543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NINO JESUS DA BOMBA GRANDE</text:p>
          </table:table-cell>
          <table:table-cell office:value-type="string" calcext:value-type="string">
            <text:p>NOSSA SENHORA DA SAUDE 479 IPUTINGA 50731020</text:p>
          </table:table-cell>
          <table:table-cell office:value-type="string" calcext:value-type="string">
            <text:p>IPUTINGA</text:p>
          </table:table-cell>
          <table:table-cell office:value-type="float" office:value="8133553227" calcext:value-type="float">
            <text:p>81335532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RCIA DE ALBUQUERQUE FERREIRA</text:p>
          </table:table-cell>
          <table:table-cell office:value-type="string" calcext:value-type="string">
            <text:p>TABAIARES 182 50750230</text:p>
          </table:table-cell>
          <table:table-cell office:value-type="string" calcext:value-type="string">
            <text:p>ILHA DO RETIRO</text:p>
          </table:table-cell>
          <table:table-cell office:value-type="float" office:value="8133554076" calcext:value-type="float">
            <text:p>81335540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GUEL ARRAES RODA DE FOGO</text:p>
          </table:table-cell>
          <table:table-cell office:value-type="string" calcext:value-type="string">
            <text:p>S/N 50660330</text:p>
          </table:table-cell>
          <table:table-cell office:value-type="string" calcext:value-type="string">
            <text:p>TORROES</text:p>
          </table:table-cell>
          <table:table-cell office:value-type="float" office:value="8133553231" calcext:value-type="float">
            <text:p>81335532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SSA SENHORA AUXILIADORA</text:p>
          </table:table-cell>
          <table:table-cell office:value-type="string" calcext:value-type="string">
            <text:p>DOUTOR ANTONIO CORREIA DE OLIVEIRA 669 50761110</text:p>
          </table:table-cell>
          <table:table-cell office:value-type="string" calcext:value-type="string">
            <text:p>TORROES</text:p>
          </table:table-cell>
          <table:table-cell office:value-type="float" office:value="8133554858" calcext:value-type="float">
            <text:p>81335548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VA MORADA</text:p>
          </table:table-cell>
          <table:table-cell office:value-type="string" calcext:value-type="string">
            <text:p>ELIANE FRAGOSO DO NASCIMENTO 24 50980685</text:p>
          </table:table-cell>
          <table:table-cell office:value-type="string" calcext:value-type="string">
            <text:p>CAXANGA</text:p>
          </table:table-cell>
          <table:table-cell office:value-type="float" office:value="8133553546" calcext:value-type="float">
            <text:p>81335535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VA MORADA - ANEXO I</text:p>
          </table:table-cell>
          <table:table-cell office:value-type="string" calcext:value-type="string">
            <text:p>DEP JOSE FRANCISCO DE MELO CAVALCANTI 409 50980495</text:p>
          </table:table-cell>
          <table:table-cell office:value-type="string" calcext:value-type="string">
            <text:p>CAXANGA</text:p>
          </table:table-cell>
          <table:table-cell office:value-type="float" office:value="8133553543" calcext:value-type="float">
            <text:p>813355354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APA JOAO XXIII</text:p>
          </table:table-cell>
          <table:table-cell office:value-type="string" calcext:value-type="string">
            <text:p>GIRUA S/N V REDENCAO 50730540</text:p>
          </table:table-cell>
          <table:table-cell office:value-type="string" calcext:value-type="string">
            <text:p>ENGENHO DO MEIO</text:p>
          </table:table-cell>
          <table:table-cell office:value-type="float" office:value="8133554402" calcext:value-type="float">
            <text:p>81335544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ROQUIAL CRISTO REI</text:p>
          </table:table-cell>
          <table:table-cell office:value-type="string" calcext:value-type="string">
            <text:p>DOM MANUEL DA COSTA S/N 50710380</text:p>
          </table:table-cell>
          <table:table-cell office:value-type="string" calcext:value-type="string">
            <text:p>TORRE</text:p>
          </table:table-cell>
          <table:table-cell office:value-type="float" office:value="8133553575" calcext:value-type="float">
            <text:p>813355357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ROF ELIZABETH SALES COUTINHO BARROS</text:p>
          </table:table-cell>
          <table:table-cell office:value-type="string" calcext:value-type="string">
            <text:p>PROFESSOR AVERTANO ROCHA 386 50076100</text:p>
          </table:table-cell>
          <table:table-cell office:value-type="string" calcext:value-type="string">
            <text:p>TORROES</text:p>
          </table:table-cell>
          <table:table-cell office:value-type="float" office:value="8133554934" calcext:value-type="float">
            <text:p>81335549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ESSOR JOAO BATISTA LIPPO NETO</text:p>
          </table:table-cell>
          <table:table-cell office:value-type="string" calcext:value-type="string">
            <text:p>BARAO DE CERRO LARGO S/N 50960460</text:p>
          </table:table-cell>
          <table:table-cell office:value-type="string" calcext:value-type="string">
            <text:p>VARZEA</text:p>
          </table:table-cell>
          <table:table-cell office:value-type="float" office:value="8133550086" calcext:value-type="float">
            <text:p>813355008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ROFESSOR JOAO FRANCISCO DE SOUZA</text:p>
          </table:table-cell>
          <table:table-cell office:value-type="string" calcext:value-type="string">
            <text:p>EXPEDICIONARIO JORGE DA COSTA LIMA 31 UR07 50970250</text:p>
          </table:table-cell>
          <table:table-cell office:value-type="string" calcext:value-type="string">
            <text:p>VARZEA</text:p>
          </table:table-cell>
          <table:table-cell office:value-type="float" office:value="8133550101" calcext:value-type="float">
            <text:p>813355010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ROFESSOR PAULO ROSAS</text:p>
          </table:table-cell>
          <table:table-cell office:value-type="string" calcext:value-type="string">
            <text:p>PROFESSOR LUIZ FREIRE SN 50740545</text:p>
          </table:table-cell>
          <table:table-cell office:value-type="string" calcext:value-type="string">
            <text:p>CIDADE UNIVERSITARIA</text:p>
          </table:table-cell>
          <table:table-cell office:value-type="float" office:value="8121267073" calcext:value-type="float">
            <text:p>81212670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DA DE FOGO</text:p>
          </table:table-cell>
          <table:table-cell office:value-type="string" calcext:value-type="string">
            <text:p>OCIDENTAL 33 CASA 50721610</text:p>
          </table:table-cell>
          <table:table-cell office:value-type="string" calcext:value-type="string">
            <text:p>CORDEIRO</text:p>
          </table:table-cell>
          <table:table-cell office:value-type="float" office:value="8133556935" calcext:value-type="float">
            <text:p>81335569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SA SELVAGEM</text:p>
          </table:table-cell>
          <table:table-cell office:value-type="string" calcext:value-type="string">
            <text:p>PORTO SEGURO 470 UR7 50970165</text:p>
          </table:table-cell>
          <table:table-cell office:value-type="string" calcext:value-type="string">
            <text:p>VARZEA</text:p>
          </table:table-cell>
          <table:table-cell office:value-type="float" office:value="8133553220" calcext:value-type="float">
            <text:p>81335532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TA LUZIA</text:p>
          </table:table-cell>
          <table:table-cell office:value-type="string" calcext:value-type="string">
            <text:p>SOUZA BANDEIRA S/N 50711050</text:p>
          </table:table-cell>
          <table:table-cell office:value-type="string" calcext:value-type="string">
            <text:p>TORRE</text:p>
          </table:table-cell>
          <table:table-cell office:value-type="float" office:value="8133556824" calcext:value-type="float">
            <text:p>81335568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O DOMINGOS</text:p>
          </table:table-cell>
          <table:table-cell office:value-type="string" calcext:value-type="string">
            <text:p>SAO MATHEUS 364 50680000</text:p>
          </table:table-cell>
          <table:table-cell office:value-type="string" calcext:value-type="string">
            <text:p>IPUTINGA</text:p>
          </table:table-cell>
          <table:table-cell office:value-type="float" office:value="8133553371" calcext:value-type="float">
            <text:p>81335533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MENTINHA DO SKYLAB</text:p>
          </table:table-cell>
          <table:table-cell office:value-type="string" calcext:value-type="string">
            <text:p>ITAPARINGA SN 50680785</text:p>
          </table:table-cell>
          <table:table-cell office:value-type="string" calcext:value-type="string">
            <text:p>IPUTINGA</text:p>
          </table:table-cell>
          <table:table-cell office:value-type="float" office:value="8133553680" calcext:value-type="float">
            <text:p>81335536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NADOR JOSE ERMIRIO DE MORAES</text:p>
          </table:table-cell>
          <table:table-cell office:value-type="string" calcext:value-type="string">
            <text:p>RORAIMA 30 UR07 50960120</text:p>
          </table:table-cell>
          <table:table-cell office:value-type="string" calcext:value-type="string">
            <text:p>VARZEA</text:p>
          </table:table-cell>
          <table:table-cell office:value-type="float" office:value="8199301668" calcext:value-type="float">
            <text:p>81993016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TIO DO BERARDO</text:p>
          </table:table-cell>
          <table:table-cell office:value-type="string" calcext:value-type="string">
            <text:p>PROFESSOR LINS E SILVA S/N 50720380</text:p>
          </table:table-cell>
          <table:table-cell office:value-type="string" calcext:value-type="string">
            <text:p>MADALENA</text:p>
          </table:table-cell>
          <table:table-cell office:value-type="float" office:value="8133553764" calcext:value-type="float">
            <text:p>81335537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TIO DO CARDOSO</text:p>
          </table:table-cell>
          <table:table-cell office:value-type="string" calcext:value-type="string">
            <text:p>PADRE LANDIM 390 50710470</text:p>
          </table:table-cell>
          <table:table-cell office:value-type="string" calcext:value-type="string">
            <text:p>MADALENA</text:p>
          </table:table-cell>
          <table:table-cell office:value-type="float" office:value="8133554025" calcext:value-type="float">
            <text:p>813355402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OLDADO JOSE ANTONIO DO NASCIMENTO ANEXO</text:p>
          </table:table-cell>
          <table:table-cell office:value-type="string" calcext:value-type="string">
            <text:p>GUILHERME PINTO 246 52011210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81 32310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NIDADE EDUCACIONAL SEMEART</text:p>
          </table:table-cell>
          <table:table-cell office:value-type="string" calcext:value-type="string">
            <text:p>100 50800270</text:p>
          </table:table-cell>
          <table:table-cell office:value-type="string" calcext:value-type="string">
            <text:p>CAXANGA</text:p>
          </table:table-cell>
          <table:table-cell office:value-type="float" office:value="8198439998" calcext:value-type="float">
            <text:p>81984399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TEC GREGORIO BEZERRA</text:p>
          </table:table-cell>
          <table:table-cell office:value-type="string" calcext:value-type="string">
            <text:p>PINTO DAMASIO 2005 S/N 50741000</text:p>
          </table:table-cell>
          <table:table-cell office:value-type="string" calcext:value-type="string">
            <text:p>VARZEA</text:p>
          </table:table-cell>
          <table:table-cell office:value-type="float" office:value="8133554033" calcext:value-type="float">
            <text:p>813355403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UTEC MOVEL RPA 4</text:p>
          </table:table-cell>
          <table:table-cell office:value-type="string" calcext:value-type="string">
            <text:p>BOM PASTOR 1406 50670260</text:p>
          </table:table-cell>
          <table:table-cell office:value-type="string" calcext:value-type="string">
            <text:p>ENGENHO DO MEIO</text:p>
          </table:table-cell>
          <table:table-cell office:value-type="float" office:value="8133556947" calcext:value-type="float">
            <text:p>81335569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LA SANTA LUZIA</text:p>
          </table:table-cell>
          <table:table-cell office:value-type="string" calcext:value-type="string">
            <text:p>ELIZEU CAVALCANTI 52 50711180</text:p>
          </table:table-cell>
          <table:table-cell office:value-type="string" calcext:value-type="string">
            <text:p>CORDEIRO</text:p>
          </table:table-cell>
          <table:table-cell office:value-type="float" office:value="8133553550" calcext:value-type="float">
            <text:p>81335535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NDE A MIM AS CRIANCINHAS</text:p>
          </table:table-cell>
          <table:table-cell office:value-type="string" calcext:value-type="string">
            <text:p>EDEIA S/N 50720750</text:p>
          </table:table-cell>
          <table:table-cell office:value-type="string" calcext:value-type="string">
            <text:p>MADALENA</text:p>
          </table:table-cell>
          <table:table-cell office:value-type="float" office:value="8133554870" calcext:value-type="float">
            <text:p>813355487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WALDIR SAVLUSCHINSKE</text:p>
          </table:table-cell>
          <table:table-cell office:value-type="string" calcext:value-type="string">
            <text:p>ALVARO TEIXEIRA MESQUITA S/N 50730660</text:p>
          </table:table-cell>
          <table:table-cell office:value-type="string" calcext:value-type="string">
            <text:p>ENGENHO DO MEIO</text:p>
          </table:table-cell>
          <table:table-cell office:value-type="float" office:value="8133554090" calcext:value-type="float">
            <text:p>81335540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UMBI DOS PALMARES</text:p>
          </table:table-cell>
          <table:table-cell office:value-type="string" calcext:value-type="string">
            <text:p>ENGENHEIRO VASCONCELOS BITTENCOURT 35 50740180</text:p>
          </table:table-cell>
          <table:table-cell office:value-type="string" calcext:value-type="string">
            <text:p>VARZEA</text:p>
          </table:table-cell>
          <table:table-cell office:value-type="float" office:value="8133553934" calcext:value-type="float">
            <text:p>81335539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TO DA BELA VISTA</text:p>
          </table:table-cell>
          <table:table-cell office:value-type="string" calcext:value-type="string">
            <text:p>ALTO DA BELA VISTA 338 50791180</text:p>
          </table:table-cell>
          <table:table-cell office:value-type="string" calcext:value-type="string">
            <text:p>COQUEIRAL</text:p>
          </table:table-cell>
          <table:table-cell office:value-type="float" office:value="8133550121" calcext:value-type="float">
            <text:p>81335501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TO DA BELA VISTA - ANEXO I</text:p>
          </table:table-cell>
          <table:table-cell office:value-type="string" calcext:value-type="string">
            <text:p>ALTO DA BELA VISTA 369 50791180</text:p>
          </table:table-cell>
          <table:table-cell office:value-type="string" calcext:value-type="string">
            <text:p>COQUEIRAL</text:p>
          </table:table-cell>
          <table:table-cell office:value-type="float" office:value="8133550121" calcext:value-type="float">
            <text:p>81335501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DRE DE MELO</text:p>
          </table:table-cell>
          <table:table-cell office:value-type="string" calcext:value-type="string">
            <text:p>MORAES E SILVA 180 50865100</text:p>
          </table:table-cell>
          <table:table-cell office:value-type="string" calcext:value-type="string">
            <text:p>ESTANCIA</text:p>
          </table:table-cell>
          <table:table-cell office:value-type="float" office:value="8133553780" calcext:value-type="float">
            <text:p>81335537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TONIO FARIAS FILHO</text:p>
          </table:table-cell>
          <table:table-cell office:value-type="string" calcext:value-type="string">
            <text:p>VINTE E UM DE ABRIL S/N 50761350</text:p>
          </table:table-cell>
          <table:table-cell office:value-type="string" calcext:value-type="string">
            <text:p>SAN MARTIN</text:p>
          </table:table-cell>
          <table:table-cell office:value-type="float" office:value="8133554902" calcext:value-type="float">
            <text:p>813355490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SSOCIACAO DE MULHERES DE BEIRINHA</text:p>
          </table:table-cell>
          <table:table-cell office:value-type="string" calcext:value-type="string">
            <text:p>244 A 50860240</text:p>
          </table:table-cell>
          <table:table-cell office:value-type="string" calcext:value-type="string">
            <text:p>AREIAS</text:p>
          </table:table-cell>
          <table:table-cell office:value-type="float" office:value="8197258734" calcext:value-type="float">
            <text:p>819725873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BALBINA MENELAU</text:p>
          </table:table-cell>
          <table:table-cell office:value-type="string" calcext:value-type="string">
            <text:p>JOAO DE ANDRADE 82 50790070</text:p>
          </table:table-cell>
          <table:table-cell office:value-type="string" calcext:value-type="string">
            <text:p>JARDIM SAO PAULO</text:p>
          </table:table-cell>
          <table:table-cell office:value-type="float" office:value="8133553992" calcext:value-type="float">
            <text:p>81335539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IDO KRAUSE</text:p>
          </table:table-cell>
          <table:table-cell office:value-type="string" calcext:value-type="string">
            <text:p>ONZE DE AGOSTO S/N 50791465</text:p>
          </table:table-cell>
          <table:table-cell office:value-type="string" calcext:value-type="string">
            <text:p>TOTO</text:p>
          </table:table-cell>
          <table:table-cell office:value-type="float" office:value="8133550050" calcext:value-type="float">
            <text:p>81335500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SA DOS FERROVIARIOS</text:p>
          </table:table-cell>
          <table:table-cell office:value-type="string" calcext:value-type="string">
            <text:p>DR JOSE CORNELIO 84 50791010</text:p>
          </table:table-cell>
          <table:table-cell office:value-type="string" calcext:value-type="string">
            <text:p>COQUEIRAL</text:p>
          </table:table-cell>
          <table:table-cell office:value-type="float" office:value="8133553556" calcext:value-type="float">
            <text:p>813355355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ENTRO EDUCACIONAL CRECHE VOVO ROSA</text:p>
          </table:table-cell>
          <table:table-cell office:value-type="string" calcext:value-type="string">
            <text:p>480 50781735</text:p>
          </table:table-cell>
          <table:table-cell office:value-type="string" calcext:value-type="string">
            <text:p>JARDIM SAO PAULO</text:p>
          </table:table-cell>
          <table:table-cell office:value-type="float" office:value="8181331437" calcext:value-type="float">
            <text:p>818133143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ENTRO EDUCACIONAL SOCIAL E CULTURAL - CESC COQUEIRAL</text:p>
          </table:table-cell>
          <table:table-cell office:value-type="string" calcext:value-type="string">
            <text:p>327 50791130</text:p>
          </table:table-cell>
          <table:table-cell office:value-type="string" calcext:value-type="string">
            <text:p>COQUEIRAL</text:p>
          </table:table-cell>
          <table:table-cell office:value-type="float" office:value="8197244808" calcext:value-type="float">
            <text:p>81972448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ICO MENDES</text:p>
          </table:table-cell>
          <table:table-cell office:value-type="string" calcext:value-type="string">
            <text:p>DO CAMPO S/N 50875251</text:p>
          </table:table-cell>
          <table:table-cell office:value-type="string" calcext:value-type="string">
            <text:p>CACOTE</text:p>
          </table:table-cell>
          <table:table-cell office:value-type="float" office:value="8133554476" calcext:value-type="float">
            <text:p>81335544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UBE DE MAES FUTURO DO AMANHA</text:p>
          </table:table-cell>
          <table:table-cell office:value-type="string" calcext:value-type="string">
            <text:p>03 50760690</text:p>
          </table:table-cell>
          <table:table-cell office:value-type="string" calcext:value-type="string">
            <text:p>SAN MARTIN</text:p>
          </table:table-cell>
          <table:table-cell office:value-type="float" office:value="8187464778" calcext:value-type="float">
            <text:p>81874647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SELHO DOS MORADORES DO JIQUIA</text:p>
          </table:table-cell>
          <table:table-cell office:value-type="string" calcext:value-type="string">
            <text:p>4579 50770070</text:p>
          </table:table-cell>
          <table:table-cell office:value-type="string" calcext:value-type="string">
            <text:p>JIQUIA</text:p>
          </table:table-cell>
          <table:table-cell office:value-type="float" office:value="8185641679" calcext:value-type="float">
            <text:p>81856416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ECHE ESCOLA RECIFE DA ESTANCIA</text:p>
          </table:table-cell>
          <table:table-cell office:value-type="string" calcext:value-type="string">
            <text:p>PROFESSOR CALDAS FILHO 186 50771335</text:p>
          </table:table-cell>
          <table:table-cell office:value-type="string" calcext:value-type="string">
            <text:p>ESTANCIA</text:p>
          </table:table-cell>
          <table:table-cell office:value-type="float" office:value="8132234160" calcext:value-type="float">
            <text:p>813223416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RECHE ESCOLA RECIFE GOVERNADOR MIGUEL ARRAES</text:p>
          </table:table-cell>
          <table:table-cell office:value-type="string" calcext:value-type="string">
            <text:p>DOUTOR GIL RODRIGUES DOS SANTOS 10 50860080</text:p>
          </table:table-cell>
          <table:table-cell office:value-type="string" calcext:value-type="string">
            <text:p>AREIAS</text:p>
          </table:table-cell>
          <table:table-cell office:value-type="float" office:value="8133554105" calcext:value-type="float">
            <text:p>81335541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ECHE MUNICIPAL CHICO MENDES</text:p>
          </table:table-cell>
          <table:table-cell office:value-type="string" calcext:value-type="string">
            <text:p>SINDICATO DOS VIGILANTES 633 50875010</text:p>
          </table:table-cell>
          <table:table-cell office:value-type="string" calcext:value-type="string">
            <text:p>CACOTE</text:p>
          </table:table-cell>
          <table:table-cell office:value-type="float" office:value="8133554822" calcext:value-type="float">
            <text:p>81335548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ECHE MUNICIPAL NOVO HORIZONTE</text:p>
          </table:table-cell>
          <table:table-cell office:value-type="string" calcext:value-type="string">
            <text:p>JOSE BEZERRA CAVALCANTI 244 50760370</text:p>
          </table:table-cell>
          <table:table-cell office:value-type="string" calcext:value-type="string">
            <text:p>MUSTARDINHA</text:p>
          </table:table-cell>
          <table:table-cell office:value-type="float" office:value="8133556282" calcext:value-type="float">
            <text:p>81335562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 MANGUEIRA</text:p>
          </table:table-cell>
          <table:table-cell office:value-type="string" calcext:value-type="string">
            <text:p>21 DE ABRIL 1555 50820000</text:p>
          </table:table-cell>
          <table:table-cell office:value-type="string" calcext:value-type="string">
            <text:p>MANGUEIRA</text:p>
          </table:table-cell>
          <table:table-cell office:value-type="float" office:value="8133553832" calcext:value-type="float">
            <text:p>81335538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 AFOGADOS</text:p>
          </table:table-cell>
          <table:table-cell office:value-type="string" calcext:value-type="string">
            <text:p>CERRO NEGRO 215 50770765</text:p>
          </table:table-cell>
          <table:table-cell office:value-type="string" calcext:value-type="string">
            <text:p>AFOGADOS</text:p>
          </table:table-cell>
          <table:table-cell office:value-type="float" office:value="8133554830" calcext:value-type="float">
            <text:p>81335548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 TEJIPIO</text:p>
          </table:table-cell>
          <table:table-cell office:value-type="string" calcext:value-type="string">
            <text:p>TUTOIA 165 50930095</text:p>
          </table:table-cell>
          <table:table-cell office:value-type="string" calcext:value-type="string">
            <text:p>COQUEIRAL</text:p>
          </table:table-cell>
          <table:table-cell office:value-type="float" office:value="8133556897" calcext:value-type="float">
            <text:p>81335568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 BARRO</text:p>
          </table:table-cell>
          <table:table-cell office:value-type="string" calcext:value-type="string">
            <text:p>GUIRAGIBE 117 50900395</text:p>
          </table:table-cell>
          <table:table-cell office:value-type="string" calcext:value-type="string">
            <text:p>BARRO</text:p>
          </table:table-cell>
          <table:table-cell office:value-type="float" office:value="8133553584" calcext:value-type="float">
            <text:p>81335535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 BONGI</text:p>
          </table:table-cell>
          <table:table-cell office:value-type="string" calcext:value-type="string">
            <text:p>MAJOR MARIO PORTELA S/N 50751070</text:p>
          </table:table-cell>
          <table:table-cell office:value-type="string" calcext:value-type="string">
            <text:p>BONGI</text:p>
          </table:table-cell>
          <table:table-cell office:value-type="float" office:value="8133554806" calcext:value-type="float">
            <text:p>81335548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 IRAQUE</text:p>
          </table:table-cell>
          <table:table-cell office:value-type="string" calcext:value-type="string">
            <text:p>HAVAI S/N 50771630</text:p>
          </table:table-cell>
          <table:table-cell office:value-type="string" calcext:value-type="string">
            <text:p>ESTANCIA</text:p>
          </table:table-cell>
          <table:table-cell office:value-type="float" office:value="8133553387" calcext:value-type="float">
            <text:p>81335533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 PANTANAL</text:p>
          </table:table-cell>
          <table:table-cell office:value-type="string" calcext:value-type="string">
            <text:p>PADRE DIOGO 240 51345820</text:p>
          </table:table-cell>
          <table:table-cell office:value-type="string" calcext:value-type="string">
            <text:p>BARRO</text:p>
          </table:table-cell>
          <table:table-cell office:value-type="float" office:value="8192608037" calcext:value-type="float">
            <text:p>81926080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 PANTANAL - ANEXO I</text:p>
          </table:table-cell>
          <table:table-cell office:value-type="string" calcext:value-type="string">
            <text:p>PADRE DIOGO RODRIGUES 35 51345820</text:p>
          </table:table-cell>
          <table:table-cell office:value-type="string" calcext:value-type="string">
            <text:p>BARRO</text:p>
          </table:table-cell>
          <table:table-cell office:value-type="float" office:value="8192608037" calcext:value-type="float">
            <text:p>81926080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 PANTANAL - ANEXO II</text:p>
          </table:table-cell>
          <table:table-cell office:value-type="string" calcext:value-type="string">
            <text:p>PRESIDENTE MEDICE 115 51345710</text:p>
          </table:table-cell>
          <table:table-cell office:value-type="string" calcext:value-type="string">
            <text:p>BARRO</text:p>
          </table:table-cell>
          <table:table-cell office:value-type="float" office:value="8192608037" calcext:value-type="float">
            <text:p>81926080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 SANCHO</text:p>
          </table:table-cell>
          <table:table-cell office:value-type="string" calcext:value-type="string">
            <text:p>JOAO FERREIRA 427 50920650</text:p>
          </table:table-cell>
          <table:table-cell office:value-type="string" calcext:value-type="string">
            <text:p>SANCHO</text:p>
          </table:table-cell>
          <table:table-cell office:value-type="float" office:value="8133550863" calcext:value-type="float">
            <text:p>813355086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DOM BOSCO</text:p>
          </table:table-cell>
          <table:table-cell office:value-type="string" calcext:value-type="string">
            <text:p>ALVENOPOLIS 600 QUADRA 50790200</text:p>
          </table:table-cell>
          <table:table-cell office:value-type="string" calcext:value-type="string">
            <text:p>JARDIM SAO PAULO</text:p>
          </table:table-cell>
          <table:table-cell office:value-type="float" office:value="8133553848" calcext:value-type="float">
            <text:p>81335538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 REMEDIOS</text:p>
          </table:table-cell>
          <table:table-cell office:value-type="string" calcext:value-type="string">
            <text:p>DO BONGI 91 50830260</text:p>
          </table:table-cell>
          <table:table-cell office:value-type="string" calcext:value-type="string">
            <text:p>PRADO</text:p>
          </table:table-cell>
          <table:table-cell office:value-type="float" office:value="8133553459" calcext:value-type="float">
            <text:p>81335534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UTOR ANTONIO CORREIA</text:p>
          </table:table-cell>
          <table:table-cell office:value-type="string" calcext:value-type="string">
            <text:p>MANOEL SALVADOR 360 50900120</text:p>
          </table:table-cell>
          <table:table-cell office:value-type="string" calcext:value-type="string">
            <text:p>BARRO</text:p>
          </table:table-cell>
          <table:table-cell office:value-type="float" office:value="8133553868" calcext:value-type="float">
            <text:p>81335538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DITE BRAGA</text:p>
          </table:table-cell>
          <table:table-cell office:value-type="string" calcext:value-type="string">
            <text:p>NICOLAU PEREIRA 85 50770080</text:p>
          </table:table-cell>
          <table:table-cell office:value-type="string" calcext:value-type="string">
            <text:p>AFOGADOS</text:p>
          </table:table-cell>
          <table:table-cell office:value-type="float" office:value="8133553692" calcext:value-type="float">
            <text:p>81335536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COLA SANTA LUZIA</text:p>
          </table:table-cell>
          <table:table-cell office:value-type="string" calcext:value-type="string">
            <text:p>PROFESSOR CALDAS FILHO 186 50771335</text:p>
          </table:table-cell>
          <table:table-cell office:value-type="string" calcext:value-type="string">
            <text:p>ESTANCIA</text:p>
          </table:table-cell>
          <table:table-cell office:value-type="float" office:value="8133554484" calcext:value-type="float">
            <text:p>81335544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UTURO DO AMANHA</text:p>
          </table:table-cell>
          <table:table-cell office:value-type="string" calcext:value-type="string">
            <text:p>APULCRU DE ASSUNCAO 686 CASA 50761320</text:p>
          </table:table-cell>
          <table:table-cell office:value-type="string" calcext:value-type="string">
            <text:p>SAN MARTIN</text:p>
          </table:table-cell>
          <table:table-cell office:value-type="float" office:value="8187003014" calcext:value-type="float">
            <text:p>8187003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NERAL SAN MARTIN</text:p>
          </table:table-cell>
          <table:table-cell office:value-type="string" calcext:value-type="string">
            <text:p>GENERAL SAN MARTIN 1864 50761000</text:p>
          </table:table-cell>
          <table:table-cell office:value-type="string" calcext:value-type="string">
            <text:p>SAN MARTIN</text:p>
          </table:table-cell>
          <table:table-cell office:value-type="float" office:value="8133553956" calcext:value-type="float">
            <text:p>813355395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GOVERNADOR MIGUEL ARRAES DE ALENCAR</text:p>
          </table:table-cell>
          <table:table-cell office:value-type="string" calcext:value-type="string">
            <text:p>TAPAJOS 419 50860015</text:p>
          </table:table-cell>
          <table:table-cell office:value-type="string" calcext:value-type="string">
            <text:p>ESTANCIA</text:p>
          </table:table-cell>
          <table:table-cell office:value-type="float" office:value="8133553683" calcext:value-type="float">
            <text:p>81335536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GO GERDAU</text:p>
          </table:table-cell>
          <table:table-cell office:value-type="string" calcext:value-type="string">
            <text:p>CORONEL MIZAEL DE MENDONCA S/N 50761425</text:p>
          </table:table-cell>
          <table:table-cell office:value-type="string" calcext:value-type="string">
            <text:p>SAN MARTIN</text:p>
          </table:table-cell>
          <table:table-cell office:value-type="float" office:value="8186473764" calcext:value-type="float">
            <text:p>818647376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INSTITUTO DE DESENVOLVIMENTO SOCIAL E CULTURAL - IDESC</text:p>
          </table:table-cell>
          <table:table-cell office:value-type="string" calcext:value-type="string">
            <text:p>338 50780240</text:p>
          </table:table-cell>
          <table:table-cell office:value-type="string" calcext:value-type="string">
            <text:p>AREIAS</text:p>
          </table:table-cell>
          <table:table-cell office:value-type="float" office:value="8132523832" calcext:value-type="float">
            <text:p>81325238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SAAC PEREIRA DA SILVA</text:p>
          </table:table-cell>
          <table:table-cell office:value-type="string" calcext:value-type="string">
            <text:p>OITICICA LINS S/N 50870650</text:p>
          </table:table-cell>
          <table:table-cell office:value-type="string" calcext:value-type="string">
            <text:p>AREIAS</text:p>
          </table:table-cell>
          <table:table-cell office:value-type="float" office:value="8133554012" calcext:value-type="float">
            <text:p>8133554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SABEL SILVANA DE MELO</text:p>
          </table:table-cell>
          <table:table-cell office:value-type="string" calcext:value-type="string">
            <text:p>AVENIDA DOZE DE JUNHO SN 51345003</text:p>
          </table:table-cell>
          <table:table-cell office:value-type="string" calcext:value-type="string">
            <text:p>BARRO</text:p>
          </table:table-cell>
          <table:table-cell office:value-type="float" office:value="8194886367" calcext:value-type="float">
            <text:p>819488636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ARDIM BOTANICO</text:p>
          </table:table-cell>
          <table:table-cell office:value-type="string" calcext:value-type="string">
            <text:p>ONZE DE AGOSTO CENTRO SOCIAL URBANO S/N BIDU KRAUS 50791480</text:p>
          </table:table-cell>
          <table:table-cell office:value-type="string" calcext:value-type="string">
            <text:p>TOTO</text:p>
          </table:table-cell>
          <table:table-cell office:value-type="float" office:value="8133550320" calcext:value-type="float">
            <text:p>81335503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RDIM UCHOA</text:p>
          </table:table-cell>
          <table:table-cell office:value-type="string" calcext:value-type="string">
            <text:p>PALMARES 211 AREIAS 50780270</text:p>
          </table:table-cell>
          <table:table-cell office:value-type="string" calcext:value-type="string">
            <text:p>AREIAS</text:p>
          </table:table-cell>
          <table:table-cell office:value-type="float" office:value="8133553620" calcext:value-type="float">
            <text:p>81335536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NOEL ROLIM</text:p>
          </table:table-cell>
          <table:table-cell office:value-type="string" calcext:value-type="string">
            <text:p>PAJUSSARA 57 50920120</text:p>
          </table:table-cell>
          <table:table-cell office:value-type="string" calcext:value-type="string">
            <text:p>TEJIPIO</text:p>
          </table:table-cell>
          <table:table-cell office:value-type="float" office:value="8133554966" calcext:value-type="float">
            <text:p>813355496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NOEL ROLIM - ANEXO I</text:p>
          </table:table-cell>
          <table:table-cell office:value-type="string" calcext:value-type="string">
            <text:p>PAJUSSARA 60 CASA 50920120</text:p>
          </table:table-cell>
          <table:table-cell office:value-type="string" calcext:value-type="string">
            <text:p>JARDIM SAO PAULO</text:p>
          </table:table-cell>
          <table:table-cell office:value-type="float" office:value="8192844330" calcext:value-type="float">
            <text:p>81928443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ECHAL RONDON</text:p>
          </table:table-cell>
          <table:table-cell office:value-type="string" calcext:value-type="string">
            <text:p>3305 50781350</text:p>
          </table:table-cell>
          <table:table-cell office:value-type="string" calcext:value-type="string">
            <text:p>TEJIPIO</text:p>
          </table:table-cell>
          <table:table-cell office:value-type="float" office:value="8133550064" calcext:value-type="float">
            <text:p>81335500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URICEIA DA SILVA DIAS</text:p>
          </table:table-cell>
          <table:table-cell office:value-type="string" calcext:value-type="string">
            <text:p>PRESIDENTE MEDICI 35 51345720</text:p>
          </table:table-cell>
          <table:table-cell office:value-type="string" calcext:value-type="string">
            <text:p>BARRO</text:p>
          </table:table-cell>
          <table:table-cell office:value-type="float" office:value="8134865696" calcext:value-type="float">
            <text:p>81348656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SSO SENHOR JESUS DO BONFIM</text:p>
          </table:table-cell>
          <table:table-cell office:value-type="string" calcext:value-type="string">
            <text:p>TEIXEIRA DE MELO 56 50865180</text:p>
          </table:table-cell>
          <table:table-cell office:value-type="string" calcext:value-type="string">
            <text:p>ESTANCIA</text:p>
          </table:table-cell>
          <table:table-cell office:value-type="float" office:value="8133553812" calcext:value-type="float">
            <text:p>81335538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DRE JOSE DE ANCHIETA</text:p>
          </table:table-cell>
          <table:table-cell office:value-type="string" calcext:value-type="string">
            <text:p>CAPITAO ADOLFO TAQUIS S/N 50761001</text:p>
          </table:table-cell>
          <table:table-cell office:value-type="string" calcext:value-type="string">
            <text:p>MUSTARDINHA</text:p>
          </table:table-cell>
          <table:table-cell office:value-type="float" office:value="8133554188" calcext:value-type="float">
            <text:p>813355418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ADRE JOSE MATHIAS DELGADO</text:p>
          </table:table-cell>
          <table:table-cell office:value-type="string" calcext:value-type="string">
            <text:p>DOUTOR DEVALDO BORGES S/N 50910390</text:p>
          </table:table-cell>
          <table:table-cell office:value-type="string" calcext:value-type="string">
            <text:p>JARDIM SAO PAULO</text:p>
          </table:table-cell>
          <table:table-cell office:value-type="float" office:value="8133553538" calcext:value-type="float">
            <text:p>81335535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QUE DOS MILAGRES</text:p>
          </table:table-cell>
          <table:table-cell office:value-type="string" calcext:value-type="string">
            <text:p>CANTOR LEANDRO S/N 51275205</text:p>
          </table:table-cell>
          <table:table-cell office:value-type="string" calcext:value-type="string">
            <text:p>BARRO</text:p>
          </table:table-cell>
          <table:table-cell office:value-type="float" office:value="8133556562" calcext:value-type="float">
            <text:p>81335565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QUE DOS MILAGRES - ANEXO II</text:p>
          </table:table-cell>
          <table:table-cell office:value-type="string" calcext:value-type="string">
            <text:p>CANTOR CAPIBA 30 51275205</text:p>
          </table:table-cell>
          <table:table-cell office:value-type="string" calcext:value-type="string">
            <text:p>BARRO</text:p>
          </table:table-cell>
          <table:table-cell office:value-type="float" office:value="8198780856" calcext:value-type="float">
            <text:p>819878085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OETA CARLOS PENA FILHO</text:p>
          </table:table-cell>
          <table:table-cell office:value-type="string" calcext:value-type="string">
            <text:p>ITAMONTE 461 50810460</text:p>
          </table:table-cell>
          <table:table-cell office:value-type="string" calcext:value-type="string">
            <text:p>JARDIM SAO PAULO</text:p>
          </table:table-cell>
          <table:table-cell office:value-type="float" office:value="8133554894" calcext:value-type="float">
            <text:p>81335548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ESIDENTE TANCREDO NEVES</text:p>
          </table:table-cell>
          <table:table-cell office:value-type="string" calcext:value-type="string">
            <text:p>DOUTOR JOSE RUFINO 1848 50900660</text:p>
          </table:table-cell>
          <table:table-cell office:value-type="string" calcext:value-type="string">
            <text:p>BARRO</text:p>
          </table:table-cell>
          <table:table-cell office:value-type="float" office:value="8132322616" calcext:value-type="float">
            <text:p>81323226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ESSOR ANTONIO DE BRITO ALVES</text:p>
          </table:table-cell>
          <table:table-cell office:value-type="string" calcext:value-type="string">
            <text:p>ERNESTO CAVALCANTI 41 50760002</text:p>
          </table:table-cell>
          <table:table-cell office:value-type="string" calcext:value-type="string">
            <text:p>MUSTARDINHA</text:p>
          </table:table-cell>
          <table:table-cell office:value-type="float" office:value="8134482179" calcext:value-type="float">
            <text:p>81344821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ESSOR POTIGUAR MATOS</text:p>
          </table:table-cell>
          <table:table-cell office:value-type="string" calcext:value-type="string">
            <text:p>VINTE E UM DE ABRIL 2191 50761350</text:p>
          </table:table-cell>
          <table:table-cell office:value-type="string" calcext:value-type="string">
            <text:p>SAN MARTIN</text:p>
          </table:table-cell>
          <table:table-cell office:value-type="float" office:value="8133553054" calcext:value-type="float">
            <text:p>813355305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ROFESSORA MARIA DA PAZ BRANDAO ALVES</text:p>
          </table:table-cell>
          <table:table-cell office:value-type="string" calcext:value-type="string">
            <text:p>DA FELICIDADE 51 50920683</text:p>
          </table:table-cell>
          <table:table-cell office:value-type="string" calcext:value-type="string">
            <text:p>SANCHO</text:p>
          </table:table-cell>
          <table:table-cell office:value-type="float" office:value="8133554118" calcext:value-type="float">
            <text:p>813355411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ROFESSORA PRIMITIVA DE BARROS SILVA</text:p>
          </table:table-cell>
          <table:table-cell office:value-type="string" calcext:value-type="string">
            <text:p>ATOR ELPIDIO CAMARA 122 50781590</text:p>
          </table:table-cell>
          <table:table-cell office:value-type="string" calcext:value-type="string">
            <text:p>JARDIM SAO PAULO</text:p>
          </table:table-cell>
          <table:table-cell office:value-type="float" office:value="8133553446" calcext:value-type="float">
            <text:p>81335534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 CRECHE DE EDUCACAO INFANTIL</text:p>
          </table:table-cell>
          <table:table-cell office:value-type="string" calcext:value-type="string">
            <text:p>72 50781300</text:p>
          </table:table-cell>
          <table:table-cell office:value-type="string" calcext:value-type="string">
            <text:p>AREIAS</text:p>
          </table:table-cell>
          <table:table-cell office:value-type="float" office:value="8191149012" calcext:value-type="float">
            <text:p>8191149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CIFE 2000</text:p>
          </table:table-cell>
          <table:table-cell office:value-type="string" calcext:value-type="string">
            <text:p>RIO SOLIMOES S/N 50780231</text:p>
          </table:table-cell>
          <table:table-cell office:value-type="string" calcext:value-type="string">
            <text:p>AREIAS</text:p>
          </table:table-cell>
          <table:table-cell office:value-type="float" office:value="8133553776" calcext:value-type="float">
            <text:p>81335537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TA EDWIGES</text:p>
          </table:table-cell>
          <table:table-cell office:value-type="string" calcext:value-type="string">
            <text:p>JURITI 41 50750590</text:p>
          </table:table-cell>
          <table:table-cell office:value-type="string" calcext:value-type="string">
            <text:p>AFOGADOS</text:p>
          </table:table-cell>
          <table:table-cell office:value-type="float" office:value="8186036153" calcext:value-type="float">
            <text:p>81860361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TO ANTONIO DO CACOTE</text:p>
          </table:table-cell>
          <table:table-cell office:value-type="string" calcext:value-type="string">
            <text:p>GUARACI 16 50870040</text:p>
          </table:table-cell>
          <table:table-cell office:value-type="string" calcext:value-type="string">
            <text:p>AREIAS</text:p>
          </table:table-cell>
          <table:table-cell office:value-type="float" office:value="8133553580" calcext:value-type="float">
            <text:p>813355358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OCIEDADE BENEFICENTE MISTA 12 DE OUTUBRO</text:p>
          </table:table-cell>
          <table:table-cell office:value-type="string" calcext:value-type="string">
            <text:p>63 50870610</text:p>
          </table:table-cell>
          <table:table-cell office:value-type="string" calcext:value-type="string">
            <text:p>AREIAS</text:p>
          </table:table-cell>
          <table:table-cell table:style-name="ce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A MADALENA</text:p>
          </table:table-cell>
          <table:table-cell office:value-type="string" calcext:value-type="string">
            <text:p>39 50790465</text:p>
          </table:table-cell>
          <table:table-cell office:value-type="string" calcext:value-type="string">
            <text:p>CURADO</text:p>
          </table:table-cell>
          <table:table-cell office:value-type="float" office:value="8135555952" calcext:value-type="float">
            <text:p>813555595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UTEC CORDEIRO/COMPAZ-ARIANO SUASSUNA</text:p>
          </table:table-cell>
          <table:table-cell office:value-type="string" calcext:value-type="string">
            <text:p>GEN. SAN MARTIN 1083 50630901</text:p>
          </table:table-cell>
          <table:table-cell office:value-type="string" calcext:value-type="string">
            <text:p>SAN MARTIN</text:p>
          </table:table-cell>
          <table:table-cell table:style-name="ce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UTEC ITINERANTE DE INFORMATICA MOVEL 5</text:p>
          </table:table-cell>
          <table:table-cell office:value-type="string" calcext:value-type="string">
            <text:p>RUA DA FELICIDADE S/N 50940683</text:p>
          </table:table-cell>
          <table:table-cell office:value-type="string" calcext:value-type="string">
            <text:p>SANCHO</text:p>
          </table:table-cell>
          <table:table-cell table:style-name="ce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LA SAO MIGUEL</text:p>
          </table:table-cell>
          <table:table-cell office:value-type="string" calcext:value-type="string">
            <text:p>RUBIACEA 147 50770790</text:p>
          </table:table-cell>
          <table:table-cell office:value-type="string" calcext:value-type="string">
            <text:p>AFOGADOS</text:p>
          </table:table-cell>
          <table:table-cell office:value-type="float" office:value="8133554052" calcext:value-type="float">
            <text:p>81335540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LDEMAR VALENTE</text:p>
          </table:table-cell>
          <table:table-cell office:value-type="string" calcext:value-type="string">
            <text:p>GASTAO DE CARVALHO 360 50790310</text:p>
          </table:table-cell>
          <table:table-cell office:value-type="string" calcext:value-type="string">
            <text:p>CURADO</text:p>
          </table:table-cell>
          <table:table-cell office:value-type="float" office:value="8198628848" calcext:value-type="float">
            <text:p>81986288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8 DE MARCO</text:p>
          </table:table-cell>
          <table:table-cell office:value-type="string" calcext:value-type="string">
            <text:p>ENGENHO BULHOES S/N 51230325</text:p>
          </table:table-cell>
          <table:table-cell office:value-type="string" calcext:value-type="string">
            <text:p>IBURA</text:p>
          </table:table-cell>
          <table:table-cell office:value-type="float" office:value="8133554357" calcext:value-type="float">
            <text:p>81335543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4 BIS</text:p>
          </table:table-cell>
          <table:table-cell office:value-type="string" calcext:value-type="string">
            <text:p>ALMIRANTE NELSO FERNANDES SN 51030230</text:p>
          </table:table-cell>
          <table:table-cell office:value-type="string" calcext:value-type="string">
            <text:p>BOA VIAGEM</text:p>
          </table:table-cell>
          <table:table-cell office:value-type="float" office:value="8133550419" calcext:value-type="float">
            <text:p>81335504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7 DE NOVEMBRO</text:p>
          </table:table-cell>
          <table:table-cell office:value-type="string" calcext:value-type="string">
            <text:p>DOZE DE JUNHO 1120 IBURA 51345003</text:p>
          </table:table-cell>
          <table:table-cell office:value-type="string" calcext:value-type="string">
            <text:p>COHAB</text:p>
          </table:table-cell>
          <table:table-cell office:value-type="float" office:value="8133553534" calcext:value-type="float">
            <text:p>81335535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BILIO GOMES</text:p>
          </table:table-cell>
          <table:table-cell office:value-type="string" calcext:value-type="string">
            <text:p>BRUNO VELOZO S/N 51021280</text:p>
          </table:table-cell>
          <table:table-cell office:value-type="string" calcext:value-type="string">
            <text:p>BOA VIAGEM</text:p>
          </table:table-cell>
          <table:table-cell office:value-type="float" office:value="8133553462" calcext:value-type="float">
            <text:p>81335534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LMOXARIFADO</text:p>
          </table:table-cell>
          <table:table-cell office:value-type="string" calcext:value-type="string">
            <text:p>SAO JOAO SANTOS FILHO 732 MURIBECA 54360030</text:p>
          </table:table-cell>
          <table:table-cell office:value-type="string" calcext:value-type="string">
            <text:p>BOA VIAGEM</text:p>
          </table:table-cell>
          <table:table-cell table:style-name="ce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ITANA</text:p>
          </table:table-cell>
          <table:table-cell office:value-type="string" calcext:value-type="string">
            <text:p>MANOEL CAVALCANTI BEZERRA 37 51160270</text:p>
          </table:table-cell>
          <table:table-cell office:value-type="string" calcext:value-type="string">
            <text:p>IMBIRIBEIRA</text:p>
          </table:table-cell>
          <table:table-cell office:value-type="float" office:value="8133554332" calcext:value-type="float">
            <text:p>81335543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TISTA PLASTICO CICERO DIAS</text:p>
          </table:table-cell>
          <table:table-cell office:value-type="string" calcext:value-type="string">
            <text:p>JOAO JOAQUIM DE MELO FILHO 290 UR 05 51300000</text:p>
          </table:table-cell>
          <table:table-cell office:value-type="string" calcext:value-type="string">
            <text:p>COHAB</text:p>
          </table:table-cell>
          <table:table-cell office:value-type="float" office:value="8133556294" calcext:value-type="float">
            <text:p>81335562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SA BRANCA</text:p>
          </table:table-cell>
          <table:table-cell office:value-type="string" calcext:value-type="string">
            <text:p>MARIA ADELAIDE CASTELO BRANCO 55 COHAB 51290610</text:p>
          </table:table-cell>
          <table:table-cell office:value-type="string" calcext:value-type="string">
            <text:p>COHAB</text:p>
          </table:table-cell>
          <table:table-cell office:value-type="float" office:value="8133556923" calcext:value-type="float">
            <text:p>81335569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ATO EUGENIO MAZENOD</text:p>
          </table:table-cell>
          <table:table-cell office:value-type="string" calcext:value-type="string">
            <text:p>LUXEMBURGO 303 51180260</text:p>
          </table:table-cell>
          <table:table-cell office:value-type="string" calcext:value-type="string">
            <text:p>IMBIRIBEIRA</text:p>
          </table:table-cell>
          <table:table-cell office:value-type="float" office:value="8133556937" calcext:value-type="float">
            <text:p>813355693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BERNARD VAN DER LEER</text:p>
          </table:table-cell>
          <table:table-cell office:value-type="string" calcext:value-type="string">
            <text:p>FRANCISCO VALPASSOS SN 51010370</text:p>
          </table:table-cell>
          <table:table-cell office:value-type="string" calcext:value-type="string">
            <text:p>BRASILIA TEIMOSA</text:p>
          </table:table-cell>
          <table:table-cell office:value-type="float" office:value="8133556554" calcext:value-type="float">
            <text:p>813355655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BRASILIA TEIMOSA</text:p>
          </table:table-cell>
          <table:table-cell office:value-type="string" calcext:value-type="string">
            <text:p>DELFIM 55 51010370</text:p>
          </table:table-cell>
          <table:table-cell office:value-type="string" calcext:value-type="string">
            <text:p>BRASILIA TEIMOSA</text:p>
          </table:table-cell>
          <table:table-cell office:value-type="float" office:value="8133553204" calcext:value-type="float">
            <text:p>81335532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PELA SANTO ANTONIO</text:p>
          </table:table-cell>
          <table:table-cell office:value-type="string" calcext:value-type="string">
            <text:p>SAO MARCOS S/N ILHA DEUS 51150192</text:p>
          </table:table-cell>
          <table:table-cell office:value-type="string" calcext:value-type="string">
            <text:p>IMBIRIBEIRA</text:p>
          </table:table-cell>
          <table:table-cell office:value-type="float" office:value="8133554926" calcext:value-type="float">
            <text:p>813355492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ARLUCIO DE SOUZA CASTANHA JUNIOR</text:p>
          </table:table-cell>
          <table:table-cell office:value-type="string" calcext:value-type="string">
            <text:p>PERNAMBUCO S/N UR 1 51280000</text:p>
          </table:table-cell>
          <table:table-cell office:value-type="string" calcext:value-type="string">
            <text:p>COHAB</text:p>
          </table:table-cell>
          <table:table-cell office:value-type="float" office:value="8133553744" calcext:value-type="float">
            <text:p>81335537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ENTRO SOCIAL GUARARAPES</text:p>
          </table:table-cell>
          <table:table-cell office:value-type="string" calcext:value-type="string">
            <text:p>33 51260230</text:p>
          </table:table-cell>
          <table:table-cell office:value-type="string" calcext:value-type="string">
            <text:p>JORDAO</text:p>
          </table:table-cell>
          <table:table-cell office:value-type="float" office:value="8197234612" calcext:value-type="float">
            <text:p>81972346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ICERO FRANKLIN CORDEIRO</text:p>
          </table:table-cell>
          <table:table-cell office:value-type="string" calcext:value-type="string">
            <text:p>FELIPE DOS SANTOS 111 UR 05 51320410</text:p>
          </table:table-cell>
          <table:table-cell office:value-type="string" calcext:value-type="string">
            <text:p>COHAB</text:p>
          </table:table-cell>
          <table:table-cell office:value-type="float" office:value="8133553560" calcext:value-type="float">
            <text:p>81335535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ARICE LISPECTOR</text:p>
          </table:table-cell>
          <table:table-cell office:value-type="string" calcext:value-type="string">
            <text:p>S/N 51350380</text:p>
          </table:table-cell>
          <table:table-cell office:value-type="string" calcext:value-type="string">
            <text:p>IPSEP</text:p>
          </table:table-cell>
          <table:table-cell office:value-type="float" office:value="8133550074" calcext:value-type="float">
            <text:p>81335500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MEI NOVO PINA</text:p>
          </table:table-cell>
          <table:table-cell office:value-type="string" calcext:value-type="string">
            <text:p>EURICO VITRUVIO S/N 51011140</text:p>
          </table:table-cell>
          <table:table-cell office:value-type="string" calcext:value-type="string">
            <text:p>PINA</text:p>
          </table:table-cell>
          <table:table-cell office:value-type="float" office:value="8192696149" calcext:value-type="float">
            <text:p>81926961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RECHE BENEFICENTE AMIGUINHOS</text:p>
          </table:table-cell>
          <table:table-cell office:value-type="string" calcext:value-type="string">
            <text:p>176 51030810</text:p>
          </table:table-cell>
          <table:table-cell office:value-type="string" calcext:value-type="string">
            <text:p>BOA VIAGEM</text:p>
          </table:table-cell>
          <table:table-cell office:value-type="float" office:value="8130312362" calcext:value-type="float">
            <text:p>81303123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RECHE BENEFICENTE SANTANA</text:p>
          </table:table-cell>
          <table:table-cell office:value-type="string" calcext:value-type="string">
            <text:p>293 51200080</text:p>
          </table:table-cell>
          <table:table-cell office:value-type="string" calcext:value-type="string">
            <text:p>IMBIRIBEIRA</text:p>
          </table:table-cell>
          <table:table-cell office:value-type="float" office:value="8132232751" calcext:value-type="float">
            <text:p>813223275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CRECHE COMUNITARIA NOSSA SENHORA DA BOA VIAGEM - ENTRA APULSO</text:p>
          </table:table-cell>
          <table:table-cell office:value-type="string" calcext:value-type="string">
            <text:p>430 51021280</text:p>
          </table:table-cell>
          <table:table-cell office:value-type="string" calcext:value-type="string">
            <text:p>BOA VIAGEM</text:p>
          </table:table-cell>
          <table:table-cell office:value-type="float" office:value="8134669423" calcext:value-type="float">
            <text:p>81346694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RECHE CRISTO REI JORDAO ALTO</text:p>
          </table:table-cell>
          <table:table-cell office:value-type="string" calcext:value-type="string">
            <text:p>200 ALTO 51260390</text:p>
          </table:table-cell>
          <table:table-cell office:value-type="string" calcext:value-type="string">
            <text:p>JORDAO</text:p>
          </table:table-cell>
          <table:table-cell office:value-type="float" office:value="8133556648" calcext:value-type="float">
            <text:p>81335566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RECHE ESCOLA CRISTO REI</text:p>
          </table:table-cell>
          <table:table-cell office:value-type="string" calcext:value-type="string">
            <text:p>RUA SERTANIA 200</text:p>
          </table:table-cell>
          <table:table-cell office:value-type="string" calcext:value-type="string">
            <text:p>JORDAO</text:p>
          </table:table-cell>
          <table:table-cell table:style-name="ce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RECHE ESCOLA RECIFE DO IBURA</text:p>
          </table:table-cell>
          <table:table-cell office:value-type="string" calcext:value-type="string">
            <text:p>EXPEDICIONARIO FRANCISCO VITORIANO S/N UR 10 51310000</text:p>
          </table:table-cell>
          <table:table-cell office:value-type="string" calcext:value-type="string">
            <text:p>COHAB</text:p>
          </table:table-cell>
          <table:table-cell office:value-type="float" office:value="8133553076" calcext:value-type="float">
            <text:p>81335530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RECHE ILHA DE DEU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IMBIRIBEIRA</text:p>
          </table:table-cell>
          <table:table-cell table:style-name="ce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RECHE IMBIRIBEIRA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MBIRIBEIRA</text:p>
          </table:table-cell>
          <table:table-cell table:style-name="ce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RECHE MUNICIPAL DO JORDAO BAIXO</text:p>
          </table:table-cell>
          <table:table-cell office:value-type="string" calcext:value-type="string">
            <text:p>SAO JOSE DA LAGE 19 QUADRA 39 51240755</text:p>
          </table:table-cell>
          <table:table-cell office:value-type="string" calcext:value-type="string">
            <text:p>IBURA</text:p>
          </table:table-cell>
          <table:table-cell office:value-type="float" office:value="8133554848" calcext:value-type="float">
            <text:p>81335548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RISTIANO CORDEIRO</text:p>
          </table:table-cell>
          <table:table-cell office:value-type="string" calcext:value-type="string">
            <text:p>SANTOS S/N UR2 51340210</text:p>
          </table:table-cell>
          <table:table-cell office:value-type="string" calcext:value-type="string">
            <text:p>COHAB</text:p>
          </table:table-cell>
          <table:table-cell office:value-type="float" office:value="8133553796" calcext:value-type="float">
            <text:p>81335537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 DOIS RIOS</text:p>
          </table:table-cell>
          <table:table-cell office:value-type="string" calcext:value-type="string">
            <text:p>IRMA MARIA EVANGELISTA 83 51030330</text:p>
          </table:table-cell>
          <table:table-cell office:value-type="string" calcext:value-type="string">
            <text:p>COHAB</text:p>
          </table:table-cell>
          <table:table-cell office:value-type="float" office:value="8133553600" calcext:value-type="float">
            <text:p>81335536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PUTADO EDSON CANTARELLI</text:p>
          </table:table-cell>
          <table:table-cell office:value-type="string" calcext:value-type="string">
            <text:p>RUBINEIA 49 51240320</text:p>
          </table:table-cell>
          <table:table-cell office:value-type="string" calcext:value-type="string">
            <text:p>IBURA</text:p>
          </table:table-cell>
          <table:table-cell office:value-type="float" office:value="8133553788" calcext:value-type="float">
            <text:p>81335537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 JORDAO</text:p>
          </table:table-cell>
          <table:table-cell office:value-type="string" calcext:value-type="string">
            <text:p>SILVA JARDIM 175 51250102</text:p>
          </table:table-cell>
          <table:table-cell office:value-type="string" calcext:value-type="string">
            <text:p>JORDAO</text:p>
          </table:table-cell>
          <table:table-cell office:value-type="float" office:value="8133556901" calcext:value-type="float">
            <text:p>81335569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 LEAO</text:p>
          </table:table-cell>
          <table:table-cell office:value-type="string" calcext:value-type="string">
            <text:p>BRUNO VELOSO 300 51021280</text:p>
          </table:table-cell>
          <table:table-cell office:value-type="string" calcext:value-type="string">
            <text:p>BOA VIAGEM</text:p>
          </table:table-cell>
          <table:table-cell office:value-type="float" office:value="8133553872" calcext:value-type="float">
            <text:p>81335538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NA LUCI SILVA LIMA</text:p>
          </table:table-cell>
          <table:table-cell office:value-type="string" calcext:value-type="string">
            <text:p>MONACO 1138 51180180</text:p>
          </table:table-cell>
          <table:table-cell office:value-type="string" calcext:value-type="string">
            <text:p>IMBIRIBEIRA</text:p>
          </table:table-cell>
          <table:table-cell office:value-type="float" office:value="8133554333" calcext:value-type="float">
            <text:p>8133554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DUCADOR PAULO FREIRE</text:p>
          </table:table-cell>
          <table:table-cell office:value-type="string" calcext:value-type="string">
            <text:p>GENERAL BENTO DA GAMA 301 51350450</text:p>
          </table:table-cell>
          <table:table-cell office:value-type="string" calcext:value-type="string">
            <text:p>IPSEP</text:p>
          </table:table-cell>
          <table:table-cell office:value-type="float" office:value="8133553952" calcext:value-type="float">
            <text:p>81335539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NGENHEIRO GUILHERME DINIZ</text:p>
          </table:table-cell>
          <table:table-cell office:value-type="string" calcext:value-type="string">
            <text:p>TEREZA MARGARIDA S/N 54230432</text:p>
          </table:table-cell>
          <table:table-cell office:value-type="string" calcext:value-type="string">
            <text:p>IBURA</text:p>
          </table:table-cell>
          <table:table-cell office:value-type="float" office:value="8133553825" calcext:value-type="float">
            <text:p>813355382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NGENHEIRO HENOCH COUTINHO DE MELO</text:p>
          </table:table-cell>
          <table:table-cell office:value-type="string" calcext:value-type="string">
            <text:p>DAS OFICINAS 12 51011685</text:p>
          </table:table-cell>
          <table:table-cell office:value-type="string" calcext:value-type="string">
            <text:p>PINA</text:p>
          </table:table-cell>
          <table:table-cell office:value-type="float" office:value="8133053342" calcext:value-type="float">
            <text:p>81330533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NGENHEIRO UMBERTO GONDIM</text:p>
          </table:table-cell>
          <table:table-cell office:value-type="string" calcext:value-type="string">
            <text:p>IVONETE FERREIRA DA SILVA 13 51011685</text:p>
          </table:table-cell>
          <table:table-cell office:value-type="string" calcext:value-type="string">
            <text:p>PINA</text:p>
          </table:table-cell>
          <table:table-cell office:value-type="float" office:value="8133053465" calcext:value-type="float">
            <text:p>813305346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SCRITOR JOSUE DE CASTRO</text:p>
          </table:table-cell>
          <table:table-cell office:value-type="string" calcext:value-type="string">
            <text:p>CARAPEBA S/N 51010420</text:p>
          </table:table-cell>
          <table:table-cell office:value-type="string" calcext:value-type="string">
            <text:p>BRASILIA TEIMOSA</text:p>
          </table:table-cell>
          <table:table-cell office:value-type="float" office:value="8133554241" calcext:value-type="float">
            <text:p>81335542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TRELA DA MANHA</text:p>
          </table:table-cell>
          <table:table-cell office:value-type="string" calcext:value-type="string">
            <text:p>DANCING DAYS 135 51180340</text:p>
          </table:table-cell>
          <table:table-cell office:value-type="string" calcext:value-type="string">
            <text:p>IMBIRIBEIRA</text:p>
          </table:table-cell>
          <table:table-cell office:value-type="float" office:value="8133554818" calcext:value-type="float">
            <text:p>81335548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ERNANDO SANTA CRUZ</text:p>
          </table:table-cell>
          <table:table-cell office:value-type="string" calcext:value-type="string">
            <text:p>BOANERGES PEREIRA 437 51260000</text:p>
          </table:table-cell>
          <table:table-cell office:value-type="string" calcext:value-type="string">
            <text:p>JORDAO</text:p>
          </table:table-cell>
          <table:table-cell office:value-type="float" office:value="8133554500" calcext:value-type="float">
            <text:p>8133554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LORESTAN FERNANDES</text:p>
          </table:table-cell>
          <table:table-cell office:value-type="string" calcext:value-type="string">
            <text:p>RIO NOVO DO SUL 541 54230150</text:p>
          </table:table-cell>
          <table:table-cell office:value-type="string" calcext:value-type="string">
            <text:p>IBURA</text:p>
          </table:table-cell>
          <table:table-cell office:value-type="float" office:value="8133554938" calcext:value-type="float">
            <text:p>81335549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UTURO FELIZ</text:p>
          </table:table-cell>
          <table:table-cell office:value-type="string" calcext:value-type="string">
            <text:p>IBIRAJUBA 440 51330200</text:p>
          </table:table-cell>
          <table:table-cell office:value-type="string" calcext:value-type="string">
            <text:p>IBURA</text:p>
          </table:table-cell>
          <table:table-cell office:value-type="float" office:value="8133554942" calcext:value-type="float">
            <text:p>81335549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OVERNADOR EDUARDO CAMPOS</text:p>
          </table:table-cell>
          <table:table-cell office:value-type="string" calcext:value-type="string">
            <text:p>VALE DO CARIRI S/N 51300000</text:p>
          </table:table-cell>
          <table:table-cell office:value-type="string" calcext:value-type="string">
            <text:p>COHAB</text:p>
          </table:table-cell>
          <table:table-cell office:value-type="float" office:value="8133550421" calcext:value-type="float">
            <text:p>813355042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GRUPO DE MAES DO IPSEP - CRECHE BRASIL</text:p>
          </table:table-cell>
          <table:table-cell office:value-type="string" calcext:value-type="string">
            <text:p>623 51350190</text:p>
          </table:table-cell>
          <table:table-cell office:value-type="string" calcext:value-type="string">
            <text:p>IPSEP</text:p>
          </table:table-cell>
          <table:table-cell office:value-type="float" office:value="8132228574" calcext:value-type="float">
            <text:p>81322285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BURA DE BAIXO</text:p>
          </table:table-cell>
          <table:table-cell office:value-type="string" calcext:value-type="string">
            <text:p>RIO NOVO DO SUL 498 51230050</text:p>
          </table:table-cell>
          <table:table-cell office:value-type="string" calcext:value-type="string">
            <text:p>IBURA</text:p>
          </table:table-cell>
          <table:table-cell office:value-type="float" office:value="8133554950" calcext:value-type="float">
            <text:p>81335549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ES SOARES DE LIMA</text:p>
          </table:table-cell>
          <table:table-cell office:value-type="string" calcext:value-type="string">
            <text:p>14 DE NOVEMBRO S/N 51150380</text:p>
          </table:table-cell>
          <table:table-cell office:value-type="string" calcext:value-type="string">
            <text:p>IMBIRIBEIRA</text:p>
          </table:table-cell>
          <table:table-cell office:value-type="float" office:value="8133554044" calcext:value-type="float">
            <text:p>81335540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RDIM MAURICEIA</text:p>
          </table:table-cell>
          <table:table-cell office:value-type="string" calcext:value-type="string">
            <text:p>NICOLAU COPERNICO 1107 51180130</text:p>
          </table:table-cell>
          <table:table-cell office:value-type="string" calcext:value-type="string">
            <text:p>IMBIRIBEIRA</text:p>
          </table:table-cell>
          <table:table-cell office:value-type="float" office:value="8133553688" calcext:value-type="float">
            <text:p>81335536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RDIM MONTE VERDE</text:p>
          </table:table-cell>
          <table:table-cell office:value-type="string" calcext:value-type="string">
            <text:p>CHAPADA DO ARARIPE 51 MONT VERDE 51340255</text:p>
          </table:table-cell>
          <table:table-cell office:value-type="string" calcext:value-type="string">
            <text:p>COHAB</text:p>
          </table:table-cell>
          <table:table-cell office:value-type="float" office:value="8133554959" calcext:value-type="float">
            <text:p>81335549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ESUS DE NAZARE</text:p>
          </table:table-cell>
          <table:table-cell office:value-type="string" calcext:value-type="string">
            <text:p>ANGATUBA S/N 51240715</text:p>
          </table:table-cell>
          <table:table-cell office:value-type="string" calcext:value-type="string">
            <text:p>IBURA</text:p>
          </table:table-cell>
          <table:table-cell office:value-type="float" office:value="8133556974" calcext:value-type="float">
            <text:p>81335569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RDAO BAIXO</text:p>
          </table:table-cell>
          <table:table-cell office:value-type="string" calcext:value-type="string">
            <text:p>GOVERNADOR ROBERTO SILVEIRA 51 51260340</text:p>
          </table:table-cell>
          <table:table-cell office:value-type="string" calcext:value-type="string">
            <text:p>JORDAO</text:p>
          </table:table-cell>
          <table:table-cell office:value-type="float" office:value="8133556314" calcext:value-type="float">
            <text:p>81335563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RDAO BAIXO - ANEXO I</text:p>
          </table:table-cell>
          <table:table-cell office:value-type="string" calcext:value-type="string">
            <text:p>GOVERNADOR ROBERTO DA SILVEIRA 52 JORD BAIXO 51250340</text:p>
          </table:table-cell>
          <table:table-cell office:value-type="string" calcext:value-type="string">
            <text:p>JORDAO</text:p>
          </table:table-cell>
          <table:table-cell office:value-type="float" office:value="8133556314" calcext:value-type="float">
            <text:p>81335563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SE DE SOUZA FERRAZ</text:p>
          </table:table-cell>
          <table:table-cell office:value-type="string" calcext:value-type="string">
            <text:p>RUA JACUNDA 573 51350080</text:p>
          </table:table-cell>
          <table:table-cell office:value-type="string" calcext:value-type="string">
            <text:p>IPSEP</text:p>
          </table:table-cell>
          <table:table-cell office:value-type="float" office:value="8133554767" calcext:value-type="float">
            <text:p>81335547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SE MUCIO MONTEIRO</text:p>
          </table:table-cell>
          <table:table-cell office:value-type="string" calcext:value-type="string">
            <text:p>JOAO RIO BRANCO DE LIMA 125 51320540</text:p>
          </table:table-cell>
          <table:table-cell office:value-type="string" calcext:value-type="string">
            <text:p>COHAB</text:p>
          </table:table-cell>
          <table:table-cell office:value-type="float" office:value="8133553609" calcext:value-type="float">
            <text:p>81335536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ARLA PATRICIA</text:p>
          </table:table-cell>
          <table:table-cell office:value-type="string" calcext:value-type="string">
            <text:p>PROFESSOR EDUARDO WANDERLEY FILHO 700 51020170</text:p>
          </table:table-cell>
          <table:table-cell office:value-type="string" calcext:value-type="string">
            <text:p>BOA VIAGEM</text:p>
          </table:table-cell>
          <table:table-cell office:value-type="float" office:value="8133554040" calcext:value-type="float">
            <text:p>813355404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LAGOA ENCANTADA</text:p>
          </table:table-cell>
          <table:table-cell office:value-type="string" calcext:value-type="string">
            <text:p>DOUTOR BENIGNO JORDAO DE VASCONCELOS S/N LAGOA ENC. 51280400</text:p>
          </table:table-cell>
          <table:table-cell office:value-type="string" calcext:value-type="string">
            <text:p>COHAB</text:p>
          </table:table-cell>
          <table:table-cell office:value-type="float" office:value="8133556315" calcext:value-type="float">
            <text:p>81335563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UIZ VAZ DE CAMOES</text:p>
          </table:table-cell>
          <table:table-cell office:value-type="string" calcext:value-type="string">
            <text:p>ERVAL 508 51350080</text:p>
          </table:table-cell>
          <table:table-cell office:value-type="string" calcext:value-type="string">
            <text:p>IPSEP</text:p>
          </table:table-cell>
          <table:table-cell office:value-type="float" office:value="8133553941" calcext:value-type="float">
            <text:p>81335539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ESTRO NELSON FERREIRA</text:p>
          </table:table-cell>
          <table:table-cell office:value-type="string" calcext:value-type="string">
            <text:p>AVELINO CHAVES 176 51240230</text:p>
          </table:table-cell>
          <table:table-cell office:value-type="string" calcext:value-type="string">
            <text:p>IBURA</text:p>
          </table:table-cell>
          <table:table-cell office:value-type="float" office:value="8198622295" calcext:value-type="float">
            <text:p>81986222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GARIDA SERPA COSSART</text:p>
          </table:table-cell>
          <table:table-cell office:value-type="string" calcext:value-type="string">
            <text:p>MECEJANA 09 UR 2 51340610</text:p>
          </table:table-cell>
          <table:table-cell office:value-type="string" calcext:value-type="string">
            <text:p>COHAB</text:p>
          </table:table-cell>
          <table:table-cell office:value-type="float" office:value="8133553649" calcext:value-type="float">
            <text:p>81335536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IA ADELAIDE DE BARROS</text:p>
          </table:table-cell>
          <table:table-cell office:value-type="string" calcext:value-type="string">
            <text:p>ALTO ERVAL NOVO S/N COHAB UR10 51310090</text:p>
          </table:table-cell>
          <table:table-cell office:value-type="string" calcext:value-type="string">
            <text:p>COHAB</text:p>
          </table:table-cell>
          <table:table-cell office:value-type="float" office:value="8133553434" calcext:value-type="float">
            <text:p>81335534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IA DE SAMPAIO LUCENA</text:p>
          </table:table-cell>
          <table:table-cell office:value-type="string" calcext:value-type="string">
            <text:p>PERNAMBUCO S/N UR 01 51280000</text:p>
          </table:table-cell>
          <table:table-cell office:value-type="string" calcext:value-type="string">
            <text:p>COHAB</text:p>
          </table:table-cell>
          <table:table-cell office:value-type="float" office:value="8133556586" calcext:value-type="float">
            <text:p>81335565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NINO JESUS</text:p>
          </table:table-cell>
          <table:table-cell office:value-type="string" calcext:value-type="string">
            <text:p>DOMINGOS FERREIRA S/N 51011051</text:p>
          </table:table-cell>
          <table:table-cell office:value-type="string" calcext:value-type="string">
            <text:p>PINA</text:p>
          </table:table-cell>
          <table:table-cell office:value-type="float" office:value="8133553449" calcext:value-type="float">
            <text:p>81335534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LTON ALMEIDA DOS SANTOS</text:p>
          </table:table-cell>
          <table:table-cell office:value-type="string" calcext:value-type="string">
            <text:p>ITAUBA 2 227 51150370</text:p>
          </table:table-cell>
          <table:table-cell office:value-type="string" calcext:value-type="string">
            <text:p>IMBIRIBEIRA</text:p>
          </table:table-cell>
          <table:table-cell office:value-type="float" office:value="8133554979" calcext:value-type="float">
            <text:p>81335549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SSA SENHORA DA PENHA</text:p>
          </table:table-cell>
          <table:table-cell office:value-type="string" calcext:value-type="string">
            <text:p>FRANCISCO DE BARROS BARRETO 109 51021550</text:p>
          </table:table-cell>
          <table:table-cell office:value-type="string" calcext:value-type="string">
            <text:p>BOA VIAGEM</text:p>
          </table:table-cell>
          <table:table-cell office:value-type="float" office:value="8133553564" calcext:value-type="float">
            <text:p>81335535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VO PINA</text:p>
          </table:table-cell>
          <table:table-cell office:value-type="string" calcext:value-type="string">
            <text:p>EURICO VITRUVIO 236 51011140</text:p>
          </table:table-cell>
          <table:table-cell office:value-type="string" calcext:value-type="string">
            <text:p>PINA</text:p>
          </table:table-cell>
          <table:table-cell office:value-type="float" office:value="8133554114" calcext:value-type="float">
            <text:p>81335541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SWALDO LIMA FILHO</text:p>
          </table:table-cell>
          <table:table-cell office:value-type="string" calcext:value-type="string">
            <text:p>ENGENHEIRO DOMINGOS FERREIRA 1040 51011050</text:p>
          </table:table-cell>
          <table:table-cell office:value-type="string" calcext:value-type="string">
            <text:p>PINA</text:p>
          </table:table-cell>
          <table:table-cell office:value-type="float" office:value="8133553928" calcext:value-type="float">
            <text:p>81335539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DRE LOURENCO</text:p>
          </table:table-cell>
          <table:table-cell office:value-type="string" calcext:value-type="string">
            <text:p>CONDE PEREIRA CARNEIRO 172 51150310</text:p>
          </table:table-cell>
          <table:table-cell office:value-type="string" calcext:value-type="string">
            <text:p>IMBIRIBEIRA</text:p>
          </table:table-cell>
          <table:table-cell office:value-type="float" office:value="8133553081" calcext:value-type="float">
            <text:p>81335530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IS E FILHOS</text:p>
          </table:table-cell>
          <table:table-cell office:value-type="string" calcext:value-type="string">
            <text:p>DANCING DAYS 21 51180340</text:p>
          </table:table-cell>
          <table:table-cell office:value-type="string" calcext:value-type="string">
            <text:p>IMBIRIBEIRA</text:p>
          </table:table-cell>
          <table:table-cell office:value-type="float" office:value="8133556498" calcext:value-type="float">
            <text:p>81335564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STOR JOSE MUNGUBA SOBRINHO</text:p>
          </table:table-cell>
          <table:table-cell office:value-type="string" calcext:value-type="string">
            <text:p>SILVA JARDIM 145 50750080</text:p>
          </table:table-cell>
          <table:table-cell office:value-type="string" calcext:value-type="string">
            <text:p>JORDAO</text:p>
          </table:table-cell>
          <table:table-cell office:value-type="float" office:value="8133554069" calcext:value-type="float">
            <text:p>81335540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Z E AMOR</text:p>
          </table:table-cell>
          <table:table-cell office:value-type="string" calcext:value-type="string">
            <text:p>JORNALISTA EDSOU REGIS 216 51220000</text:p>
          </table:table-cell>
          <table:table-cell office:value-type="string" calcext:value-type="string">
            <text:p>IBURA</text:p>
          </table:table-cell>
          <table:table-cell office:value-type="float" office:value="8199002445" calcext:value-type="float">
            <text:p>81990024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INTOR LULA CARDOSO AYRES</text:p>
          </table:table-cell>
          <table:table-cell office:value-type="string" calcext:value-type="string">
            <text:p>DR ALVARO FERRAZ 594 QUADRA P 51250350</text:p>
          </table:table-cell>
          <table:table-cell office:value-type="string" calcext:value-type="string">
            <text:p>JORDAO</text:p>
          </table:table-cell>
          <table:table-cell office:value-type="float" office:value="8133556346" calcext:value-type="float">
            <text:p>81335563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OETA JOAO CABRAL DE MELO NETO</text:p>
          </table:table-cell>
          <table:table-cell office:value-type="string" calcext:value-type="string">
            <text:p>ENCANTA MOCA 377 51011080</text:p>
          </table:table-cell>
          <table:table-cell office:value-type="string" calcext:value-type="string">
            <text:p>PINA</text:p>
          </table:table-cell>
          <table:table-cell office:value-type="float" office:value="8133556306" calcext:value-type="float">
            <text:p>81335563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OETA PAULO BANDEIRA DA CRUZ</text:p>
          </table:table-cell>
          <table:table-cell office:value-type="string" calcext:value-type="string">
            <text:p>DAS PANELAS 28 UR2 51340600</text:p>
          </table:table-cell>
          <table:table-cell office:value-type="string" calcext:value-type="string">
            <text:p>COHAB</text:p>
          </table:table-cell>
          <table:table-cell office:value-type="float" office:value="8132323136" calcext:value-type="float">
            <text:p>81323231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 JOSE LOURENCO DE LIMA</text:p>
          </table:table-cell>
          <table:table-cell office:value-type="string" calcext:value-type="string">
            <text:p>NOVA AMERICA 168 A BELA VIS 51240380</text:p>
          </table:table-cell>
          <table:table-cell office:value-type="string" calcext:value-type="string">
            <text:p>IBURA</text:p>
          </table:table-cell>
          <table:table-cell office:value-type="float" office:value="8133556502" calcext:value-type="float">
            <text:p>81335565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ESSOR ADAUTO PONTES</text:p>
          </table:table-cell>
          <table:table-cell office:value-type="string" calcext:value-type="string">
            <text:p>SERTANIA 35 ALTO 51260390</text:p>
          </table:table-cell>
          <table:table-cell office:value-type="string" calcext:value-type="string">
            <text:p>JORDAO</text:p>
          </table:table-cell>
          <table:table-cell office:value-type="float" office:value="8133554990" calcext:value-type="float">
            <text:p>813355499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ROFESSOR ENALDO MANOEL DE SOUZA</text:p>
          </table:table-cell>
          <table:table-cell office:value-type="string" calcext:value-type="string">
            <text:p>JURACY CAMARGO S/N ALTO 51260170</text:p>
          </table:table-cell>
          <table:table-cell office:value-type="string" calcext:value-type="string">
            <text:p>JORDAO</text:p>
          </table:table-cell>
          <table:table-cell office:value-type="float" office:value="8133553624" calcext:value-type="float">
            <text:p>81335536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ESSOR JULIO DE OLIVEIRA</text:p>
          </table:table-cell>
          <table:table-cell office:value-type="string" calcext:value-type="string">
            <text:p>DEZESSEIS S/N RUA 16 51150230</text:p>
          </table:table-cell>
          <table:table-cell office:value-type="string" calcext:value-type="string">
            <text:p>IMBIRIBEIRA</text:p>
          </table:table-cell>
          <table:table-cell office:value-type="float" office:value="8133553510" calcext:value-type="float">
            <text:p>81335535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ESSOR MANOEL TORRES</text:p>
          </table:table-cell>
          <table:table-cell office:value-type="string" calcext:value-type="string">
            <text:p>JOAQUIM PINHEIRO 225 51030771</text:p>
          </table:table-cell>
          <table:table-cell office:value-type="string" calcext:value-type="string">
            <text:p>IMBIRIBEIRA</text:p>
          </table:table-cell>
          <table:table-cell office:value-type="float" office:value="8133553925" calcext:value-type="float">
            <text:p>81335539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ESSOR ORLANDO PARAHYM</text:p>
          </table:table-cell>
          <table:table-cell office:value-type="string" calcext:value-type="string">
            <text:p>SOLDADO VIRGILIO LUCIO 104 UR4 1 TV. 51300160</text:p>
          </table:table-cell>
          <table:table-cell office:value-type="string" calcext:value-type="string">
            <text:p>COHAB</text:p>
          </table:table-cell>
          <table:table-cell office:value-type="float" office:value="8133556002" calcext:value-type="float">
            <text:p>81335560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ESSOR SIMOES BARBOSA</text:p>
          </table:table-cell>
          <table:table-cell office:value-type="string" calcext:value-type="string">
            <text:p>DOIS RIOS S/N 51230000</text:p>
          </table:table-cell>
          <table:table-cell office:value-type="string" calcext:value-type="string">
            <text:p>IBURA</text:p>
          </table:table-cell>
          <table:table-cell office:value-type="float" office:value="8133553920" calcext:value-type="float">
            <text:p>81335539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ESSOR SOLANO MAGALHAES</text:p>
          </table:table-cell>
          <table:table-cell office:value-type="string" calcext:value-type="string">
            <text:p>JEMIL ASFORA S/N 51110200</text:p>
          </table:table-cell>
          <table:table-cell office:value-type="string" calcext:value-type="string">
            <text:p>PINA</text:p>
          </table:table-cell>
          <table:table-cell office:value-type="float" office:value="8133553985" calcext:value-type="float">
            <text:p>813355398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ROFESSORA SONIA MARIA DE ARAUJO SOUZA</text:p>
          </table:table-cell>
          <table:table-cell office:value-type="string" calcext:value-type="string">
            <text:p>BODOCO 2526 BAIXO 51260090</text:p>
          </table:table-cell>
          <table:table-cell office:value-type="string" calcext:value-type="string">
            <text:p>JORDAO</text:p>
          </table:table-cell>
          <table:table-cell office:value-type="float" office:value="8133554556" calcext:value-type="float">
            <text:p>81335545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JETO SOCIAL MARIA AMELIA</text:p>
          </table:table-cell>
          <table:table-cell office:value-type="string" calcext:value-type="string">
            <text:p>163 51290500</text:p>
          </table:table-cell>
          <table:table-cell office:value-type="string" calcext:value-type="string">
            <text:p>COHAB</text:p>
          </table:table-cell>
          <table:table-cell office:value-type="float" office:value="8199071001" calcext:value-type="float">
            <text:p>81990710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LETE MATIAS BORGES</text:p>
          </table:table-cell>
          <table:table-cell office:value-type="string" calcext:value-type="string">
            <text:p>S/N 51180260</text:p>
          </table:table-cell>
          <table:table-cell office:value-type="string" calcext:value-type="string">
            <text:p>IMBIRIBEIRA</text:p>
          </table:table-cell>
          <table:table-cell office:value-type="float" office:value="8133553225" calcext:value-type="float">
            <text:p>81335532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O FRANCISCO DE ASSIS</text:p>
          </table:table-cell>
          <table:table-cell office:value-type="string" calcext:value-type="string">
            <text:p>COSMORAMA 900 51030640</text:p>
          </table:table-cell>
          <table:table-cell office:value-type="string" calcext:value-type="string">
            <text:p>BOA VIAGEM</text:p>
          </table:table-cell>
          <table:table-cell office:value-type="float" office:value="8133550029" calcext:value-type="float">
            <text:p>81335500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NADOR PAULO GUERRA</text:p>
          </table:table-cell>
          <table:table-cell office:value-type="string" calcext:value-type="string">
            <text:p>ENGENHO CANTO ALEGRE S/N 51150080</text:p>
          </table:table-cell>
          <table:table-cell office:value-type="string" calcext:value-type="string">
            <text:p>IMBIRIBEIRA</text:p>
          </table:table-cell>
          <table:table-cell office:value-type="float" office:value="8133553291" calcext:value-type="float">
            <text:p>81335532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RRA DA PRATA</text:p>
          </table:table-cell>
          <table:table-cell office:value-type="string" calcext:value-type="string">
            <text:p>PESSEGUEIROS 20 UR 05 51330530</text:p>
          </table:table-cell>
          <table:table-cell office:value-type="string" calcext:value-type="string">
            <text:p>COHAB</text:p>
          </table:table-cell>
          <table:table-cell office:value-type="float" office:value="8133556018" calcext:value-type="float">
            <text:p>81335560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VERINA BERNADETE TEIXEIRA</text:p>
          </table:table-cell>
          <table:table-cell office:value-type="string" calcext:value-type="string">
            <text:p>IBICARE 120 3 CARNEIRO 51330110</text:p>
          </table:table-cell>
          <table:table-cell office:value-type="string" calcext:value-type="string">
            <text:p>COHAB</text:p>
          </table:table-cell>
          <table:table-cell office:value-type="float" office:value="8133556023" calcext:value-type="float">
            <text:p>81335560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TIO GRANDE</text:p>
          </table:table-cell>
          <table:table-cell office:value-type="string" calcext:value-type="string">
            <text:p>PADRE CARLOS LEONCIO 123 51170400</text:p>
          </table:table-cell>
          <table:table-cell office:value-type="string" calcext:value-type="string">
            <text:p>IMBIRIBEIRA</text:p>
          </table:table-cell>
          <table:table-cell office:value-type="float" office:value="8133553740" calcext:value-type="float">
            <text:p>81335537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NHO DE CRIANCA</text:p>
          </table:table-cell>
          <table:table-cell office:value-type="string" calcext:value-type="string">
            <text:p>TEOTONIO DE MELO FILHO 218 51220080</text:p>
          </table:table-cell>
          <table:table-cell office:value-type="string" calcext:value-type="string">
            <text:p>IBURA</text:p>
          </table:table-cell>
          <table:table-cell office:value-type="float" office:value="8133556621" calcext:value-type="float">
            <text:p>81335566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NHO DO POVO</text:p>
          </table:table-cell>
          <table:table-cell office:value-type="string" calcext:value-type="string">
            <text:p>CORDILHEIRA S/N UR 01 51280000</text:p>
          </table:table-cell>
          <table:table-cell office:value-type="string" calcext:value-type="string">
            <text:p>COHAB</text:p>
          </table:table-cell>
          <table:table-cell office:value-type="float" office:value="8133554364" calcext:value-type="float">
            <text:p>81335543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ES CARNEIROS</text:p>
          </table:table-cell>
          <table:table-cell office:value-type="string" calcext:value-type="string">
            <text:p>IBIRAJA 12 TRES CARNE 51330190</text:p>
          </table:table-cell>
          <table:table-cell office:value-type="string" calcext:value-type="string">
            <text:p>COHAB</text:p>
          </table:table-cell>
          <table:table-cell office:value-type="float" office:value="8133556026" calcext:value-type="float">
            <text:p>813355602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UR 05</text:p>
          </table:table-cell>
          <table:table-cell office:value-type="string" calcext:value-type="string">
            <text:p>DESEMBARGADOR THOMAZ CYRILO WANDERLEY 48 UR 05 51300441</text:p>
          </table:table-cell>
          <table:table-cell office:value-type="string" calcext:value-type="string">
            <text:p>COHAB</text:p>
          </table:table-cell>
          <table:table-cell office:value-type="float" office:value="8133556030" calcext:value-type="float">
            <text:p>81335560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TEC MOVEL 6</text:p>
          </table:table-cell>
          <table:table-cell office:value-type="string" calcext:value-type="string">
            <text:p>ALMIRANTE NELSON FERNANDES S/N 51030230</text:p>
          </table:table-cell>
          <table:table-cell office:value-type="string" calcext:value-type="string">
            <text:p>BOA VIAGEM</text:p>
          </table:table-cell>
          <table:table-cell office:value-type="float" office:value="8133550416" calcext:value-type="float">
            <text:p>8133550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ILA DOS MILAGRES</text:p>
          </table:table-cell>
          <table:table-cell office:value-type="string" calcext:value-type="string">
            <text:p>SAO MIGUEL 14 MILAGRES 51345600</text:p>
          </table:table-cell>
          <table:table-cell office:value-type="string" calcext:value-type="string">
            <text:p>COHAB</text:p>
          </table:table-cell>
          <table:table-cell office:value-type="float" office:value="8133554866" calcext:value-type="float">
            <text:p>81335548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ILA OPERARIA DO RECIFE</text:p>
          </table:table-cell>
          <table:table-cell office:value-type="string" calcext:value-type="string">
            <text:p>EMILIO MONTEIRO FONSECA 1530 51240490</text:p>
          </table:table-cell>
          <table:table-cell office:value-type="string" calcext:value-type="string">
            <text:p>IBURA</text:p>
          </table:table-cell>
          <table:table-cell office:value-type="float" office:value="8133556579" calcext:value-type="float">
            <text:p>81335565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ILA SESAMO</text:p>
          </table:table-cell>
          <table:table-cell office:value-type="string" calcext:value-type="string">
            <text:p>VALE DO CARIRI 65 UR 05 51320180</text:p>
          </table:table-cell>
          <table:table-cell office:value-type="string" calcext:value-type="string">
            <text:p>COHAB</text:p>
          </table:table-cell>
          <table:table-cell office:value-type="float" office:value="8133553160" calcext:value-type="float">
            <text:p>81335531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ZILDA ARNS</text:p>
          </table:table-cell>
          <table:table-cell office:value-type="string" calcext:value-type="string">
            <text:p>ANTONIO PAES BARRETO S/N LOTE 1 Q K 51160170</text:p>
          </table:table-cell>
          <table:table-cell office:value-type="string" calcext:value-type="string">
            <text:p>IMBIRIBEIRA</text:p>
          </table:table-cell>
          <table:table-cell office:value-type="float" office:value="8133554306" calcext:value-type="float">
            <text:p>8133554306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 office:value-type="string" calcext:value-type="string">
            <text:p>Fonte: <text:a xlink:href="http://www.portaldaeducacao.recife.pe.gov.br/unidade_map" xlink:type="simple">http://www.portaldaeducacao.recife.pe.gov.br/unidade_map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6T14:01:05.974296590</meta:creation-date>
    <dc:date>2023-12-06T14:38:52.598345032</dc:date>
    <meta:editing-duration>PT27M36S</meta:editing-duration>
    <meta:editing-cycles>1</meta:editing-cycles>
    <meta:document-statistic meta:table-count="2" meta:cell-count="2117" meta:object-count="0"/>
    <meta:generator>LibreOffice/6.4.7.2$Linux_X86_64 LibreOffice_project/40$Build-2</meta:generator>
  </office:meta>
</office:document-meta>
</file>